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4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9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HCOV-19_USA_20200324_EPI_ISL_418943</text:p>
          </table:table-cell>
          <table:table-cell table:formula="of:=RAND()" office:value-type="float" office:value="0.829139927489968" calcext:value-type="float">
            <text:p>0.829139927489968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string" calcext:value-type="string">
            <text:p>HCOV-19_USA_20200313_EPI_ISL_416728</text:p>
          </table:table-cell>
          <table:table-cell table:formula="of:=RAND()" office:value-type="float" office:value="0.910648561658888" calcext:value-type="float">
            <text:p>0.910648561658888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string" calcext:value-type="string">
            <text:p>HCOV-19_USA_20200313_EPI_ISL_416710</text:p>
          </table:table-cell>
          <table:table-cell table:formula="of:=RAND()" office:value-type="float" office:value="0.63996408118661" calcext:value-type="float">
            <text:p>0.6399640811866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24_EPI_ISL_418908</text:p>
          </table:table-cell>
          <table:table-cell table:formula="of:=RAND()" office:value-type="float" office:value="0.507753681724266" calcext:value-type="float">
            <text:p>0.50775368172426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2_EPI_ISL_416665</text:p>
          </table:table-cell>
          <table:table-cell table:formula="of:=RAND()" office:value-type="float" office:value="0.533905505530824" calcext:value-type="float">
            <text:p>0.533905505530824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4_EPI_ISL_416714</text:p>
          </table:table-cell>
          <table:table-cell table:formula="of:=RAND()" office:value-type="float" office:value="0.527778270268158" calcext:value-type="float">
            <text:p>0.527778270268158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4_EPI_ISL_417116</text:p>
          </table:table-cell>
          <table:table-cell table:formula="of:=RAND()" office:value-type="float" office:value="0.8134825485465" calcext:value-type="float">
            <text:p>0.8134825485465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3_EPI_ISL_416721</text:p>
          </table:table-cell>
          <table:table-cell table:formula="of:=RAND()" office:value-type="float" office:value="0.972873535751955" calcext:value-type="float">
            <text:p>0.972873535751955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3_EPI_ISL_417105</text:p>
          </table:table-cell>
          <table:table-cell table:formula="of:=RAND()" office:value-type="float" office:value="0.151123746517194" calcext:value-type="float">
            <text:p>0.151123746517194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5_EPI_ISL_416711</text:p>
          </table:table-cell>
          <table:table-cell table:formula="of:=RAND()" office:value-type="float" office:value="0.436594669233211" calcext:value-type="float">
            <text:p>0.436594669233211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4_EPI_ISL_417121</text:p>
          </table:table-cell>
          <table:table-cell table:formula="of:=RAND()" office:value-type="float" office:value="0.859693195815226" calcext:value-type="float">
            <text:p>0.85969319581522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4_EPI_ISL_417120</text:p>
          </table:table-cell>
          <table:table-cell table:formula="of:=RAND()" office:value-type="float" office:value="0.79038693060383" calcext:value-type="float">
            <text:p>0.79038693060383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8_EPI_ISL_417165</text:p>
          </table:table-cell>
          <table:table-cell table:formula="of:=RAND()" office:value-type="float" office:value="0.113441635714396" calcext:value-type="float">
            <text:p>0.11344163571439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2_EPI_ISL_417088</text:p>
          </table:table-cell>
          <table:table-cell table:formula="of:=RAND()" office:value-type="float" office:value="0.377084521390976" calcext:value-type="float">
            <text:p>0.37708452139097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7_EPI_ISL_418958</text:p>
          </table:table-cell>
          <table:table-cell table:formula="of:=RAND()" office:value-type="float" office:value="0.201271324553596" calcext:value-type="float">
            <text:p>0.20127132455359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7_EPI_ISL_418957</text:p>
          </table:table-cell>
          <table:table-cell table:formula="of:=RAND()" office:value-type="float" office:value="0.458236569222786" calcext:value-type="float">
            <text:p>0.45823656922278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7_EPI_ISL_418956</text:p>
          </table:table-cell>
          <table:table-cell table:formula="of:=RAND()" office:value-type="float" office:value="0.0325299872199705" calcext:value-type="float">
            <text:p>0.032529987219971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1_EPI_ISL_413486</text:p>
          </table:table-cell>
          <table:table-cell table:formula="of:=RAND()" office:value-type="float" office:value="0.852773806949209" calcext:value-type="float">
            <text:p>0.852773806949209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224_EPI_ISL_412970</text:p>
          </table:table-cell>
          <table:table-cell table:formula="of:=RAND()" office:value-type="float" office:value="0.95245216119619" calcext:value-type="float">
            <text:p>0.95245216119619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229_EPI_ISL_417101</text:p>
          </table:table-cell>
          <table:table-cell table:formula="of:=RAND()" office:value-type="float" office:value="0.612137640736234" calcext:value-type="float">
            <text:p>0.612137640736234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228_EPI_ISL_417095</text:p>
          </table:table-cell>
          <table:table-cell table:formula="of:=RAND()" office:value-type="float" office:value="0.393439321468759" calcext:value-type="float">
            <text:p>0.393439321468759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229_EPI_ISL_417100</text:p>
          </table:table-cell>
          <table:table-cell table:formula="of:=RAND()" office:value-type="float" office:value="0.815460070788434" calcext:value-type="float">
            <text:p>0.815460070788434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2_EPI_ISL_417347</text:p>
          </table:table-cell>
          <table:table-cell table:formula="of:=RAND()" office:value-type="float" office:value="0.99185003086577" calcext:value-type="float">
            <text:p>0.99185003086577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226_EPI_ISL_417134</text:p>
          </table:table-cell>
          <table:table-cell table:formula="of:=RAND()" office:value-type="float" office:value="0.959516598614261" calcext:value-type="float">
            <text:p>0.959516598614261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229_EPI_ISL_417168</text:p>
          </table:table-cell>
          <table:table-cell table:formula="of:=RAND()" office:value-type="float" office:value="0.332683822430966" calcext:value-type="float">
            <text:p>0.33268382243096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3_EPI_ISL_417070</text:p>
          </table:table-cell>
          <table:table-cell table:formula="of:=RAND()" office:value-type="float" office:value="0.471677114929961" calcext:value-type="float">
            <text:p>0.471677114929961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3_EPI_ISL_417104</text:p>
          </table:table-cell>
          <table:table-cell table:formula="of:=RAND()" office:value-type="float" office:value="0.0438169387130677" calcext:value-type="float">
            <text:p>0.043816938713068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5_EPI_ISL_417129</text:p>
          </table:table-cell>
          <table:table-cell table:formula="of:=RAND()" office:value-type="float" office:value="0.469676647378893" calcext:value-type="float">
            <text:p>0.469676647378893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5_EPI_ISL_417114</text:p>
          </table:table-cell>
          <table:table-cell table:formula="of:=RAND()" office:value-type="float" office:value="0.641108098918517" calcext:value-type="float">
            <text:p>0.641108098918517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22_EPI_ISL_418882</text:p>
          </table:table-cell>
          <table:table-cell table:formula="of:=RAND()" office:value-type="float" office:value="0.742077495672989" calcext:value-type="float">
            <text:p>0.742077495672989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3_EPI_ISL_416726</text:p>
          </table:table-cell>
          <table:table-cell table:formula="of:=RAND()" office:value-type="float" office:value="0.00918432649201284" calcext:value-type="float">
            <text:p>0.009184326492013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2_EPI_ISL_417351</text:p>
          </table:table-cell>
          <table:table-cell table:formula="of:=RAND()" office:value-type="float" office:value="0.0106741650299082" calcext:value-type="float">
            <text:p>0.010674165029908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0_EPI_ISL_419263</text:p>
          </table:table-cell>
          <table:table-cell table:formula="of:=RAND()" office:value-type="float" office:value="0.151188359207625" calcext:value-type="float">
            <text:p>0.151188359207625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1_EPI_ISL_416651</text:p>
          </table:table-cell>
          <table:table-cell table:formula="of:=RAND()" office:value-type="float" office:value="0.960088745324403" calcext:value-type="float">
            <text:p>0.960088745324403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4_EPI_ISL_414597</text:p>
          </table:table-cell>
          <table:table-cell table:formula="of:=RAND()" office:value-type="float" office:value="0.928972524181156" calcext:value-type="float">
            <text:p>0.92897252418115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0_EPI_ISL_416440</text:p>
          </table:table-cell>
          <table:table-cell table:formula="of:=RAND()" office:value-type="float" office:value="0.536411666344608" calcext:value-type="float">
            <text:p>0.536411666344608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6_EPI_ISL_416454</text:p>
          </table:table-cell>
          <table:table-cell table:formula="of:=RAND()" office:value-type="float" office:value="0.10514638482943" calcext:value-type="float">
            <text:p>0.10514638482943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9_EPI_ISL_415595</text:p>
          </table:table-cell>
          <table:table-cell table:formula="of:=RAND()" office:value-type="float" office:value="0.824143199120497" calcext:value-type="float">
            <text:p>0.824143199120497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5_EPI_ISL_414366</text:p>
          </table:table-cell>
          <table:table-cell table:formula="of:=RAND()" office:value-type="float" office:value="0.515203641628646" calcext:value-type="float">
            <text:p>0.51520364162864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0_EPI_ISL_416437</text:p>
          </table:table-cell>
          <table:table-cell table:formula="of:=RAND()" office:value-type="float" office:value="0.352690900365741" calcext:value-type="float">
            <text:p>0.352690900365741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3_EPI_ISL_418061</text:p>
          </table:table-cell>
          <table:table-cell table:formula="of:=RAND()" office:value-type="float" office:value="0.895825012954952" calcext:value-type="float">
            <text:p>0.895825012954952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24_EPI_ISL_418917</text:p>
          </table:table-cell>
          <table:table-cell table:formula="of:=RAND()" office:value-type="float" office:value="0.316080520168191" calcext:value-type="float">
            <text:p>0.316080520168191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6_EPI_ISL_418040</text:p>
          </table:table-cell>
          <table:table-cell table:formula="of:=RAND()" office:value-type="float" office:value="0.998001686672331" calcext:value-type="float">
            <text:p>0.998001686672331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3_EPI_ISL_416709</text:p>
          </table:table-cell>
          <table:table-cell table:formula="of:=RAND()" office:value-type="float" office:value="0.45343693838247" calcext:value-type="float">
            <text:p>0.45343693838247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1_EPI_ISL_416681</text:p>
          </table:table-cell>
          <table:table-cell table:formula="of:=RAND()" office:value-type="float" office:value="0.952404432957849" calcext:value-type="float">
            <text:p>0.952404432957849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2_EPI_ISL_417082</text:p>
          </table:table-cell>
          <table:table-cell table:formula="of:=RAND()" office:value-type="float" office:value="0.531671423018739" calcext:value-type="float">
            <text:p>0.531671423018739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8_EPI_ISL_414620</text:p>
          </table:table-cell>
          <table:table-cell table:formula="of:=RAND()" office:value-type="float" office:value="0.672644782585196" calcext:value-type="float">
            <text:p>0.67264478258519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229_EPI_ISL_417098</text:p>
          </table:table-cell>
          <table:table-cell table:formula="of:=RAND()" office:value-type="float" office:value="0.338775852396746" calcext:value-type="float">
            <text:p>0.33877585239674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5_EPI_ISL_417136</text:p>
          </table:table-cell>
          <table:table-cell table:formula="of:=RAND()" office:value-type="float" office:value="0.694479428153456" calcext:value-type="float">
            <text:p>0.69447942815345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4_EPI_ISL_416688</text:p>
          </table:table-cell>
          <table:table-cell table:formula="of:=RAND()" office:value-type="float" office:value="0.529516994500272" calcext:value-type="float">
            <text:p>0.529516994500272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2_EPI_ISL_416636</text:p>
          </table:table-cell>
          <table:table-cell table:formula="of:=RAND()" office:value-type="float" office:value="0.901346980078955" calcext:value-type="float">
            <text:p>0.901346980078955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4_EPI_ISL_416686</text:p>
          </table:table-cell>
          <table:table-cell table:formula="of:=RAND()" office:value-type="float" office:value="0.605768744406115" calcext:value-type="float">
            <text:p>0.605768744406115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CANADA_20200309_EPI_ISL_418823</text:p>
          </table:table-cell>
          <table:table-cell table:formula="of:=RAND()" office:value-type="float" office:value="0.507178122378158" calcext:value-type="float">
            <text:p>0.507178122378158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CANADA_20200309_EPI_ISL_418820</text:p>
          </table:table-cell>
          <table:table-cell table:formula="of:=RAND()" office:value-type="float" office:value="0.800396849609665" calcext:value-type="float">
            <text:p>0.800396849609665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CANADA_20200313_EPI_ISL_418817</text:p>
          </table:table-cell>
          <table:table-cell table:formula="of:=RAND()" office:value-type="float" office:value="0.341923699126866" calcext:value-type="float">
            <text:p>0.34192369912686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24_EPI_ISL_418921</text:p>
          </table:table-cell>
          <table:table-cell table:formula="of:=RAND()" office:value-type="float" office:value="0.237939732187593" calcext:value-type="float">
            <text:p>0.237939732187593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222_EPI_ISL_417135</text:p>
          </table:table-cell>
          <table:table-cell table:formula="of:=RAND()" office:value-type="float" office:value="0.353435064280767" calcext:value-type="float">
            <text:p>0.353435064280767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5_EPI_ISL_416717</text:p>
          </table:table-cell>
          <table:table-cell table:formula="of:=RAND()" office:value-type="float" office:value="0.384396224584911" calcext:value-type="float">
            <text:p>0.384396224584911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23_EPI_ISL_418910</text:p>
          </table:table-cell>
          <table:table-cell table:formula="of:=RAND()" office:value-type="float" office:value="0.676691400794281" calcext:value-type="float">
            <text:p>0.676691400794281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5_EPI_ISL_417157</text:p>
          </table:table-cell>
          <table:table-cell table:formula="of:=RAND()" office:value-type="float" office:value="0.111911139050857" calcext:value-type="float">
            <text:p>0.111911139050857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5_EPI_ISL_417167</text:p>
          </table:table-cell>
          <table:table-cell table:formula="of:=RAND()" office:value-type="float" office:value="0.330389562441788" calcext:value-type="float">
            <text:p>0.330389562441788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5_EPI_ISL_416685</text:p>
          </table:table-cell>
          <table:table-cell table:formula="of:=RAND()" office:value-type="float" office:value="0.225342446027664" calcext:value-type="float">
            <text:p>0.225342446027664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229_EPI_ISL_417161</text:p>
          </table:table-cell>
          <table:table-cell table:formula="of:=RAND()" office:value-type="float" office:value="0.425118882174203" calcext:value-type="float">
            <text:p>0.425118882174203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2_EPI_ISL_417144</text:p>
          </table:table-cell>
          <table:table-cell table:formula="of:=RAND()" office:value-type="float" office:value="0.257506599481627" calcext:value-type="float">
            <text:p>0.257506599481627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3_EPI_ISL_417118</text:p>
          </table:table-cell>
          <table:table-cell table:formula="of:=RAND()" office:value-type="float" office:value="0.732312342266626" calcext:value-type="float">
            <text:p>0.73231234226662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0_EPI_ISL_415598</text:p>
          </table:table-cell>
          <table:table-cell table:formula="of:=RAND()" office:value-type="float" office:value="0.984603548838199" calcext:value-type="float">
            <text:p>0.984603548838199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1_EPI_ISL_416448</text:p>
          </table:table-cell>
          <table:table-cell table:formula="of:=RAND()" office:value-type="float" office:value="0.81322656033811" calcext:value-type="float">
            <text:p>0.81322656033811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11_EPI_ISL_416643</text:p>
          </table:table-cell>
          <table:table-cell table:formula="of:=RAND()" office:value-type="float" office:value="0.24647467400386" calcext:value-type="float">
            <text:p>0.2464746740038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2_EPI_ISL_417169</text:p>
          </table:table-cell>
          <table:table-cell table:formula="of:=RAND()" office:value-type="float" office:value="0.386132381387778" calcext:value-type="float">
            <text:p>0.386132381387778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6_EPI_ISL_417125</text:p>
          </table:table-cell>
          <table:table-cell table:formula="of:=RAND()" office:value-type="float" office:value="0.206951346537541" calcext:value-type="float">
            <text:p>0.206951346537541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02_EPI_ISL_417170</text:p>
          </table:table-cell>
          <table:table-cell table:formula="of:=RAND()" office:value-type="float" office:value="0.0124181269323782" calcext:value-type="float">
            <text:p>0.012418126932378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324_EPI_ISL_418936</text:p>
          </table:table-cell>
          <table:table-cell table:formula="of:=RAND()" office:value-type="float" office:value="0.0257187636219063" calcext:value-type="float">
            <text:p>0.02571876362190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229_EPI_ISL_417108</text:p>
          </table:table-cell>
          <table:table-cell table:formula="of:=RAND()" office:value-type="float" office:value="0.133916183587229" calcext:value-type="float">
            <text:p>0.133916183587229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CANADA_20200306_EPI_ISL_418818</text:p>
          </table:table-cell>
          <table:table-cell table:formula="of:=RAND()" office:value-type="float" office:value="0.253326946977816" calcext:value-type="float">
            <text:p>0.25332694697781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HCOV-19_USA_20200229_EPI_ISL_416465</text:p>
          </table:table-cell>
          <table:table-cell table:formula="of:=RAND()" office:value-type="float" office:value="0.439403606038095" calcext:value-type="float">
            <text:p>0.43940360603809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03_EPI_ISL_417117</text:p>
          </table:table-cell>
          <table:table-cell table:formula="of:=RAND()" office:value-type="float" office:value="0.499773437192059" calcext:value-type="float">
            <text:p>0.49977343719205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02_EPI_ISL_417175</text:p>
          </table:table-cell>
          <table:table-cell table:formula="of:=RAND()" office:value-type="float" office:value="0.383326300494947" calcext:value-type="float">
            <text:p>0.38332630049494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01_EPI_ISL_417141</text:p>
          </table:table-cell>
          <table:table-cell table:formula="of:=RAND()" office:value-type="float" office:value="0.502952470520675" calcext:value-type="float">
            <text:p>0.50295247052067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03_EPI_ISL_416466</text:p>
          </table:table-cell>
          <table:table-cell table:formula="of:=RAND()" office:value-type="float" office:value="0.17776856737862" calcext:value-type="float">
            <text:p>0.1777685673786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24_EPI_ISL_418909</text:p>
          </table:table-cell>
          <table:table-cell table:formula="of:=RAND()" office:value-type="float" office:value="0.815142294934943" calcext:value-type="float">
            <text:p>0.815142294934943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2_EPI_ISL_416677</text:p>
          </table:table-cell>
          <table:table-cell table:formula="of:=RAND()" office:value-type="float" office:value="0.620141767101655" calcext:value-type="float">
            <text:p>0.62014176710165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7503</text:p>
          </table:table-cell>
          <table:table-cell table:formula="of:=RAND()" office:value-type="float" office:value="0.743691582424292" calcext:value-type="float">
            <text:p>0.743691582424292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5_EPI_ISL_417163</text:p>
          </table:table-cell>
          <table:table-cell table:formula="of:=RAND()" office:value-type="float" office:value="0.392968628509777" calcext:value-type="float">
            <text:p>0.392968628509777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9_EPI_ISL_414590</text:p>
          </table:table-cell>
          <table:table-cell table:formula="of:=RAND()" office:value-type="float" office:value="0.634651063850725" calcext:value-type="float">
            <text:p>0.63465106385072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0_EPI_ISL_417028</text:p>
          </table:table-cell>
          <table:table-cell table:formula="of:=RAND()" office:value-type="float" office:value="0.271458168452041" calcext:value-type="float">
            <text:p>0.271458168452041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0_EPI_ISL_416445</text:p>
          </table:table-cell>
          <table:table-cell table:formula="of:=RAND()" office:value-type="float" office:value="0.0912761674851748" calcext:value-type="float">
            <text:p>0.09127616748517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3_EPI_ISL_415542</text:p>
          </table:table-cell>
          <table:table-cell table:formula="of:=RAND()" office:value-type="float" office:value="0.660909432873051" calcext:value-type="float">
            <text:p>0.660909432873051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8_EPI_ISL_414618</text:p>
          </table:table-cell>
          <table:table-cell table:formula="of:=RAND()" office:value-type="float" office:value="0.063493359213965" calcext:value-type="float">
            <text:p>0.06349335921396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2_EPI_ISL_418899</text:p>
          </table:table-cell>
          <table:table-cell table:formula="of:=RAND()" office:value-type="float" office:value="0.89663329291426" calcext:value-type="float">
            <text:p>0.8966332929142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2_EPI_ISL_417075</text:p>
          </table:table-cell>
          <table:table-cell table:formula="of:=RAND()" office:value-type="float" office:value="0.678445847831498" calcext:value-type="float">
            <text:p>0.67844584783149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2_EPI_ISL_417076</text:p>
          </table:table-cell>
          <table:table-cell table:formula="of:=RAND()" office:value-type="float" office:value="0.424414633213788" calcext:value-type="float">
            <text:p>0.42441463321378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1_EPI_ISL_417139</text:p>
          </table:table-cell>
          <table:table-cell table:formula="of:=RAND()" office:value-type="float" office:value="0.794355102602144" calcext:value-type="float">
            <text:p>0.794355102602144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229_EPI_ISL_417159</text:p>
          </table:table-cell>
          <table:table-cell table:formula="of:=RAND()" office:value-type="float" office:value="0.87437390939921" calcext:value-type="float">
            <text:p>0.87437390939921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2_EPI_ISL_417073</text:p>
          </table:table-cell>
          <table:table-cell table:formula="of:=RAND()" office:value-type="float" office:value="0.238411652190908" calcext:value-type="float">
            <text:p>0.23841165219090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229_EPI_ISL_417160</text:p>
          </table:table-cell>
          <table:table-cell table:formula="of:=RAND()" office:value-type="float" office:value="0.958342388148538" calcext:value-type="float">
            <text:p>0.95834238814853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3_EPI_ISL_418776</text:p>
          </table:table-cell>
          <table:table-cell table:formula="of:=RAND()" office:value-type="float" office:value="0.154408425679916" calcext:value-type="float">
            <text:p>0.15440842567991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CANADA_20200309_EPI_ISL_418340</text:p>
          </table:table-cell>
          <table:table-cell table:formula="of:=RAND()" office:value-type="float" office:value="0.585660468822559" calcext:value-type="float">
            <text:p>0.585660468822559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1_EPI_ISL_417203</text:p>
          </table:table-cell>
          <table:table-cell table:formula="of:=RAND()" office:value-type="float" office:value="0.408495828003678" calcext:value-type="float">
            <text:p>0.40849582800367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CANADA_20200309_EPI_ISL_418339</text:p>
          </table:table-cell>
          <table:table-cell table:formula="of:=RAND()" office:value-type="float" office:value="0.754169942339907" calcext:value-type="float">
            <text:p>0.754169942339907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CANADA_20200312_EPI_ISL_418812</text:p>
          </table:table-cell>
          <table:table-cell table:formula="of:=RAND()" office:value-type="float" office:value="0.591704213436575" calcext:value-type="float">
            <text:p>0.59170421343657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CANADA_20200310_EPI_ISL_418333</text:p>
          </table:table-cell>
          <table:table-cell table:formula="of:=RAND()" office:value-type="float" office:value="0.60585605455667" calcext:value-type="float">
            <text:p>0.60585605455667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CANADA_20200307_EPI_ISL_418334</text:p>
          </table:table-cell>
          <table:table-cell table:formula="of:=RAND()" office:value-type="float" office:value="0.361291863713493" calcext:value-type="float">
            <text:p>0.361291863713493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CANADA_20200312_EPI_ISL_418338</text:p>
          </table:table-cell>
          <table:table-cell table:formula="of:=RAND()" office:value-type="float" office:value="0.857171359519722" calcext:value-type="float">
            <text:p>0.857171359519722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7_EPI_ISL_416455</text:p>
          </table:table-cell>
          <table:table-cell table:formula="of:=RAND()" office:value-type="float" office:value="0.310677490175145" calcext:value-type="float">
            <text:p>0.31067749017514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9_EPI_ISL_415592</text:p>
          </table:table-cell>
          <table:table-cell table:formula="of:=RAND()" office:value-type="float" office:value="0.739567786696666" calcext:value-type="float">
            <text:p>0.73956778669666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3_EPI_ISL_417354</text:p>
          </table:table-cell>
          <table:table-cell table:formula="of:=RAND()" office:value-type="float" office:value="0.538881252367757" calcext:value-type="float">
            <text:p>0.538881252367757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3_EPI_ISL_417344</text:p>
          </table:table-cell>
          <table:table-cell table:formula="of:=RAND()" office:value-type="float" office:value="0.676945413570796" calcext:value-type="float">
            <text:p>0.67694541357079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4_EPI_ISL_418944</text:p>
          </table:table-cell>
          <table:table-cell table:formula="of:=RAND()" office:value-type="float" office:value="0.00126072605155769" calcext:value-type="float">
            <text:p>0.00126072605155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4_EPI_ISL_414363</text:p>
          </table:table-cell>
          <table:table-cell table:formula="of:=RAND()" office:value-type="float" office:value="0.16947368262379" calcext:value-type="float">
            <text:p>0.16947368262379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6712</text:p>
          </table:table-cell>
          <table:table-cell table:formula="of:=RAND()" office:value-type="float" office:value="0.0210279081281237" calcext:value-type="float">
            <text:p>0.021027908128124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6718</text:p>
          </table:table-cell>
          <table:table-cell table:formula="of:=RAND()" office:value-type="float" office:value="0.850243566675889" calcext:value-type="float">
            <text:p>0.850243566675889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0_EPI_ISL_415604</text:p>
          </table:table-cell>
          <table:table-cell table:formula="of:=RAND()" office:value-type="float" office:value="0.577890761887383" calcext:value-type="float">
            <text:p>0.577890761887383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0_EPI_ISL_416441</text:p>
          </table:table-cell>
          <table:table-cell table:formula="of:=RAND()" office:value-type="float" office:value="0.0864450412804832" calcext:value-type="float">
            <text:p>0.086445041280483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4_EPI_ISL_418881</text:p>
          </table:table-cell>
          <table:table-cell table:formula="of:=RAND()" office:value-type="float" office:value="0.253729231996733" calcext:value-type="float">
            <text:p>0.253729231996733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5_EPI_ISL_414368</text:p>
          </table:table-cell>
          <table:table-cell table:formula="of:=RAND()" office:value-type="float" office:value="0.813685312976787" calcext:value-type="float">
            <text:p>0.813685312976787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7363</text:p>
          </table:table-cell>
          <table:table-cell table:formula="of:=RAND()" office:value-type="float" office:value="0.438090010261951" calcext:value-type="float">
            <text:p>0.438090010261951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9_EPI_ISL_415627</text:p>
          </table:table-cell>
          <table:table-cell table:formula="of:=RAND()" office:value-type="float" office:value="0.208523196637373" calcext:value-type="float">
            <text:p>0.208523196637373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3_EPI_ISL_418887</text:p>
          </table:table-cell>
          <table:table-cell table:formula="of:=RAND()" office:value-type="float" office:value="0.255972706158247" calcext:value-type="float">
            <text:p>0.255972706158247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0_EPI_ISL_418906</text:p>
          </table:table-cell>
          <table:table-cell table:formula="of:=RAND()" office:value-type="float" office:value="0.046319847546256" calcext:value-type="float">
            <text:p>0.04631984754625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6687</text:p>
          </table:table-cell>
          <table:table-cell table:formula="of:=RAND()" office:value-type="float" office:value="0.894243966758555" calcext:value-type="float">
            <text:p>0.89424396675855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6_EPI_ISL_418030</text:p>
          </table:table-cell>
          <table:table-cell table:formula="of:=RAND()" office:value-type="float" office:value="0.362453631789123" calcext:value-type="float">
            <text:p>0.362453631789123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2_EPI_ISL_416638</text:p>
          </table:table-cell>
          <table:table-cell table:formula="of:=RAND()" office:value-type="float" office:value="0.548147965259752" calcext:value-type="float">
            <text:p>0.548147965259752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4_EPI_ISL_418901</text:p>
          </table:table-cell>
          <table:table-cell table:formula="of:=RAND()" office:value-type="float" office:value="0.156744032731485" calcext:value-type="float">
            <text:p>0.15674403273148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3_EPI_ISL_417353</text:p>
          </table:table-cell>
          <table:table-cell table:formula="of:=RAND()" office:value-type="float" office:value="0.634143029553826" calcext:value-type="float">
            <text:p>0.63414302955382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7380</text:p>
          </table:table-cell>
          <table:table-cell table:formula="of:=RAND()" office:value-type="float" office:value="0.0239760381815892" calcext:value-type="float">
            <text:p>0.023976038181589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0_EPI_ISL_416435</text:p>
          </table:table-cell>
          <table:table-cell table:formula="of:=RAND()" office:value-type="float" office:value="0.804349485063737" calcext:value-type="float">
            <text:p>0.804349485063737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5_EPI_ISL_418064</text:p>
          </table:table-cell>
          <table:table-cell table:formula="of:=RAND()" office:value-type="float" office:value="0.761127547416702" calcext:value-type="float">
            <text:p>0.761127547416702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3_EPI_ISL_417358</text:p>
          </table:table-cell>
          <table:table-cell table:formula="of:=RAND()" office:value-type="float" office:value="0.81532768455366" calcext:value-type="float">
            <text:p>0.8153276845536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8_EPI_ISL_415608</text:p>
          </table:table-cell>
          <table:table-cell table:formula="of:=RAND()" office:value-type="float" office:value="0.688355156533762" calcext:value-type="float">
            <text:p>0.688355156533762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0_EPI_ISL_416650</text:p>
          </table:table-cell>
          <table:table-cell table:formula="of:=RAND()" office:value-type="float" office:value="0.269840966310152" calcext:value-type="float">
            <text:p>0.269840966310152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9_EPI_ISL_415624</text:p>
          </table:table-cell>
          <table:table-cell table:formula="of:=RAND()" office:value-type="float" office:value="0.438688199914718" calcext:value-type="float">
            <text:p>0.43868819991471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7378</text:p>
          </table:table-cell>
          <table:table-cell table:formula="of:=RAND()" office:value-type="float" office:value="0.31648849507025" calcext:value-type="float">
            <text:p>0.3164884950702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8_EPI_ISL_415609</text:p>
          </table:table-cell>
          <table:table-cell table:formula="of:=RAND()" office:value-type="float" office:value="0.311701240738506" calcext:value-type="float">
            <text:p>0.31170124073850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7369</text:p>
          </table:table-cell>
          <table:table-cell table:formula="of:=RAND()" office:value-type="float" office:value="0.0824045463048151" calcext:value-type="float">
            <text:p>0.08240454630481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4_EPI_ISL_418886</text:p>
          </table:table-cell>
          <table:table-cell table:formula="of:=RAND()" office:value-type="float" office:value="0.0525034429560434" calcext:value-type="float">
            <text:p>0.052503442956044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0_EPI_ISL_416444</text:p>
          </table:table-cell>
          <table:table-cell table:formula="of:=RAND()" office:value-type="float" office:value="0.899333476244122" calcext:value-type="float">
            <text:p>0.899333476244122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7366</text:p>
          </table:table-cell>
          <table:table-cell table:formula="of:=RAND()" office:value-type="float" office:value="0.4265820249518" calcext:value-type="float">
            <text:p>0.426582024951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8062</text:p>
          </table:table-cell>
          <table:table-cell table:formula="of:=RAND()" office:value-type="float" office:value="0.201008587164851" calcext:value-type="float">
            <text:p>0.201008587164851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4_EPI_ISL_418939</text:p>
          </table:table-cell>
          <table:table-cell table:formula="of:=RAND()" office:value-type="float" office:value="0.365200990247034" calcext:value-type="float">
            <text:p>0.365200990247034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3_EPI_ISL_418950</text:p>
          </table:table-cell>
          <table:table-cell table:formula="of:=RAND()" office:value-type="float" office:value="0.393878766148813" calcext:value-type="float">
            <text:p>0.393878766148813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1_EPI_ISL_416641</text:p>
          </table:table-cell>
          <table:table-cell table:formula="of:=RAND()" office:value-type="float" office:value="0.337633155198657" calcext:value-type="float">
            <text:p>0.337633155198657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0_EPI_ISL_418907</text:p>
          </table:table-cell>
          <table:table-cell table:formula="of:=RAND()" office:value-type="float" office:value="0.0626650611980356" calcext:value-type="float">
            <text:p>0.06266506119803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0_EPI_ISL_415591</text:p>
          </table:table-cell>
          <table:table-cell table:formula="of:=RAND()" office:value-type="float" office:value="0.602954099466559" calcext:value-type="float">
            <text:p>0.602954099466559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6_EPI_ISL_418050</text:p>
          </table:table-cell>
          <table:table-cell table:formula="of:=RAND()" office:value-type="float" office:value="0.810051970373919" calcext:value-type="float">
            <text:p>0.810051970373919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0_EPI_ISL_416443</text:p>
          </table:table-cell>
          <table:table-cell table:formula="of:=RAND()" office:value-type="float" office:value="0.164916848510194" calcext:value-type="float">
            <text:p>0.164916848510194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4_EPI_ISL_418922</text:p>
          </table:table-cell>
          <table:table-cell table:formula="of:=RAND()" office:value-type="float" office:value="0.191978680732414" calcext:value-type="float">
            <text:p>0.191978680732414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3_EPI_ISL_418945</text:p>
          </table:table-cell>
          <table:table-cell table:formula="of:=RAND()" office:value-type="float" office:value="0.936814387285652" calcext:value-type="float">
            <text:p>0.936814387285652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8070</text:p>
          </table:table-cell>
          <table:table-cell table:formula="of:=RAND()" office:value-type="float" office:value="0.00659912064509558" calcext:value-type="float">
            <text:p>0.00659912064509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_EPI_ISL_418941</text:p>
          </table:table-cell>
          <table:table-cell table:formula="of:=RAND()" office:value-type="float" office:value="0.766975431350728" calcext:value-type="float">
            <text:p>0.76697543135072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5_EPI_ISL_418082</text:p>
          </table:table-cell>
          <table:table-cell table:formula="of:=RAND()" office:value-type="float" office:value="0.336886487763472" calcext:value-type="float">
            <text:p>0.336886487763472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0_EPI_ISL_418890</text:p>
          </table:table-cell>
          <table:table-cell table:formula="of:=RAND()" office:value-type="float" office:value="0.567484458303634" calcext:value-type="float">
            <text:p>0.567484458303634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6_EPI_ISL_418029</text:p>
          </table:table-cell>
          <table:table-cell table:formula="of:=RAND()" office:value-type="float" office:value="0.00417774370622324" calcext:value-type="float">
            <text:p>0.004177743706223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4_EPI_ISL_418905</text:p>
          </table:table-cell>
          <table:table-cell table:formula="of:=RAND()" office:value-type="float" office:value="0.489902825559525" calcext:value-type="float">
            <text:p>0.48990282555952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8934</text:p>
          </table:table-cell>
          <table:table-cell table:formula="of:=RAND()" office:value-type="float" office:value="0.655397634565815" calcext:value-type="float">
            <text:p>0.65539763456581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2_EPI_ISL_416667</text:p>
          </table:table-cell>
          <table:table-cell table:formula="of:=RAND()" office:value-type="float" office:value="0.884488501789138" calcext:value-type="float">
            <text:p>0.88448850178913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4_EPI_ISL_418930</text:p>
          </table:table-cell>
          <table:table-cell table:formula="of:=RAND()" office:value-type="float" office:value="0.80739813238641" calcext:value-type="float">
            <text:p>0.80739813238641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2_EPI_ISL_416666</text:p>
          </table:table-cell>
          <table:table-cell table:formula="of:=RAND()" office:value-type="float" office:value="0.557066788385677" calcext:value-type="float">
            <text:p>0.557066788385677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1_EPI_ISL_416656</text:p>
          </table:table-cell>
          <table:table-cell table:formula="of:=RAND()" office:value-type="float" office:value="0.0365432904356597" calcext:value-type="float">
            <text:p>0.0365432904356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0_EPI_ISL_418931</text:p>
          </table:table-cell>
          <table:table-cell table:formula="of:=RAND()" office:value-type="float" office:value="0.23452949246849" calcext:value-type="float">
            <text:p>0.23452949246849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9_EPI_ISL_415622</text:p>
          </table:table-cell>
          <table:table-cell table:formula="of:=RAND()" office:value-type="float" office:value="0.194297441345266" calcext:value-type="float">
            <text:p>0.19429744134526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0_EPI_ISL_415602</text:p>
          </table:table-cell>
          <table:table-cell table:formula="of:=RAND()" office:value-type="float" office:value="0.186464736962526" calcext:value-type="float">
            <text:p>0.18646473696252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5_EPI_ISL_418038</text:p>
          </table:table-cell>
          <table:table-cell table:formula="of:=RAND()" office:value-type="float" office:value="0.152546192973069" calcext:value-type="float">
            <text:p>0.152546192973069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0_EPI_ISL_416433</text:p>
          </table:table-cell>
          <table:table-cell table:formula="of:=RAND()" office:value-type="float" office:value="0.831250766668954" calcext:value-type="float">
            <text:p>0.831250766668954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1_EPI_ISL_416649</text:p>
          </table:table-cell>
          <table:table-cell table:formula="of:=RAND()" office:value-type="float" office:value="0.819864545659097" calcext:value-type="float">
            <text:p>0.819864545659097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9_EPI_ISL_415611</text:p>
          </table:table-cell>
          <table:table-cell table:formula="of:=RAND()" office:value-type="float" office:value="0.478682613611275" calcext:value-type="float">
            <text:p>0.47868261361127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2_EPI_ISL_416635</text:p>
          </table:table-cell>
          <table:table-cell table:formula="of:=RAND()" office:value-type="float" office:value="0.125611570940885" calcext:value-type="float">
            <text:p>0.12561157094088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3_EPI_ISL_417371</text:p>
          </table:table-cell>
          <table:table-cell table:formula="of:=RAND()" office:value-type="float" office:value="0.413248508519529" calcext:value-type="float">
            <text:p>0.413248508519529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2_EPI_ISL_416663</text:p>
          </table:table-cell>
          <table:table-cell table:formula="of:=RAND()" office:value-type="float" office:value="0.31396258396125" calcext:value-type="float">
            <text:p>0.3139625839612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4_EPI_ISL_418937</text:p>
          </table:table-cell>
          <table:table-cell table:formula="of:=RAND()" office:value-type="float" office:value="0.932595033801207" calcext:value-type="float">
            <text:p>0.932595033801207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3_EPI_ISL_417356</text:p>
          </table:table-cell>
          <table:table-cell table:formula="of:=RAND()" office:value-type="float" office:value="0.878297539375501" calcext:value-type="float">
            <text:p>0.878297539375501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1_EPI_ISL_416668</text:p>
          </table:table-cell>
          <table:table-cell table:formula="of:=RAND()" office:value-type="float" office:value="0.50228450721146" calcext:value-type="float">
            <text:p>0.5022845072114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3_EPI_ISL_418866</text:p>
          </table:table-cell>
          <table:table-cell table:formula="of:=RAND()" office:value-type="float" office:value="0.934262829975554" calcext:value-type="float">
            <text:p>0.934262829975554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5_EPI_ISL_416683</text:p>
          </table:table-cell>
          <table:table-cell table:formula="of:=RAND()" office:value-type="float" office:value="0.426594351198769" calcext:value-type="float">
            <text:p>0.426594351198769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24_EPI_ISL_418927</text:p>
          </table:table-cell>
          <table:table-cell table:formula="of:=RAND()" office:value-type="float" office:value="0.665401576405796" calcext:value-type="float">
            <text:p>0.665401576405796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3_EPI_ISL_416694</text:p>
          </table:table-cell>
          <table:table-cell table:formula="of:=RAND()" office:value-type="float" office:value="0.105725595305407" calcext:value-type="float">
            <text:p>0.105725595305407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09_EPI_ISL_415620</text:p>
          </table:table-cell>
          <table:table-cell table:formula="of:=RAND()" office:value-type="float" office:value="0.488822651161125" calcext:value-type="float">
            <text:p>0.488822651161125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7381</text:p>
          </table:table-cell>
          <table:table-cell table:formula="of:=RAND()" office:value-type="float" office:value="0.784870389683988" calcext:value-type="float">
            <text:p>0.78487038968398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HCOV-19_USA_20200314_EPI_ISL_417453</text:p>
          </table:table-cell>
          <table:table-cell table:formula="of:=RAND()" office:value-type="float" office:value="0.822717516073753" calcext:value-type="float">
            <text:p>0.822717516073753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USA_20200314_EPI_ISL_417370</text:p>
          </table:table-cell>
          <table:table-cell table:formula="of:=RAND()" office:value-type="float" office:value="0.783020044587032" calcext:value-type="float">
            <text:p>0.783020044587032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HANGHAI_20200201_EPI_ISL_416372</text:p>
          </table:table-cell>
          <table:table-cell table:formula="of:=RAND()" office:value-type="float" office:value="0.898584356716367" calcext:value-type="float">
            <text:p>0.898584356716367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PAIN_20200302_EPI_ISL_417981</text:p>
          </table:table-cell>
          <table:table-cell table:formula="of:=RAND()" office:value-type="float" office:value="0.51345728371772" calcext:value-type="float">
            <text:p>0.51345728371772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ENEGAL_20200313_EPI_ISL_418216</text:p>
          </table:table-cell>
          <table:table-cell table:formula="of:=RAND()" office:value-type="float" office:value="0.0350896814157024" calcext:value-type="float">
            <text:p>0.035089681415702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GREECE_20200318_EPI_ISL_418265</text:p>
          </table:table-cell>
          <table:table-cell table:formula="of:=RAND()" office:value-type="float" office:value="0.786231225513788" calcext:value-type="float">
            <text:p>0.786231225513788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PAIN_20200305_EPI_ISL_419238</text:p>
          </table:table-cell>
          <table:table-cell table:formula="of:=RAND()" office:value-type="float" office:value="0.759044963488075" calcext:value-type="float">
            <text:p>0.759044963488075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CHILE_20200308_EPI_ISL_415661</text:p>
          </table:table-cell>
          <table:table-cell table:formula="of:=RAND()" office:value-type="float" office:value="0.427527429058209" calcext:value-type="float">
            <text:p>0.427527429058209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PAIN_20200303_EPI_ISL_418249</text:p>
          </table:table-cell>
          <table:table-cell table:formula="of:=RAND()" office:value-type="float" office:value="0.605866711048295" calcext:value-type="float">
            <text:p>0.605866711048295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PAIN_20200227_EPI_ISL_416484</text:p>
          </table:table-cell>
          <table:table-cell table:formula="of:=RAND()" office:value-type="float" office:value="0.340381628261846" calcext:value-type="float">
            <text:p>0.340381628261846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USA_20200304_EPI_ISL_415151</text:p>
          </table:table-cell>
          <table:table-cell table:formula="of:=RAND()" office:value-type="float" office:value="0.402806780781557" calcext:value-type="float">
            <text:p>0.402806780781557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CHILE_20200303_EPI_ISL_414579</text:p>
          </table:table-cell>
          <table:table-cell table:formula="of:=RAND()" office:value-type="float" office:value="0.15484081852663" calcext:value-type="float">
            <text:p>0.15484081852663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PAIN_20200304_EPI_ISL_416994</text:p>
          </table:table-cell>
          <table:table-cell table:formula="of:=RAND()" office:value-type="float" office:value="0.64367487406916" calcext:value-type="float">
            <text:p>0.64367487406916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PAIN_20200304_EPI_ISL_416487</text:p>
          </table:table-cell>
          <table:table-cell table:formula="of:=RAND()" office:value-type="float" office:value="0.178486263848674" calcext:value-type="float">
            <text:p>0.178486263848674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PAIN_20200303_EPI_ISL_419240</text:p>
          </table:table-cell>
          <table:table-cell table:formula="of:=RAND()" office:value-type="float" office:value="0.081436343957757" calcext:value-type="float">
            <text:p>0.081436343957757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PAIN_20200303_EPI_ISL_419234</text:p>
          </table:table-cell>
          <table:table-cell table:formula="of:=RAND()" office:value-type="float" office:value="0.0189061713530406" calcext:value-type="float">
            <text:p>0.018906171353041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NETHERLANDS_20200311_EPI_ISL_415503</text:p>
          </table:table-cell>
          <table:table-cell table:formula="of:=RAND()" office:value-type="float" office:value="0.590097145170477" calcext:value-type="float">
            <text:p>0.590097145170477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BRAZIL_20200316_EPI_ISL_417034</text:p>
          </table:table-cell>
          <table:table-cell table:formula="of:=RAND()" office:value-type="float" office:value="0.362808785483098" calcext:value-type="float">
            <text:p>0.362808785483098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PAIN_20200305_EPI_ISL_414598</text:p>
          </table:table-cell>
          <table:table-cell table:formula="of:=RAND()" office:value-type="float" office:value="0.84259321719182" calcext:value-type="float">
            <text:p>0.84259321719182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CHILE_20200307_EPI_ISL_415660</text:p>
          </table:table-cell>
          <table:table-cell table:formula="of:=RAND()" office:value-type="float" office:value="0.20814440465888" calcext:value-type="float">
            <text:p>0.20814440465888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FRANCE_20200225_EPI_ISL_414623</text:p>
          </table:table-cell>
          <table:table-cell table:formula="of:=RAND()" office:value-type="float" office:value="0.977890952273568" calcext:value-type="float">
            <text:p>0.977890952273568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FRANCE_20200226_EPI_ISL_414600</text:p>
          </table:table-cell>
          <table:table-cell table:formula="of:=RAND()" office:value-type="float" office:value="0.401588304254433" calcext:value-type="float">
            <text:p>0.401588304254433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PAIN_20200302_EPI_ISL_418253</text:p>
          </table:table-cell>
          <table:table-cell table:formula="of:=RAND()" office:value-type="float" office:value="0.411344968955553" calcext:value-type="float">
            <text:p>0.411344968955553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GEORGIA_20200308_EPI_ISL_416477</text:p>
          </table:table-cell>
          <table:table-cell table:formula="of:=RAND()" office:value-type="float" office:value="0.131633787519915" calcext:value-type="float">
            <text:p>0.131633787519915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PAIN_20200304_EPI_ISL_419233</text:p>
          </table:table-cell>
          <table:table-cell table:formula="of:=RAND()" office:value-type="float" office:value="0.926253260457188" calcext:value-type="float">
            <text:p>0.926253260457188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OUTHKOREA_20200130_EPI_ISL_412870</text:p>
          </table:table-cell>
          <table:table-cell table:formula="of:=RAND()" office:value-type="float" office:value="0.322935875556916" calcext:value-type="float">
            <text:p>0.322935875556916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OUTHKOREA_20200131_EPI_ISL_412871</text:p>
          </table:table-cell>
          <table:table-cell table:formula="of:=RAND()" office:value-type="float" office:value="0.394527301852297" calcext:value-type="float">
            <text:p>0.394527301852297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OUTHKOREA_20200125_EPI_ISL_407193</text:p>
          </table:table-cell>
          <table:table-cell table:formula="of:=RAND()" office:value-type="float" office:value="0.62004173490529" calcext:value-type="float">
            <text:p>0.62004173490529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OUTHKOREA_20200227_EPI_ISL_413514</text:p>
          </table:table-cell>
          <table:table-cell table:formula="of:=RAND()" office:value-type="float" office:value="0.324668336988273" calcext:value-type="float">
            <text:p>0.324668336988273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OUTHKOREA_20200227_EPI_ISL_413515</text:p>
          </table:table-cell>
          <table:table-cell table:formula="of:=RAND()" office:value-type="float" office:value="0.313154833652886" calcext:value-type="float">
            <text:p>0.313154833652886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BEIJING_20200128_EPI_ISL_413521</text:p>
          </table:table-cell>
          <table:table-cell table:formula="of:=RAND()" office:value-type="float" office:value="0.46632673947031" calcext:value-type="float">
            <text:p>0.46632673947031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BEIJING_20200128_EPI_ISL_413520</text:p>
          </table:table-cell>
          <table:table-cell table:formula="of:=RAND()" office:value-type="float" office:value="0.39077202622921" calcext:value-type="float">
            <text:p>0.39077202622921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HENZHEN_20200113_EPI_ISL_406593</text:p>
          </table:table-cell>
          <table:table-cell table:formula="of:=RAND()" office:value-type="float" office:value="0.488642107379292" calcext:value-type="float">
            <text:p>0.488642107379292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HENZHEN_20200111_EPI_ISL_405839</text:p>
          </table:table-cell>
          <table:table-cell table:formula="of:=RAND()" office:value-type="float" office:value="0.332732868321071" calcext:value-type="float">
            <text:p>0.332732868321071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HANGHAI_20200128_EPI_ISL_416318</text:p>
          </table:table-cell>
          <table:table-cell table:formula="of:=RAND()" office:value-type="float" office:value="0.688692750476799" calcext:value-type="float">
            <text:p>0.688692750476799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HCOV-19_SHANGHAI_20200207_EPI_ISL_416377</text:p>
          </table:table-cell>
          <table:table-cell table:formula="of:=RAND()" office:value-type="float" office:value="0.0288637622794743" calcext:value-type="float">
            <text:p>0.028863762279474</text:p>
          </table:table-cell>
          <table:table-cell office:value-type="string" calcext:value-type="string">
            <text:p>Cambodia</text:p>
          </table:table-cell>
        </table:table-row>
        <table:table-row table:style-name="ro1">
          <table:table-cell office:value-type="string" calcext:value-type="string">
            <text:p>HCOV-19_AUSTRALIA_20200124_EPI_ISL_417030</text:p>
          </table:table-cell>
          <table:table-cell table:formula="of:=RAND()" office:value-type="float" office:value="0.321812185905684" calcext:value-type="float">
            <text:p>0.32181218590568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128_EPI_ISL_416319</text:p>
          </table:table-cell>
          <table:table-cell table:formula="of:=RAND()" office:value-type="float" office:value="0.819276361706133" calcext:value-type="float">
            <text:p>0.819276361706133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130_EPI_ISL_416366</text:p>
          </table:table-cell>
          <table:table-cell table:formula="of:=RAND()" office:value-type="float" office:value="0.979791804736999" calcext:value-type="float">
            <text:p>0.97979180473699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NA_202002_EPI_ISL_413809</text:p>
          </table:table-cell>
          <table:table-cell table:formula="of:=RAND()" office:value-type="float" office:value="0.88090780210929" calcext:value-type="float">
            <text:p>0.8809078021092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GUANGDONG_20200115_EPI_ISL_403935</text:p>
          </table:table-cell>
          <table:table-cell table:formula="of:=RAND()" office:value-type="float" office:value="0.352375771139599" calcext:value-type="float">
            <text:p>0.35237577113959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ENZHEN_20200110_EPI_ISL_406030</text:p>
          </table:table-cell>
          <table:table-cell table:formula="of:=RAND()" office:value-type="float" office:value="0.944856973237947" calcext:value-type="float">
            <text:p>0.94485697323794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122_EPI_ISL_406223</text:p>
          </table:table-cell>
          <table:table-cell table:formula="of:=RAND()" office:value-type="float" office:value="0.217896503638144" calcext:value-type="float">
            <text:p>0.21789650363814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129_EPI_ISL_408665</text:p>
          </table:table-cell>
          <table:table-cell table:formula="of:=RAND()" office:value-type="float" office:value="0.453061447247965" calcext:value-type="float">
            <text:p>0.453061447247965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201_EPI_ISL_418809</text:p>
          </table:table-cell>
          <table:table-cell table:formula="of:=RAND()" office:value-type="float" office:value="0.896342272586508" calcext:value-type="float">
            <text:p>0.89634227258650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131_EPI_ISL_408666</text:p>
          </table:table-cell>
          <table:table-cell table:formula="of:=RAND()" office:value-type="float" office:value="0.994039140143321" calcext:value-type="float">
            <text:p>0.99403914014332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131_EPI_ISL_408667</text:p>
          </table:table-cell>
          <table:table-cell table:formula="of:=RAND()" office:value-type="float" office:value="0.225958529311222" calcext:value-type="float">
            <text:p>0.225958529311222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211_EPI_ISL_411956</text:p>
          </table:table-cell>
          <table:table-cell table:formula="of:=RAND()" office:value-type="float" office:value="0.753838163729568" calcext:value-type="float">
            <text:p>0.75383816372956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GERMANY_20200302_EPI_ISL_414521</text:p>
          </table:table-cell>
          <table:table-cell table:formula="of:=RAND()" office:value-type="float" office:value="0.970745773289335" calcext:value-type="float">
            <text:p>0.970745773289335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BELGIUM_20200203_EPI_ISL_407976</text:p>
          </table:table-cell>
          <table:table-cell table:formula="of:=RAND()" office:value-type="float" office:value="0.103151190075808" calcext:value-type="float">
            <text:p>0.10315119007580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211_EPI_ISL_416402</text:p>
          </table:table-cell>
          <table:table-cell table:formula="of:=RAND()" office:value-type="float" office:value="0.748711183043108" calcext:value-type="float">
            <text:p>0.74871118304310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GUANGZHOU_20200225_EPI_ISL_414690</text:p>
          </table:table-cell>
          <table:table-cell table:formula="of:=RAND()" office:value-type="float" office:value="0.254306254187709" calcext:value-type="float">
            <text:p>0.25430625418770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WUHAN_20200207_EPI_ISL_412982</text:p>
          </table:table-cell>
          <table:table-cell table:formula="of:=RAND()" office:value-type="float" office:value="0.258572215410932" calcext:value-type="float">
            <text:p>0.258572215410932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AUSTRALIA_20200124_EPI_ISL_407893</text:p>
          </table:table-cell>
          <table:table-cell table:formula="of:=RAND()" office:value-type="float" office:value="0.0336035207140571" calcext:value-type="float">
            <text:p>0.03360352071405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WUHAN_20200118_EPI_ISL_412979</text:p>
          </table:table-cell>
          <table:table-cell table:formula="of:=RAND()" office:value-type="float" office:value="0.564115400677064" calcext:value-type="float">
            <text:p>0.56411540067706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NA_202001_EPI_ISL_413691</text:p>
          </table:table-cell>
          <table:table-cell table:formula="of:=RAND()" office:value-type="float" office:value="0.0886869503994699" calcext:value-type="float">
            <text:p>0.0886869503994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GUANGDONG_20200130_EPI_ISL_413853</text:p>
          </table:table-cell>
          <table:table-cell table:formula="of:=RAND()" office:value-type="float" office:value="0.0949917637737148" calcext:value-type="float">
            <text:p>0.094991763773715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AUSTRALIA_20200128_EPI_ISL_407894</text:p>
          </table:table-cell>
          <table:table-cell table:formula="of:=RAND()" office:value-type="float" office:value="0.294180696086869" calcext:value-type="float">
            <text:p>0.29418069608686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313_EPI_ISL_417514</text:p>
          </table:table-cell>
          <table:table-cell table:formula="of:=RAND()" office:value-type="float" office:value="0.549303442610364" calcext:value-type="float">
            <text:p>0.54930344261036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321_EPI_ISL_417200</text:p>
          </table:table-cell>
          <table:table-cell table:formula="of:=RAND()" office:value-type="float" office:value="0.60149786841447" calcext:value-type="float">
            <text:p>0.6014978684144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321_EPI_ISL_417201</text:p>
          </table:table-cell>
          <table:table-cell table:formula="of:=RAND()" office:value-type="float" office:value="0.582965061154545" calcext:value-type="float">
            <text:p>0.582965061154545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NETHERLANDS_20200308_EPI_ISL_414555</text:p>
          </table:table-cell>
          <table:table-cell table:formula="of:=RAND()" office:value-type="float" office:value="0.951048337436635" calcext:value-type="float">
            <text:p>0.951048337436635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NETHERLANDS_20200310_EPI_ISL_415461</text:p>
          </table:table-cell>
          <table:table-cell table:formula="of:=RAND()" office:value-type="float" office:value="0.312466326744778" calcext:value-type="float">
            <text:p>0.31246632674477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125_EPI_ISL_416317</text:p>
          </table:table-cell>
          <table:table-cell table:formula="of:=RAND()" office:value-type="float" office:value="0.589110051186119" calcext:value-type="float">
            <text:p>0.58911005118611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125_EPI_ISL_416316</text:p>
          </table:table-cell>
          <table:table-cell table:formula="of:=RAND()" office:value-type="float" office:value="0.821249140290869" calcext:value-type="float">
            <text:p>0.82124914029086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INGAPORE_20200203_EPI_ISL_410535</text:p>
          </table:table-cell>
          <table:table-cell table:formula="of:=RAND()" office:value-type="float" office:value="0.985847920437567" calcext:value-type="float">
            <text:p>0.98584792043756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202_EPI_ISL_416403</text:p>
          </table:table-cell>
          <table:table-cell table:formula="of:=RAND()" office:value-type="float" office:value="0.773695582656249" calcext:value-type="float">
            <text:p>0.77369558265624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313_EPI_ISL_416696</text:p>
          </table:table-cell>
          <table:table-cell table:formula="of:=RAND()" office:value-type="float" office:value="0.592777329433293" calcext:value-type="float">
            <text:p>0.592777329433293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AUSTRALIA_20200130_EPI_ISL_407896</text:p>
          </table:table-cell>
          <table:table-cell table:formula="of:=RAND()" office:value-type="float" office:value="0.144386539166679" calcext:value-type="float">
            <text:p>0.14438653916667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AUSTRALIA_20200205_EPI_ISL_410718</text:p>
          </table:table-cell>
          <table:table-cell table:formula="of:=RAND()" office:value-type="float" office:value="0.906405013859906" calcext:value-type="float">
            <text:p>0.906405013859906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AUSTRALIA_20200205_EPI_ISL_410717</text:p>
          </table:table-cell>
          <table:table-cell table:formula="of:=RAND()" office:value-type="float" office:value="0.903602103834668" calcext:value-type="float">
            <text:p>0.90360210383466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206_EPI_ISL_411954</text:p>
          </table:table-cell>
          <table:table-cell table:formula="of:=RAND()" office:value-type="float" office:value="0.273009001061998" calcext:value-type="float">
            <text:p>0.27300900106199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202_EPI_ISL_416335</text:p>
          </table:table-cell>
          <table:table-cell table:formula="of:=RAND()" office:value-type="float" office:value="0.774144389701108" calcext:value-type="float">
            <text:p>0.77414438970110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NA_202002_EPI_ISL_413697</text:p>
          </table:table-cell>
          <table:table-cell table:formula="of:=RAND()" office:value-type="float" office:value="0.574879266746936" calcext:value-type="float">
            <text:p>0.574879266746936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NA_202002_EPI_ISL_413791</text:p>
          </table:table-cell>
          <table:table-cell table:formula="of:=RAND()" office:value-type="float" office:value="0.232447478263474" calcext:value-type="float">
            <text:p>0.23244747826347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202_EPI_ISL_416330</text:p>
          </table:table-cell>
          <table:table-cell table:formula="of:=RAND()" office:value-type="float" office:value="0.456687503579567" calcext:value-type="float">
            <text:p>0.45668750357956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WUHAN_20200118_EPI_ISL_412980</text:p>
          </table:table-cell>
          <table:table-cell table:formula="of:=RAND()" office:value-type="float" office:value="0.867909790774264" calcext:value-type="float">
            <text:p>0.86790979077426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NA_202002_EPI_ISL_413746</text:p>
          </table:table-cell>
          <table:table-cell table:formula="of:=RAND()" office:value-type="float" office:value="0.328737580935357" calcext:value-type="float">
            <text:p>0.32873758093535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PAIN_20200303_EPI_ISL_417979</text:p>
          </table:table-cell>
          <table:table-cell table:formula="of:=RAND()" office:value-type="float" office:value="0.574847194597339" calcext:value-type="float">
            <text:p>0.57484719459733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203_EPI_ISL_416339</text:p>
          </table:table-cell>
          <table:table-cell table:formula="of:=RAND()" office:value-type="float" office:value="0.572719655933817" calcext:value-type="float">
            <text:p>0.57271965593381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130_EPI_ISL_416333</text:p>
          </table:table-cell>
          <table:table-cell table:formula="of:=RAND()" office:value-type="float" office:value="0.527744234956249" calcext:value-type="float">
            <text:p>0.52774423495624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129_EPI_ISL_416322</text:p>
          </table:table-cell>
          <table:table-cell table:formula="of:=RAND()" office:value-type="float" office:value="0.733648512714445" calcext:value-type="float">
            <text:p>0.733648512714445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DONG_20200130_EPI_ISL_414941</text:p>
          </table:table-cell>
          <table:table-cell table:formula="of:=RAND()" office:value-type="float" office:value="0.682884115504389" calcext:value-type="float">
            <text:p>0.68288411550438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DONG_20200125_EPI_ISL_414940</text:p>
          </table:table-cell>
          <table:table-cell table:formula="of:=RAND()" office:value-type="float" office:value="0.670221100960869" calcext:value-type="float">
            <text:p>0.67022110096086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DONG_20200124_EPI_ISL_414938</text:p>
          </table:table-cell>
          <table:table-cell table:formula="of:=RAND()" office:value-type="float" office:value="0.794223887362051" calcext:value-type="float">
            <text:p>0.79422388736205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DONG_20200126_EPI_ISL_414937</text:p>
          </table:table-cell>
          <table:table-cell table:formula="of:=RAND()" office:value-type="float" office:value="0.0770331619846723" calcext:value-type="float">
            <text:p>0.077033161984672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DONG_20200123_EPI_ISL_414936</text:p>
          </table:table-cell>
          <table:table-cell table:formula="of:=RAND()" office:value-type="float" office:value="0.254166647658438" calcext:value-type="float">
            <text:p>0.25416664765843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129_EPI_ISL_416323</text:p>
          </table:table-cell>
          <table:table-cell table:formula="of:=RAND()" office:value-type="float" office:value="0.781297881493151" calcext:value-type="float">
            <text:p>0.78129788149315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ENGLAND_20200129_EPI_ISL_407073</text:p>
          </table:table-cell>
          <table:table-cell table:formula="of:=RAND()" office:value-type="float" office:value="0.919871405597727" calcext:value-type="float">
            <text:p>0.91987140559772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ENGLAND_20200129_EPI_ISL_407071</text:p>
          </table:table-cell>
          <table:table-cell table:formula="of:=RAND()" office:value-type="float" office:value="0.605909637839157" calcext:value-type="float">
            <text:p>0.60590963783915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OUTHKOREA_20200130_EPI_ISL_412869</text:p>
          </table:table-cell>
          <table:table-cell table:formula="of:=RAND()" office:value-type="float" office:value="0.902235440813234" calcext:value-type="float">
            <text:p>0.90223544081323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GUANGDONG_20200130_EPI_ISL_413860</text:p>
          </table:table-cell>
          <table:table-cell table:formula="of:=RAND()" office:value-type="float" office:value="0.471113998307218" calcext:value-type="float">
            <text:p>0.47111399830721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TAIWAN_20200124_EPI_ISL_411926</text:p>
          </table:table-cell>
          <table:table-cell table:formula="of:=RAND()" office:value-type="float" office:value="0.72384682411254" calcext:value-type="float">
            <text:p>0.7238468241125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GUANGZHOU_20200225_EPI_ISL_414691</text:p>
          </table:table-cell>
          <table:table-cell table:formula="of:=RAND()" office:value-type="float" office:value="0.458572864488731" calcext:value-type="float">
            <text:p>0.45857286448873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GUANGZHOU_20200225_EPI_ISL_414689</text:p>
          </table:table-cell>
          <table:table-cell table:formula="of:=RAND()" office:value-type="float" office:value="0.353798465734567" calcext:value-type="float">
            <text:p>0.35379846573456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WUHAN_20200117_EPI_ISL_412978</text:p>
          </table:table-cell>
          <table:table-cell table:formula="of:=RAND()" office:value-type="float" office:value="0.136272691132699" calcext:value-type="float">
            <text:p>0.13627269113269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NA_202002_EPI_ISL_413750</text:p>
          </table:table-cell>
          <table:table-cell table:formula="of:=RAND()" office:value-type="float" office:value="0.418367094460271" calcext:value-type="float">
            <text:p>0.41836709446027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PAIN_20200301_EPI_ISL_418246</text:p>
          </table:table-cell>
          <table:table-cell table:formula="of:=RAND()" office:value-type="float" office:value="0.974301066072795" calcext:value-type="float">
            <text:p>0.974301066072795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PAIN_20200301_EPI_ISL_418245</text:p>
          </table:table-cell>
          <table:table-cell table:formula="of:=RAND()" office:value-type="float" office:value="0.709782197918904" calcext:value-type="float">
            <text:p>0.70978219791890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PAIN_20200303_EPI_ISL_417980</text:p>
          </table:table-cell>
          <table:table-cell table:formula="of:=RAND()" office:value-type="float" office:value="0.899427002530754" calcext:value-type="float">
            <text:p>0.89942700253075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LE_20200304_EPI_ISL_414578</text:p>
          </table:table-cell>
          <table:table-cell table:formula="of:=RAND()" office:value-type="float" office:value="0.732725392818395" calcext:value-type="float">
            <text:p>0.732725392818395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LE_20200302_EPI_ISL_414577</text:p>
          </table:table-cell>
          <table:table-cell table:formula="of:=RAND()" office:value-type="float" office:value="0.789404374013901" calcext:value-type="float">
            <text:p>0.78940437401390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PAIN_20200305_EPI_ISL_419230</text:p>
          </table:table-cell>
          <table:table-cell table:formula="of:=RAND()" office:value-type="float" office:value="0.682737399597437" calcext:value-type="float">
            <text:p>0.68273739959743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NA_202002_EPI_ISL_413749</text:p>
          </table:table-cell>
          <table:table-cell table:formula="of:=RAND()" office:value-type="float" office:value="0.771274650800734" calcext:value-type="float">
            <text:p>0.77127465080073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INDIA_20200131_EPI_ISL_413523</text:p>
          </table:table-cell>
          <table:table-cell table:formula="of:=RAND()" office:value-type="float" office:value="0.912267678317137" calcext:value-type="float">
            <text:p>0.91226767831713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GUANGDONG_20200130_EPI_ISL_413854</text:p>
          </table:table-cell>
          <table:table-cell table:formula="of:=RAND()" office:value-type="float" office:value="0.22661288301524" calcext:value-type="float">
            <text:p>0.2266128830152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NA_202002_EPI_ISL_413711</text:p>
          </table:table-cell>
          <table:table-cell table:formula="of:=RAND()" office:value-type="float" office:value="0.663881839636486" calcext:value-type="float">
            <text:p>0.663881839636486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130_EPI_ISL_416326</text:p>
          </table:table-cell>
          <table:table-cell table:formula="of:=RAND()" office:value-type="float" office:value="0.0563027458296891" calcext:value-type="float">
            <text:p>0.05630274582968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TAIWAN_20200131_EPI_ISL_408489</text:p>
          </table:table-cell>
          <table:table-cell table:formula="of:=RAND()" office:value-type="float" office:value="0.79742885232466" calcext:value-type="float">
            <text:p>0.79742885232466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TIANMEN_20200208_EPI_ISL_412983</text:p>
          </table:table-cell>
          <table:table-cell table:formula="of:=RAND()" office:value-type="float" office:value="0.34010358832127" calcext:value-type="float">
            <text:p>0.3401035883212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NA_202002_EPI_ISL_413748</text:p>
          </table:table-cell>
          <table:table-cell table:formula="of:=RAND()" office:value-type="float" office:value="0.0479832561085097" calcext:value-type="float">
            <text:p>0.0479832561085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NEWZEALAND_20200315_EPI_ISL_416539</text:p>
          </table:table-cell>
          <table:table-cell table:formula="of:=RAND()" office:value-type="float" office:value="0.506680019474451" calcext:value-type="float">
            <text:p>0.50668001947445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128_EPI_ISL_410045</text:p>
          </table:table-cell>
          <table:table-cell table:formula="of:=RAND()" office:value-type="float" office:value="0.770277446932917" calcext:value-type="float">
            <text:p>0.77027744693291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324_EPI_ISL_418897</text:p>
          </table:table-cell>
          <table:table-cell table:formula="of:=RAND()" office:value-type="float" office:value="0.649178167974769" calcext:value-type="float">
            <text:p>0.64917816797476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314_EPI_ISL_418045</text:p>
          </table:table-cell>
          <table:table-cell table:formula="of:=RAND()" office:value-type="float" office:value="0.518086459605899" calcext:value-type="float">
            <text:p>0.51808645960589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NEWZEALAND_20200315_EPI_ISL_416538</text:p>
          </table:table-cell>
          <table:table-cell table:formula="of:=RAND()" office:value-type="float" office:value="0.563349027353399" calcext:value-type="float">
            <text:p>0.56334902735339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201_EPI_ISL_416341</text:p>
          </table:table-cell>
          <table:table-cell table:formula="of:=RAND()" office:value-type="float" office:value="0.54293368820402" calcext:value-type="float">
            <text:p>0.54293368820402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202_EPI_ISL_416409</text:p>
          </table:table-cell>
          <table:table-cell table:formula="of:=RAND()" office:value-type="float" office:value="0.292727640012404" calcext:value-type="float">
            <text:p>0.29272764001240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HONGKONG_20200122_EPI_ISL_412028</text:p>
          </table:table-cell>
          <table:table-cell table:formula="of:=RAND()" office:value-type="float" office:value="0.167809051272698" calcext:value-type="float">
            <text:p>0.16780905127269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BEIJING_20200118_EPI_ISL_408485</text:p>
          </table:table-cell>
          <table:table-cell table:formula="of:=RAND()" office:value-type="float" office:value="0.049603867327144" calcext:value-type="float">
            <text:p>0.04960386732714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ICHUAN_20200115_EPI_ISL_408484</text:p>
          </table:table-cell>
          <table:table-cell table:formula="of:=RAND()" office:value-type="float" office:value="0.273583876085797" calcext:value-type="float">
            <text:p>0.27358387608579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201_EPI_ISL_416338</text:p>
          </table:table-cell>
          <table:table-cell table:formula="of:=RAND()" office:value-type="float" office:value="0.0572740639556842" calcext:value-type="float">
            <text:p>0.05727406395568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123_EPI_ISL_406034</text:p>
          </table:table-cell>
          <table:table-cell table:formula="of:=RAND()" office:value-type="float" office:value="0.0128054833857224" calcext:value-type="float">
            <text:p>0.012805483385723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VIETNAM_20200211_EPI_ISL_416429</text:p>
          </table:table-cell>
          <table:table-cell table:formula="of:=RAND()" office:value-type="float" office:value="0.834316993269436" calcext:value-type="float">
            <text:p>0.834316993269436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YUNNAN_20200117_EPI_ISL_408480</text:p>
          </table:table-cell>
          <table:table-cell table:formula="of:=RAND()" office:value-type="float" office:value="0.454964369421298" calcext:value-type="float">
            <text:p>0.45496436942129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OUTHKOREA_20200206_EPI_ISL_412873</text:p>
          </table:table-cell>
          <table:table-cell table:formula="of:=RAND()" office:value-type="float" office:value="0.97702462429381" calcext:value-type="float">
            <text:p>0.9770246242938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GUANGDONG_20200130_EPI_ISL_413858</text:p>
          </table:table-cell>
          <table:table-cell table:formula="of:=RAND()" office:value-type="float" office:value="0.578081512428234" calcext:value-type="float">
            <text:p>0.57808151242823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NA_202002_EPI_ISL_413729</text:p>
          </table:table-cell>
          <table:table-cell table:formula="of:=RAND()" office:value-type="float" office:value="0.378313438317198" calcext:value-type="float">
            <text:p>0.37831343831719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HANGZHOU_20200126_EPI_ISL_416042</text:p>
          </table:table-cell>
          <table:table-cell table:formula="of:=RAND()" office:value-type="float" office:value="0.951515896204206" calcext:value-type="float">
            <text:p>0.951515896204206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WUHAN_20200105_EPI_ISL_406801</text:p>
          </table:table-cell>
          <table:table-cell table:formula="of:=RAND()" office:value-type="float" office:value="0.984076737552225" calcext:value-type="float">
            <text:p>0.984076737552225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HANGZHOU_20200122_EPI_ISL_415711</text:p>
          </table:table-cell>
          <table:table-cell table:formula="of:=RAND()" office:value-type="float" office:value="0.221730367288913" calcext:value-type="float">
            <text:p>0.221730367288913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GUANGZHOU_20200227_EPI_ISL_414686</text:p>
          </table:table-cell>
          <table:table-cell table:formula="of:=RAND()" office:value-type="float" office:value="0.660753899696666" calcext:value-type="float">
            <text:p>0.660753899696666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HINA_20200108_EPI_ISL_411957</text:p>
          </table:table-cell>
          <table:table-cell table:formula="of:=RAND()" office:value-type="float" office:value="0.357043771306667" calcext:value-type="float">
            <text:p>0.35704377130666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OUTHKOREA_20200201_EPI_ISL_412872</text:p>
          </table:table-cell>
          <table:table-cell table:formula="of:=RAND()" office:value-type="float" office:value="0.756746814449977" calcext:value-type="float">
            <text:p>0.756746814449977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213_EPI_ISL_416399</text:p>
          </table:table-cell>
          <table:table-cell table:formula="of:=RAND()" office:value-type="float" office:value="0.749806141334398" calcext:value-type="float">
            <text:p>0.74980614133439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ANADA_20200125_EPI_ISL_418327</text:p>
          </table:table-cell>
          <table:table-cell table:formula="of:=RAND()" office:value-type="float" office:value="0.543663830065928" calcext:value-type="float">
            <text:p>0.54366383006592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129_EPI_ISL_408009</text:p>
          </table:table-cell>
          <table:table-cell table:formula="of:=RAND()" office:value-type="float" office:value="0.309067975987548" calcext:value-type="float">
            <text:p>0.30906797598754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ANADA_20200125_EPI_ISL_413014</text:p>
          </table:table-cell>
          <table:table-cell table:formula="of:=RAND()" office:value-type="float" office:value="0.987571225165422" calcext:value-type="float">
            <text:p>0.987571225165422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ANGHAI_20200130_EPI_ISL_416365</text:p>
          </table:table-cell>
          <table:table-cell table:formula="of:=RAND()" office:value-type="float" office:value="0.34992034076408" calcext:value-type="float">
            <text:p>0.3499203407640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ENZHEN_20200116_EPI_ISL_406594</text:p>
          </table:table-cell>
          <table:table-cell table:formula="of:=RAND()" office:value-type="float" office:value="0.409556996694528" calcext:value-type="float">
            <text:p>0.40955699669452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FOSHAN_20200122_EPI_ISL_406534</text:p>
          </table:table-cell>
          <table:table-cell table:formula="of:=RAND()" office:value-type="float" office:value="0.834333999047311" calcext:value-type="float">
            <text:p>0.83433399904731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GUANGDONG_20200115_EPI_ISL_403934</text:p>
          </table:table-cell>
          <table:table-cell table:formula="of:=RAND()" office:value-type="float" office:value="0.964264274378658" calcext:value-type="float">
            <text:p>0.96426427437865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HENZHEN_20200116_EPI_ISL_406595</text:p>
          </table:table-cell>
          <table:table-cell table:formula="of:=RAND()" office:value-type="float" office:value="0.722270101997068" calcext:value-type="float">
            <text:p>0.72227010199706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GUANGZHOU_20200225_EPI_ISL_414687</text:p>
          </table:table-cell>
          <table:table-cell table:formula="of:=RAND()" office:value-type="float" office:value="0.965908937317293" calcext:value-type="float">
            <text:p>0.965908937317293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224_EPI_ISL_414485</text:p>
          </table:table-cell>
          <table:table-cell table:formula="of:=RAND()" office:value-type="float" office:value="0.31749338719568" calcext:value-type="float">
            <text:p>0.3174933871956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313_EPI_ISL_415539</text:p>
          </table:table-cell>
          <table:table-cell table:formula="of:=RAND()" office:value-type="float" office:value="0.861175129442469" calcext:value-type="float">
            <text:p>0.86117512944246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CANADA_20200312_EPI_ISL_418375</text:p>
          </table:table-cell>
          <table:table-cell table:formula="of:=RAND()" office:value-type="float" office:value="0.520683505682843" calcext:value-type="float">
            <text:p>0.520683505682843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AUSTRALIA_20200311_EPI_ISL_417033</text:p>
          </table:table-cell>
          <table:table-cell table:formula="of:=RAND()" office:value-type="float" office:value="0.0164160984091681" calcext:value-type="float">
            <text:p>0.01641609840916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USA_20200313_EPI_ISL_416706</text:p>
          </table:table-cell>
          <table:table-cell table:formula="of:=RAND()" office:value-type="float" office:value="0.308283685396453" calcext:value-type="float">
            <text:p>0.308283685396453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AUSTRALIA_20200310_EPI_ISL_417400</text:p>
          </table:table-cell>
          <table:table-cell table:formula="of:=RAND()" office:value-type="float" office:value="0.754253772479268" calcext:value-type="float">
            <text:p>0.75425377247926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AUSTRALIA_20200305_EPI_ISL_417388</text:p>
          </table:table-cell>
          <table:table-cell table:formula="of:=RAND()" office:value-type="float" office:value="0.18893620323202" calcext:value-type="float">
            <text:p>0.18893620323202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MALAYSIA_20200318_EPI_ISL_417918</text:p>
          </table:table-cell>
          <table:table-cell table:formula="of:=RAND()" office:value-type="float" office:value="0.431312956463513" calcext:value-type="float">
            <text:p>0.431312956463513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MALAYSIA_20200320_EPI_ISL_417917</text:p>
          </table:table-cell>
          <table:table-cell table:formula="of:=RAND()" office:value-type="float" office:value="0.32677232245358" calcext:value-type="float">
            <text:p>0.3267723224535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AUSTRALIA_20200310_EPI_ISL_417396</text:p>
          </table:table-cell>
          <table:table-cell table:formula="of:=RAND()" office:value-type="float" office:value="0.570446961785909" calcext:value-type="float">
            <text:p>0.57044696178590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SAUDIARABIA_20200307_EPI_ISL_416432</text:p>
          </table:table-cell>
          <table:table-cell table:formula="of:=RAND()" office:value-type="float" office:value="0.712814579774935" calcext:value-type="float">
            <text:p>0.712814579774935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AUSTRALIA_20200314_EPI_ISL_417403</text:p>
          </table:table-cell>
          <table:table-cell table:formula="of:=RAND()" office:value-type="float" office:value="0.999689963739638" calcext:value-type="float">
            <text:p>0.99968996373963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215_EPI_ISL_416574</text:p>
          </table:table-cell>
          <table:table-cell table:formula="of:=RAND()" office:value-type="float" office:value="0.446726457133023" calcext:value-type="float">
            <text:p>0.446726457133023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217_EPI_ISL_416622</text:p>
          </table:table-cell>
          <table:table-cell table:formula="of:=RAND()" office:value-type="float" office:value="0.088787921961331" calcext:value-type="float">
            <text:p>0.08878792196133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215_EPI_ISL_416581</text:p>
          </table:table-cell>
          <table:table-cell table:formula="of:=RAND()" office:value-type="float" office:value="0.992021046619321" calcext:value-type="float">
            <text:p>0.99202104661932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217_EPI_ISL_416632</text:p>
          </table:table-cell>
          <table:table-cell table:formula="of:=RAND()" office:value-type="float" office:value="0.962765262233414" calcext:value-type="float">
            <text:p>0.96276526223341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217_EPI_ISL_416617</text:p>
          </table:table-cell>
          <table:table-cell table:formula="of:=RAND()" office:value-type="float" office:value="0.211481975176415" calcext:value-type="float">
            <text:p>0.211481975176415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217_EPI_ISL_416620</text:p>
          </table:table-cell>
          <table:table-cell table:formula="of:=RAND()" office:value-type="float" office:value="0.906578998937389" calcext:value-type="float">
            <text:p>0.90657899893738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217_EPI_ISL_416621</text:p>
          </table:table-cell>
          <table:table-cell table:formula="of:=RAND()" office:value-type="float" office:value="0.446154616656885" calcext:value-type="float">
            <text:p>0.446154616656885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217_EPI_ISL_416633</text:p>
          </table:table-cell>
          <table:table-cell table:formula="of:=RAND()" office:value-type="float" office:value="0.688311099935783" calcext:value-type="float">
            <text:p>0.688311099935783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210_EPI_ISL_412968</text:p>
          </table:table-cell>
          <table:table-cell table:formula="of:=RAND()" office:value-type="float" office:value="0.301319329225082" calcext:value-type="float">
            <text:p>0.301319329225082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HCOV-19_JAPAN_20200217_EPI_ISL_416609</text:p>
          </table:table-cell>
          <table:table-cell table:formula="of:=RAND()" office:value-type="float" office:value="0.982833126581382" calcext:value-type="float">
            <text:p>0.982833126581382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HCOV-19_JAPAN_20200216_EPI_ISL_416597</text:p>
          </table:table-cell>
          <table:table-cell table:formula="of:=RAND()" office:value-type="float" office:value="0.79179124634921" calcext:value-type="float">
            <text:p>0.79179124634921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HCOV-19_JAPAN_20200215_EPI_ISL_416566</text:p>
          </table:table-cell>
          <table:table-cell table:formula="of:=RAND()" office:value-type="float" office:value="0.505841063140787" calcext:value-type="float">
            <text:p>0.505841063140787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HCOV-19_JAPAN_20200217_EPI_ISL_416612</text:p>
          </table:table-cell>
          <table:table-cell table:formula="of:=RAND()" office:value-type="float" office:value="0.438145980160986" calcext:value-type="float">
            <text:p>0.438145980160986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HCOV-19_JAPAN_20200217_EPI_ISL_416629</text:p>
          </table:table-cell>
          <table:table-cell table:formula="of:=RAND()" office:value-type="float" office:value="0.105603102679715" calcext:value-type="float">
            <text:p>0.105603102679715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HCOV-19_JAPAN_20200215_EPI_ISL_416579</text:p>
          </table:table-cell>
          <table:table-cell table:formula="of:=RAND()" office:value-type="float" office:value="0.501003973885264" calcext:value-type="float">
            <text:p>0.501003973885264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HCOV-19_JAPAN_20200216_EPI_ISL_416601</text:p>
          </table:table-cell>
          <table:table-cell table:formula="of:=RAND()" office:value-type="float" office:value="0.230303450496218" calcext:value-type="float">
            <text:p>0.230303450496218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HCOV-19_JAPAN_20200217_EPI_ISL_416607</text:p>
          </table:table-cell>
          <table:table-cell table:formula="of:=RAND()" office:value-type="float" office:value="0.73970538826149" calcext:value-type="float">
            <text:p>0.7397053882614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7_EPI_ISL_416608</text:p>
          </table:table-cell>
          <table:table-cell table:formula="of:=RAND()" office:value-type="float" office:value="0.949285902893515" calcext:value-type="float">
            <text:p>0.94928590289351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SHANGHAI_20200204_EPI_ISL_416342</text:p>
          </table:table-cell>
          <table:table-cell table:formula="of:=RAND()" office:value-type="float" office:value="0.627184139979015" calcext:value-type="float">
            <text:p>0.62718413997901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6_EPI_ISL_416592</text:p>
          </table:table-cell>
          <table:table-cell table:formula="of:=RAND()" office:value-type="float" office:value="0.648323051942823" calcext:value-type="float">
            <text:p>0.64832305194282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7_EPI_ISL_416614</text:p>
          </table:table-cell>
          <table:table-cell table:formula="of:=RAND()" office:value-type="float" office:value="0.609720659900187" calcext:value-type="float">
            <text:p>0.60972065990018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SRAEL_202003_EPI_ISL_419211</text:p>
          </table:table-cell>
          <table:table-cell table:formula="of:=RAND()" office:value-type="float" office:value="0.200128833533408" calcext:value-type="float">
            <text:p>0.20012883353340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7_EPI_ISL_416611</text:p>
          </table:table-cell>
          <table:table-cell table:formula="of:=RAND()" office:value-type="float" office:value="0.704024316832735" calcext:value-type="float">
            <text:p>0.70402431683273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5_EPI_ISL_416569</text:p>
          </table:table-cell>
          <table:table-cell table:formula="of:=RAND()" office:value-type="float" office:value="0.375479587001349" calcext:value-type="float">
            <text:p>0.37547958700134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7_EPI_ISL_416630</text:p>
          </table:table-cell>
          <table:table-cell table:formula="of:=RAND()" office:value-type="float" office:value="0.514189660351566" calcext:value-type="float">
            <text:p>0.51418966035156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6_EPI_ISL_416606</text:p>
          </table:table-cell>
          <table:table-cell table:formula="of:=RAND()" office:value-type="float" office:value="0.97454581974922" calcext:value-type="float">
            <text:p>0.9745458197492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6_EPI_ISL_416596</text:p>
          </table:table-cell>
          <table:table-cell table:formula="of:=RAND()" office:value-type="float" office:value="0.496685424167677" calcext:value-type="float">
            <text:p>0.49668542416767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7_EPI_ISL_416628</text:p>
          </table:table-cell>
          <table:table-cell table:formula="of:=RAND()" office:value-type="float" office:value="0.509638718599565" calcext:value-type="float">
            <text:p>0.50963871859956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6_EPI_ISL_416593</text:p>
          </table:table-cell>
          <table:table-cell table:formula="of:=RAND()" office:value-type="float" office:value="0.179688089680373" calcext:value-type="float">
            <text:p>0.17968808968037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5_EPI_ISL_416571</text:p>
          </table:table-cell>
          <table:table-cell table:formula="of:=RAND()" office:value-type="float" office:value="0.606098643917958" calcext:value-type="float">
            <text:p>0.60609864391795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5_EPI_ISL_416583</text:p>
          </table:table-cell>
          <table:table-cell table:formula="of:=RAND()" office:value-type="float" office:value="0.589693293615116" calcext:value-type="float">
            <text:p>0.58969329361511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6_EPI_ISL_416605</text:p>
          </table:table-cell>
          <table:table-cell table:formula="of:=RAND()" office:value-type="float" office:value="0.135001789611702" calcext:value-type="float">
            <text:p>0.13500178961170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7_EPI_ISL_416631</text:p>
          </table:table-cell>
          <table:table-cell table:formula="of:=RAND()" office:value-type="float" office:value="0.369621669609363" calcext:value-type="float">
            <text:p>0.36962166960936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HONGKONG_20200222_EPI_ISL_414571</text:p>
          </table:table-cell>
          <table:table-cell table:formula="of:=RAND()" office:value-type="float" office:value="0.81586120180075" calcext:value-type="float">
            <text:p>0.8158612018007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7_EPI_ISL_416610</text:p>
          </table:table-cell>
          <table:table-cell table:formula="of:=RAND()" office:value-type="float" office:value="0.961394914628916" calcext:value-type="float">
            <text:p>0.96139491462891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6_EPI_ISL_416587</text:p>
          </table:table-cell>
          <table:table-cell table:formula="of:=RAND()" office:value-type="float" office:value="0.183356061695437" calcext:value-type="float">
            <text:p>0.18335606169543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6_EPI_ISL_416598</text:p>
          </table:table-cell>
          <table:table-cell table:formula="of:=RAND()" office:value-type="float" office:value="0.387783732864086" calcext:value-type="float">
            <text:p>0.38778373286408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20_EPI_ISL_413459</text:p>
          </table:table-cell>
          <table:table-cell table:formula="of:=RAND()" office:value-type="float" office:value="0.107769307819353" calcext:value-type="float">
            <text:p>0.10776930781935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5_EPI_ISL_416582</text:p>
          </table:table-cell>
          <table:table-cell table:formula="of:=RAND()" office:value-type="float" office:value="0.806656449371937" calcext:value-type="float">
            <text:p>0.80665644937193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0_EPI_ISL_412969</text:p>
          </table:table-cell>
          <table:table-cell table:formula="of:=RAND()" office:value-type="float" office:value="0.123141778235267" calcext:value-type="float">
            <text:p>0.12314177823526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6_EPI_ISL_416604</text:p>
          </table:table-cell>
          <table:table-cell table:formula="of:=RAND()" office:value-type="float" office:value="0.845461012550256" calcext:value-type="float">
            <text:p>0.84546101255025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7_EPI_ISL_416624</text:p>
          </table:table-cell>
          <table:table-cell table:formula="of:=RAND()" office:value-type="float" office:value="0.807751328248846" calcext:value-type="float">
            <text:p>0.80775132824884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7_EPI_ISL_416619</text:p>
          </table:table-cell>
          <table:table-cell table:formula="of:=RAND()" office:value-type="float" office:value="0.318355319780197" calcext:value-type="float">
            <text:p>0.31835531978019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7_EPI_ISL_416625</text:p>
          </table:table-cell>
          <table:table-cell table:formula="of:=RAND()" office:value-type="float" office:value="0.184213562239603" calcext:value-type="float">
            <text:p>0.18421356223960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JAPAN_20200217_EPI_ISL_416613</text:p>
          </table:table-cell>
          <table:table-cell table:formula="of:=RAND()" office:value-type="float" office:value="0.504410314997851" calcext:value-type="float">
            <text:p>0.504410314997851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HCOV-19_JAPAN_20200215_EPI_ISL_416565</text:p>
          </table:table-cell>
          <table:table-cell table:formula="of:=RAND()" office:value-type="float" office:value="0.272184711534579" calcext:value-type="float">
            <text:p>0.272184711534579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HCOV-19_JAPAN_20200216_EPI_ISL_416603</text:p>
          </table:table-cell>
          <table:table-cell table:formula="of:=RAND()" office:value-type="float" office:value="0.725422581385113" calcext:value-type="float">
            <text:p>0.725422581385113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CHINA_20200129_EPI_ISL_412967</text:p>
          </table:table-cell>
          <table:table-cell table:formula="of:=RAND()" office:value-type="float" office:value="0.163823215559168" calcext:value-type="float">
            <text:p>0.163823215559168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HONGKONG_20200201_EPI_ISL_412030</text:p>
          </table:table-cell>
          <table:table-cell table:formula="of:=RAND()" office:value-type="float" office:value="0.438885499418528" calcext:value-type="float">
            <text:p>0.438885499418528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SINGAPORE_20200129_EPI_ISL_418994</text:p>
          </table:table-cell>
          <table:table-cell table:formula="of:=RAND()" office:value-type="float" office:value="0.114211493418381" calcext:value-type="float">
            <text:p>0.114211493418381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JAPAN_20200216_EPI_ISL_416591</text:p>
          </table:table-cell>
          <table:table-cell table:formula="of:=RAND()" office:value-type="float" office:value="0.578102066504775" calcext:value-type="float">
            <text:p>0.578102066504775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JAPAN_20200216_EPI_ISL_416589</text:p>
          </table:table-cell>
          <table:table-cell table:formula="of:=RAND()" office:value-type="float" office:value="0.398861468420511" calcext:value-type="float">
            <text:p>0.398861468420511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SINGAPORE_20200201_EPI_ISL_407988</text:p>
          </table:table-cell>
          <table:table-cell table:formula="of:=RAND()" office:value-type="float" office:value="0.478639652791842" calcext:value-type="float">
            <text:p>0.478639652791842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FRANCE_20200202_EPI_ISL_411218</text:p>
          </table:table-cell>
          <table:table-cell table:formula="of:=RAND()" office:value-type="float" office:value="0.382109786672058" calcext:value-type="float">
            <text:p>0.382109786672058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FRANCE_20200129_EPI_ISL_408430</text:p>
          </table:table-cell>
          <table:table-cell table:formula="of:=RAND()" office:value-type="float" office:value="0.215592009458733" calcext:value-type="float">
            <text:p>0.215592009458733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FRANCE_20200129_EPI_ISL_410984</text:p>
          </table:table-cell>
          <table:table-cell table:formula="of:=RAND()" office:value-type="float" office:value="0.0912438123401612" calcext:value-type="float">
            <text:p>0.091243812340161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USA_20200217_EPI_ISL_414484</text:p>
          </table:table-cell>
          <table:table-cell table:formula="of:=RAND()" office:value-type="float" office:value="0.391872024064802" calcext:value-type="float">
            <text:p>0.391872024064802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CHONGQING_20200118_EPI_ISL_408481</text:p>
          </table:table-cell>
          <table:table-cell table:formula="of:=RAND()" office:value-type="float" office:value="0.22890392099721" calcext:value-type="float">
            <text:p>0.22890392099721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FRANCE_20200305_EPI_ISL_416507</text:p>
          </table:table-cell>
          <table:table-cell table:formula="of:=RAND()" office:value-type="float" office:value="0.355231355335506" calcext:value-type="float">
            <text:p>0.355231355335506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FRANCE_20200301_EPI_ISL_416503</text:p>
          </table:table-cell>
          <table:table-cell table:formula="of:=RAND()" office:value-type="float" office:value="0.721829811152833" calcext:value-type="float">
            <text:p>0.721829811152833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SPAIN_20200307_EPI_ISL_419237</text:p>
          </table:table-cell>
          <table:table-cell table:formula="of:=RAND()" office:value-type="float" office:value="0.608361668211091" calcext:value-type="float">
            <text:p>0.608361668211091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GEORGIA_20200311_EPI_ISL_416480</text:p>
          </table:table-cell>
          <table:table-cell table:formula="of:=RAND()" office:value-type="float" office:value="0.687921100678454" calcext:value-type="float">
            <text:p>0.687921100678454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GEORGIA_20200227_EPI_ISL_415641</text:p>
          </table:table-cell>
          <table:table-cell table:formula="of:=RAND()" office:value-type="float" office:value="0.0986422382329383" calcext:value-type="float">
            <text:p>0.098642238232938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GEORGIA_20200310_EPI_ISL_415643</text:p>
          </table:table-cell>
          <table:table-cell table:formula="of:=RAND()" office:value-type="float" office:value="0.85755833994026" calcext:value-type="float">
            <text:p>0.85755833994026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NORWAY_20200301_EPI_ISL_417486</text:p>
          </table:table-cell>
          <table:table-cell table:formula="of:=RAND()" office:value-type="float" office:value="0.793989464374378" calcext:value-type="float">
            <text:p>0.793989464374378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HCOV-19_NORWAY_20200301_EPI_ISL_417487</text:p>
          </table:table-cell>
          <table:table-cell table:formula="of:=RAND()" office:value-type="float" office:value="0.632123030687505" calcext:value-type="float">
            <text:p>0.632123030687505</text:p>
          </table:table-cell>
          <table:table-cell office:value-type="string" calcext:value-type="string">
            <text:p>Czech Republic</text:p>
          </table:table-cell>
        </table:table-row>
        <table:table-row table:style-name="ro1">
          <table:table-cell office:value-type="string" calcext:value-type="string">
            <text:p>HCOV-19_BELGIUM_20200306_EPI_ISL_418805</text:p>
          </table:table-cell>
          <table:table-cell table:formula="of:=RAND()" office:value-type="float" office:value="0.363499804644266" calcext:value-type="float">
            <text:p>0.363499804644266</text:p>
          </table:table-cell>
          <table:table-cell office:value-type="string" calcext:value-type="string">
            <text:p>Czech Republic</text:p>
          </table:table-cell>
        </table:table-row>
        <table:table-row table:style-name="ro1">
          <table:table-cell office:value-type="string" calcext:value-type="string">
            <text:p>HCOV-19_PORTUGAL_20200317_EPI_ISL_418025</text:p>
          </table:table-cell>
          <table:table-cell table:formula="of:=RAND()" office:value-type="float" office:value="0.0238960227023213" calcext:value-type="float">
            <text:p>0.023896022702321</text:p>
          </table:table-cell>
          <table:table-cell office:value-type="string" calcext:value-type="string">
            <text:p>Czech Republic</text:p>
          </table:table-cell>
        </table:table-row>
        <table:table-row table:style-name="ro1">
          <table:table-cell office:value-type="string" calcext:value-type="string">
            <text:p>HCOV-19_NORWAY_20200229_EPI_ISL_417488</text:p>
          </table:table-cell>
          <table:table-cell table:formula="of:=RAND()" office:value-type="float" office:value="0.168032603710139" calcext:value-type="float">
            <text:p>0.168032603710139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HCOV-19_ITALY_20200129_EPI_ISL_412974</text:p>
          </table:table-cell>
          <table:table-cell table:formula="of:=RAND()" office:value-type="float" office:value="0.686844137046403" calcext:value-type="float">
            <text:p>0.686844137046403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HCOV-19_USA_20200324_EPI_ISL_418891</text:p>
          </table:table-cell>
          <table:table-cell table:formula="of:=RAND()" office:value-type="float" office:value="0.886286243369442" calcext:value-type="float">
            <text:p>0.886286243369442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HCOV-19_NORWAY_20200227_EPI_ISL_417483</text:p>
          </table:table-cell>
          <table:table-cell table:formula="of:=RAND()" office:value-type="float" office:value="0.428372470355694" calcext:value-type="float">
            <text:p>0.428372470355694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HCOV-19_ENGLAND_20200318_EPI_ISL_418718</text:p>
          </table:table-cell>
          <table:table-cell table:formula="of:=RAND()" office:value-type="float" office:value="0.119533476835212" calcext:value-type="float">
            <text:p>0.119533476835212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HCOV-19_ENGLAND_20200228_EPI_ISL_414007</text:p>
          </table:table-cell>
          <table:table-cell table:formula="of:=RAND()" office:value-type="float" office:value="0.789123770201281" calcext:value-type="float">
            <text:p>0.789123770201281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HCOV-19_ENGLAND_20200305_EPI_ISL_417282</text:p>
          </table:table-cell>
          <table:table-cell table:formula="of:=RAND()" office:value-type="float" office:value="0.846562179282695" calcext:value-type="float">
            <text:p>0.846562179282695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HCOV-19_PORTUGAL_20200318_EPI_ISL_419386</text:p>
          </table:table-cell>
          <table:table-cell table:formula="of:=RAND()" office:value-type="float" office:value="0.0178191934793432" calcext:value-type="float">
            <text:p>0.017819193479343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HCOV-19_ENGLAND_20200315_EPI_ISL_418672</text:p>
          </table:table-cell>
          <table:table-cell table:formula="of:=RAND()" office:value-type="float" office:value="0.486373742537342" calcext:value-type="float">
            <text:p>0.486373742537342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HCOV-19_ENGLAND_20200316_EPI_ISL_418711</text:p>
          </table:table-cell>
          <table:table-cell table:formula="of:=RAND()" office:value-type="float" office:value="0.0871085733616742" calcext:value-type="float">
            <text:p>0.087108573361674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HCOV-19_CONGO_20200320_EPI_ISL_417950</text:p>
          </table:table-cell>
          <table:table-cell table:formula="of:=RAND()" office:value-type="float" office:value="0.111328812300095" calcext:value-type="float">
            <text:p>0.11132881230009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15_EPI_ISL_418677</text:p>
          </table:table-cell>
          <table:table-cell table:formula="of:=RAND()" office:value-type="float" office:value="0.763497682420259" calcext:value-type="float">
            <text:p>0.76349768242025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16_EPI_ISL_418678</text:p>
          </table:table-cell>
          <table:table-cell table:formula="of:=RAND()" office:value-type="float" office:value="0.390504187232501" calcext:value-type="float">
            <text:p>0.39050418723250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4_EPI_ISL_417659</text:p>
          </table:table-cell>
          <table:table-cell table:formula="of:=RAND()" office:value-type="float" office:value="0.666219362280092" calcext:value-type="float">
            <text:p>0.66621936228009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584</text:p>
          </table:table-cell>
          <table:table-cell table:formula="of:=RAND()" office:value-type="float" office:value="0.868439512327737" calcext:value-type="float">
            <text:p>0.86843951232773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17_EPI_ISL_418295</text:p>
          </table:table-cell>
          <table:table-cell table:formula="of:=RAND()" office:value-type="float" office:value="0.447109886889314" calcext:value-type="float">
            <text:p>0.44710988688931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RAZIL_20200229_EPI_ISL_415128</text:p>
          </table:table-cell>
          <table:table-cell table:formula="of:=RAND()" office:value-type="float" office:value="0.685744360038766" calcext:value-type="float">
            <text:p>0.68574436003876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PORTUGAL_20200316_EPI_ISL_418021</text:p>
          </table:table-cell>
          <table:table-cell table:formula="of:=RAND()" office:value-type="float" office:value="0.865840403660173" calcext:value-type="float">
            <text:p>0.86584040366017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PORTUGAL_20200316_EPI_ISL_418020</text:p>
          </table:table-cell>
          <table:table-cell table:formula="of:=RAND()" office:value-type="float" office:value="0.378926597477508" calcext:value-type="float">
            <text:p>0.37892659747750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COTLAND_20200309_EPI_ISL_415630</text:p>
          </table:table-cell>
          <table:table-cell table:formula="of:=RAND()" office:value-type="float" office:value="0.801986405214464" calcext:value-type="float">
            <text:p>0.80198640521446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25_EPI_ISL_418320</text:p>
          </table:table-cell>
          <table:table-cell table:formula="of:=RAND()" office:value-type="float" office:value="0.459083034345059" calcext:value-type="float">
            <text:p>0.45908303434505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RELAND_20200310_EPI_ISL_418582</text:p>
          </table:table-cell>
          <table:table-cell table:formula="of:=RAND()" office:value-type="float" office:value="0.988182653138249" calcext:value-type="float">
            <text:p>0.98818265313824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10_EPI_ISL_417394</text:p>
          </table:table-cell>
          <table:table-cell table:formula="of:=RAND()" office:value-type="float" office:value="0.990619914539023" calcext:value-type="float">
            <text:p>0.99061991453902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16_EPI_ISL_417409</text:p>
          </table:table-cell>
          <table:table-cell table:formula="of:=RAND()" office:value-type="float" office:value="0.040792259298252" calcext:value-type="float">
            <text:p>0.04079225929825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08_EPI_ISL_415478</text:p>
          </table:table-cell>
          <table:table-cell table:formula="of:=RAND()" office:value-type="float" office:value="0.346647019731449" calcext:value-type="float">
            <text:p>0.34664701973144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16_EPI_ISL_417410</text:p>
          </table:table-cell>
          <table:table-cell table:formula="of:=RAND()" office:value-type="float" office:value="0.464478771999556" calcext:value-type="float">
            <text:p>0.46447877199955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17_EPI_ISL_418680</text:p>
          </table:table-cell>
          <table:table-cell table:formula="of:=RAND()" office:value-type="float" office:value="0.752654612102422" calcext:value-type="float">
            <text:p>0.75265461210242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7_EPI_ISL_418977</text:p>
          </table:table-cell>
          <table:table-cell table:formula="of:=RAND()" office:value-type="float" office:value="0.648065107416124" calcext:value-type="float">
            <text:p>0.64806510741612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13_EPI_ISL_418858</text:p>
          </table:table-cell>
          <table:table-cell table:formula="of:=RAND()" office:value-type="float" office:value="0.52092095252579" calcext:value-type="float">
            <text:p>0.5209209525257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3_EPI_ISL_417498</text:p>
          </table:table-cell>
          <table:table-cell table:formula="of:=RAND()" office:value-type="float" office:value="0.897945673481532" calcext:value-type="float">
            <text:p>0.89794567348153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05_EPI_ISL_417268</text:p>
          </table:table-cell>
          <table:table-cell table:formula="of:=RAND()" office:value-type="float" office:value="0.380134616078273" calcext:value-type="float">
            <text:p>0.38013461607827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10_EPI_ISL_417399</text:p>
          </table:table-cell>
          <table:table-cell table:formula="of:=RAND()" office:value-type="float" office:value="0.71000802931025" calcext:value-type="float">
            <text:p>0.7100080293102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FINLAND_20200303_EPI_ISL_413603</text:p>
          </table:table-cell>
          <table:table-cell table:formula="of:=RAND()" office:value-type="float" office:value="0.222679898439709" calcext:value-type="float">
            <text:p>0.22267989843970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11_EPI_ISL_418669</text:p>
          </table:table-cell>
          <table:table-cell table:formula="of:=RAND()" office:value-type="float" office:value="0.763293090717546" calcext:value-type="float">
            <text:p>0.76329309071754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227_EPI_ISL_413025</text:p>
          </table:table-cell>
          <table:table-cell table:formula="of:=RAND()" office:value-type="float" office:value="0.891932952830821" calcext:value-type="float">
            <text:p>0.89193295283082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10_EPI_ISL_418676</text:p>
          </table:table-cell>
          <table:table-cell table:formula="of:=RAND()" office:value-type="float" office:value="0.293472186380851" calcext:value-type="float">
            <text:p>0.29347218638085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225_EPI_ISL_414009</text:p>
          </table:table-cell>
          <table:table-cell table:formula="of:=RAND()" office:value-type="float" office:value="0.951869252776016" calcext:value-type="float">
            <text:p>0.95186925277601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17_EPI_ISL_418707</text:p>
          </table:table-cell>
          <table:table-cell table:formula="of:=RAND()" office:value-type="float" office:value="0.0144311446764994" calcext:value-type="float">
            <text:p>0.01443114467649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228_EPI_ISL_418243</text:p>
          </table:table-cell>
          <table:table-cell table:formula="of:=RAND()" office:value-type="float" office:value="0.849999069629113" calcext:value-type="float">
            <text:p>0.84999906962911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TAIWAN_20200313_EPI_ISL_417522</text:p>
          </table:table-cell>
          <table:table-cell table:formula="of:=RAND()" office:value-type="float" office:value="0.0154786847922707" calcext:value-type="float">
            <text:p>0.01547868479227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08_EPI_ISL_417291</text:p>
          </table:table-cell>
          <table:table-cell table:formula="of:=RAND()" office:value-type="float" office:value="0.339863898267484" calcext:value-type="float">
            <text:p>0.33986389826748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RAZIL_20200304_EPI_ISL_416032</text:p>
          </table:table-cell>
          <table:table-cell table:formula="of:=RAND()" office:value-type="float" office:value="0.396037553986259" calcext:value-type="float">
            <text:p>0.39603755398625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672</text:p>
          </table:table-cell>
          <table:table-cell table:formula="of:=RAND()" office:value-type="float" office:value="0.389112174713742" calcext:value-type="float">
            <text:p>0.38911217471374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RAZIL_20200228_EPI_ISL_413016</text:p>
          </table:table-cell>
          <table:table-cell table:formula="of:=RAND()" office:value-type="float" office:value="0.189031903553723" calcext:value-type="float">
            <text:p>0.18903190355372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03_EPI_ISL_417246</text:p>
          </table:table-cell>
          <table:table-cell table:formula="of:=RAND()" office:value-type="float" office:value="0.923016642592882" calcext:value-type="float">
            <text:p>0.92301664259288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226_EPI_ISL_414011</text:p>
          </table:table-cell>
          <table:table-cell table:formula="of:=RAND()" office:value-type="float" office:value="0.700830501986954" calcext:value-type="float">
            <text:p>0.70083050198695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LUXEMBOURG_20200318_EPI_ISL_417528</text:p>
          </table:table-cell>
          <table:table-cell table:formula="of:=RAND()" office:value-type="float" office:value="0.684048956082873" calcext:value-type="float">
            <text:p>0.68404895608287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541</text:p>
          </table:table-cell>
          <table:table-cell table:formula="of:=RAND()" office:value-type="float" office:value="0.425849509916525" calcext:value-type="float">
            <text:p>0.42584950991652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540</text:p>
          </table:table-cell>
          <table:table-cell table:formula="of:=RAND()" office:value-type="float" office:value="0.126567848603509" calcext:value-type="float">
            <text:p>0.12656784860350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3_EPI_ISL_417801</text:p>
          </table:table-cell>
          <table:table-cell table:formula="of:=RAND()" office:value-type="float" office:value="0.674520365119078" calcext:value-type="float">
            <text:p>0.67452036511907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603</text:p>
          </table:table-cell>
          <table:table-cell table:formula="of:=RAND()" office:value-type="float" office:value="0.762564899772509" calcext:value-type="float">
            <text:p>0.76256489977250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825</text:p>
          </table:table-cell>
          <table:table-cell table:formula="of:=RAND()" office:value-type="float" office:value="0.442570107549509" calcext:value-type="float">
            <text:p>0.44257010754950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06_EPI_ISL_414451</text:p>
          </table:table-cell>
          <table:table-cell table:formula="of:=RAND()" office:value-type="float" office:value="0.411585601054743" calcext:value-type="float">
            <text:p>0.41158560105474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10_EPI_ISL_415492</text:p>
          </table:table-cell>
          <table:table-cell table:formula="of:=RAND()" office:value-type="float" office:value="0.864847291805755" calcext:value-type="float">
            <text:p>0.86484729180575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09_EPI_ISL_415512</text:p>
          </table:table-cell>
          <table:table-cell table:formula="of:=RAND()" office:value-type="float" office:value="0.591703960601951" calcext:value-type="float">
            <text:p>0.59170396060195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7_EPI_ISL_417009</text:p>
          </table:table-cell>
          <table:table-cell table:formula="of:=RAND()" office:value-type="float" office:value="0.811689032719575" calcext:value-type="float">
            <text:p>0.81168903271957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7_EPI_ISL_417008</text:p>
          </table:table-cell>
          <table:table-cell table:formula="of:=RAND()" office:value-type="float" office:value="0.244548929702868" calcext:value-type="float">
            <text:p>0.24454892970286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PORTUGAL_20200312_EPI_ISL_418005</text:p>
          </table:table-cell>
          <table:table-cell table:formula="of:=RAND()" office:value-type="float" office:value="0.943067845186654" calcext:value-type="float">
            <text:p>0.94306784518665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309_EPI_ISL_417975</text:p>
          </table:table-cell>
          <table:table-cell table:formula="of:=RAND()" office:value-type="float" office:value="0.503729259624363" calcext:value-type="float">
            <text:p>0.50372925962436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06_EPI_ISL_414468</text:p>
          </table:table-cell>
          <table:table-cell table:formula="of:=RAND()" office:value-type="float" office:value="0.720529232176972" calcext:value-type="float">
            <text:p>0.72052923217697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12_EPI_ISL_415527</text:p>
          </table:table-cell>
          <table:table-cell table:formula="of:=RAND()" office:value-type="float" office:value="0.206866881867599" calcext:value-type="float">
            <text:p>0.20686688186759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9_EPI_ISL_418982</text:p>
          </table:table-cell>
          <table:table-cell table:formula="of:=RAND()" office:value-type="float" office:value="0.398247885430391" calcext:value-type="float">
            <text:p>0.39824788543039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13_EPI_ISL_415486</text:p>
          </table:table-cell>
          <table:table-cell table:formula="of:=RAND()" office:value-type="float" office:value="0.725207218248661" calcext:value-type="float">
            <text:p>0.72520721824866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WALES_20200316_EPI_ISL_418149</text:p>
          </table:table-cell>
          <table:table-cell table:formula="of:=RAND()" office:value-type="float" office:value="0.553222798668198" calcext:value-type="float">
            <text:p>0.55322279866819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07_EPI_ISL_415491</text:p>
          </table:table-cell>
          <table:table-cell table:formula="of:=RAND()" office:value-type="float" office:value="0.255915100896774" calcext:value-type="float">
            <text:p>0.25591510089677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11_EPI_ISL_417405</text:p>
          </table:table-cell>
          <table:table-cell table:formula="of:=RAND()" office:value-type="float" office:value="0.399011294063844" calcext:value-type="float">
            <text:p>0.39901129406384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RELAND_20200310_EPI_ISL_418583</text:p>
          </table:table-cell>
          <table:table-cell table:formula="of:=RAND()" office:value-type="float" office:value="0.538522471075357" calcext:value-type="float">
            <text:p>0.53852247107535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2_EPI_ISL_417696</text:p>
          </table:table-cell>
          <table:table-cell table:formula="of:=RAND()" office:value-type="float" office:value="0.478177444288379" calcext:value-type="float">
            <text:p>0.47817744428837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2_EPI_ISL_417771</text:p>
          </table:table-cell>
          <table:table-cell table:formula="of:=RAND()" office:value-type="float" office:value="0.754638724956955" calcext:value-type="float">
            <text:p>0.75463872495695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568</text:p>
          </table:table-cell>
          <table:table-cell table:formula="of:=RAND()" office:value-type="float" office:value="0.570754324538581" calcext:value-type="float">
            <text:p>0.57075432453858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544</text:p>
          </table:table-cell>
          <table:table-cell table:formula="of:=RAND()" office:value-type="float" office:value="0.695136459132293" calcext:value-type="float">
            <text:p>0.69513645913229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548</text:p>
          </table:table-cell>
          <table:table-cell table:formula="of:=RAND()" office:value-type="float" office:value="0.0259532883694707" calcext:value-type="float">
            <text:p>0.02595328836947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716</text:p>
          </table:table-cell>
          <table:table-cell table:formula="of:=RAND()" office:value-type="float" office:value="0.707814194435448" calcext:value-type="float">
            <text:p>0.70781419443544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558</text:p>
          </table:table-cell>
          <table:table-cell table:formula="of:=RAND()" office:value-type="float" office:value="0.703284968416264" calcext:value-type="float">
            <text:p>0.70328496841626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4_EPI_ISL_417772</text:p>
          </table:table-cell>
          <table:table-cell table:formula="of:=RAND()" office:value-type="float" office:value="0.6080586371914" calcext:value-type="float">
            <text:p>0.608058637191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750</text:p>
          </table:table-cell>
          <table:table-cell table:formula="of:=RAND()" office:value-type="float" office:value="0.344465289826088" calcext:value-type="float">
            <text:p>0.34446528982608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8_EPI_ISL_417653</text:p>
          </table:table-cell>
          <table:table-cell table:formula="of:=RAND()" office:value-type="float" office:value="0.975873982832051" calcext:value-type="float">
            <text:p>0.97587398283205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822</text:p>
          </table:table-cell>
          <table:table-cell table:formula="of:=RAND()" office:value-type="float" office:value="0.730135443715654" calcext:value-type="float">
            <text:p>0.73013544371565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8_EPI_ISL_417590</text:p>
          </table:table-cell>
          <table:table-cell table:formula="of:=RAND()" office:value-type="float" office:value="0.464879305715603" calcext:value-type="float">
            <text:p>0.46487930571560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4_EPI_ISL_417655</text:p>
          </table:table-cell>
          <table:table-cell table:formula="of:=RAND()" office:value-type="float" office:value="0.0452358826854409" calcext:value-type="float">
            <text:p>0.04523588268544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COTLAND_20200310_EPI_ISL_415631</text:p>
          </table:table-cell>
          <table:table-cell table:formula="of:=RAND()" office:value-type="float" office:value="0.101034076677196" calcext:value-type="float">
            <text:p>0.10103407667719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0_EPI_ISL_417732</text:p>
          </table:table-cell>
          <table:table-cell table:formula="of:=RAND()" office:value-type="float" office:value="0.310599280854585" calcext:value-type="float">
            <text:p>0.31059928085458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17_EPI_ISL_417408</text:p>
          </table:table-cell>
          <table:table-cell table:formula="of:=RAND()" office:value-type="float" office:value="0.108035935008727" calcext:value-type="float">
            <text:p>0.10803593500872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1_EPI_ISL_416675</text:p>
          </table:table-cell>
          <table:table-cell table:formula="of:=RAND()" office:value-type="float" office:value="0.832888670725863" calcext:value-type="float">
            <text:p>0.83288867072586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06_EPI_ISL_417289</text:p>
          </table:table-cell>
          <table:table-cell table:formula="of:=RAND()" office:value-type="float" office:value="0.0429692772528269" calcext:value-type="float">
            <text:p>0.04296927725282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4_EPI_ISL_416723</text:p>
          </table:table-cell>
          <table:table-cell table:formula="of:=RAND()" office:value-type="float" office:value="0.498471840034119" calcext:value-type="float">
            <text:p>0.49847184003411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1_EPI_ISL_416646</text:p>
          </table:table-cell>
          <table:table-cell table:formula="of:=RAND()" office:value-type="float" office:value="0.526237422223892" calcext:value-type="float">
            <text:p>0.52623742222389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574</text:p>
          </table:table-cell>
          <table:table-cell table:formula="of:=RAND()" office:value-type="float" office:value="0.470640691496329" calcext:value-type="float">
            <text:p>0.47064069149632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14_EPI_ISL_417017</text:p>
          </table:table-cell>
          <table:table-cell table:formula="of:=RAND()" office:value-type="float" office:value="0.530713260542353" calcext:value-type="float">
            <text:p>0.53071326054235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15_EPI_ISL_417025</text:p>
          </table:table-cell>
          <table:table-cell table:formula="of:=RAND()" office:value-type="float" office:value="0.379302834180866" calcext:value-type="float">
            <text:p>0.37930283418086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07_EPI_ISL_417280</text:p>
          </table:table-cell>
          <table:table-cell table:formula="of:=RAND()" office:value-type="float" office:value="0.917048863090533" calcext:value-type="float">
            <text:p>0.91704886309053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4_EPI_ISL_417501</text:p>
          </table:table-cell>
          <table:table-cell table:formula="of:=RAND()" office:value-type="float" office:value="0.962624230732536" calcext:value-type="float">
            <text:p>0.96262423073253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07_EPI_ISL_416733</text:p>
          </table:table-cell>
          <table:table-cell table:formula="of:=RAND()" office:value-type="float" office:value="0.700908319446403" calcext:value-type="float">
            <text:p>0.70090831944640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25_EPI_ISL_418303</text:p>
          </table:table-cell>
          <table:table-cell table:formula="of:=RAND()" office:value-type="float" office:value="0.342032350271013" calcext:value-type="float">
            <text:p>0.34203235027101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2_EPI_ISL_417346</text:p>
          </table:table-cell>
          <table:table-cell table:formula="of:=RAND()" office:value-type="float" office:value="0.396653422016857" calcext:value-type="float">
            <text:p>0.39665342201685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8_EPI_ISL_417931</text:p>
          </table:table-cell>
          <table:table-cell table:formula="of:=RAND()" office:value-type="float" office:value="0.897045610815001" calcext:value-type="float">
            <text:p>0.89704561081500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FRANCE_20200318_EPI_ISL_418432</text:p>
          </table:table-cell>
          <table:table-cell table:formula="of:=RAND()" office:value-type="float" office:value="0.725064533108319" calcext:value-type="float">
            <text:p>0.72506453310831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PAKISTAN_20200304_EPI_ISL_417444</text:p>
          </table:table-cell>
          <table:table-cell table:formula="of:=RAND()" office:value-type="float" office:value="0.35842359494242" calcext:value-type="float">
            <text:p>0.3584235949424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KUWAIT_20200302_EPI_ISL_416542</text:p>
          </table:table-cell>
          <table:table-cell table:formula="of:=RAND()" office:value-type="float" office:value="0.261445368494955" calcext:value-type="float">
            <text:p>0.26144536849495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HANDONG_20200119_EPI_ISL_408482</text:p>
          </table:table-cell>
          <table:table-cell table:formula="of:=RAND()" office:value-type="float" office:value="0.0744441760050894" calcext:value-type="float">
            <text:p>0.07444417600508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WZEALAND_20200227_EPI_ISL_413490</text:p>
          </table:table-cell>
          <table:table-cell table:formula="of:=RAND()" office:value-type="float" office:value="0.645018866276893" calcext:value-type="float">
            <text:p>0.64501886627689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06_EPI_ISL_417385</text:p>
          </table:table-cell>
          <table:table-cell table:formula="of:=RAND()" office:value-type="float" office:value="0.623697548989112" calcext:value-type="float">
            <text:p>0.62369754898911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05_EPI_ISL_417384</text:p>
          </table:table-cell>
          <table:table-cell table:formula="of:=RAND()" office:value-type="float" office:value="0.720678493714215" calcext:value-type="float">
            <text:p>0.72067849371421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06_EPI_ISL_414591</text:p>
          </table:table-cell>
          <table:table-cell table:formula="of:=RAND()" office:value-type="float" office:value="0.984312565952129" calcext:value-type="float">
            <text:p>0.98431256595212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11_EPI_ISL_417406</text:p>
          </table:table-cell>
          <table:table-cell table:formula="of:=RAND()" office:value-type="float" office:value="0.805100479969385" calcext:value-type="float">
            <text:p>0.80510047996938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228_EPI_ISL_412975</text:p>
          </table:table-cell>
          <table:table-cell table:formula="of:=RAND()" office:value-type="float" office:value="0.948292272486112" calcext:value-type="float">
            <text:p>0.94829227248611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03_EPI_ISL_413600</text:p>
          </table:table-cell>
          <table:table-cell table:formula="of:=RAND()" office:value-type="float" office:value="0.0861711724545197" calcext:value-type="float">
            <text:p>0.0861711724545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06_EPI_ISL_414558</text:p>
          </table:table-cell>
          <table:table-cell table:formula="of:=RAND()" office:value-type="float" office:value="0.543363990346574" calcext:value-type="float">
            <text:p>0.54336399034657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01_EPI_ISL_415581</text:p>
          </table:table-cell>
          <table:table-cell table:formula="of:=RAND()" office:value-type="float" office:value="0.0658090207446173" calcext:value-type="float">
            <text:p>0.06580902074461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03_EPI_ISL_418824</text:p>
          </table:table-cell>
          <table:table-cell table:formula="of:=RAND()" office:value-type="float" office:value="0.164061933561901" calcext:value-type="float">
            <text:p>0.16406193356190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08_EPI_ISL_418322</text:p>
          </table:table-cell>
          <table:table-cell table:formula="of:=RAND()" office:value-type="float" office:value="0.430949072965462" calcext:value-type="float">
            <text:p>0.43094907296546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14_EPI_ISL_418323</text:p>
          </table:table-cell>
          <table:table-cell table:formula="of:=RAND()" office:value-type="float" office:value="0.311394813210364" calcext:value-type="float">
            <text:p>0.31139481321036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229_EPI_ISL_413214</text:p>
          </table:table-cell>
          <table:table-cell table:formula="of:=RAND()" office:value-type="float" office:value="0.644214948087233" calcext:value-type="float">
            <text:p>0.64421494808723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08_EPI_ISL_417393</text:p>
          </table:table-cell>
          <table:table-cell table:formula="of:=RAND()" office:value-type="float" office:value="0.455986127432503" calcext:value-type="float">
            <text:p>0.45598612743250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03_EPI_ISL_417383</text:p>
          </table:table-cell>
          <table:table-cell table:formula="of:=RAND()" office:value-type="float" office:value="0.865085945711393" calcext:value-type="float">
            <text:p>0.86508594571139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04_EPI_ISL_413599</text:p>
          </table:table-cell>
          <table:table-cell table:formula="of:=RAND()" office:value-type="float" office:value="0.444839353411446" calcext:value-type="float">
            <text:p>0.44483935341144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08_EPI_ISL_417391</text:p>
          </table:table-cell>
          <table:table-cell table:formula="of:=RAND()" office:value-type="float" office:value="0.642796901260388" calcext:value-type="float">
            <text:p>0.64279690126038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09_EPI_ISL_417389</text:p>
          </table:table-cell>
          <table:table-cell table:formula="of:=RAND()" office:value-type="float" office:value="0.818115563334099" calcext:value-type="float">
            <text:p>0.81811556333409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11_EPI_ISL_417398</text:p>
          </table:table-cell>
          <table:table-cell table:formula="of:=RAND()" office:value-type="float" office:value="0.358282952687866" calcext:value-type="float">
            <text:p>0.35828295268786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04_EPI_ISL_417386</text:p>
          </table:table-cell>
          <table:table-cell table:formula="of:=RAND()" office:value-type="float" office:value="0.820668720265454" calcext:value-type="float">
            <text:p>0.82066872026545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229_EPI_ISL_414414</text:p>
          </table:table-cell>
          <table:table-cell table:formula="of:=RAND()" office:value-type="float" office:value="0.898947518818089" calcext:value-type="float">
            <text:p>0.89894751881808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227_EPI_ISL_414008</text:p>
          </table:table-cell>
          <table:table-cell table:formula="of:=RAND()" office:value-type="float" office:value="0.378760070356771" calcext:value-type="float">
            <text:p>0.37876007035677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HANGHAI_20200208_EPI_ISL_416382</text:p>
          </table:table-cell>
          <table:table-cell table:formula="of:=RAND()" office:value-type="float" office:value="0.201056051705961" calcext:value-type="float">
            <text:p>0.20105605170596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HANGHAI_20200215_EPI_ISL_416407</text:p>
          </table:table-cell>
          <table:table-cell table:formula="of:=RAND()" office:value-type="float" office:value="0.398755233709953" calcext:value-type="float">
            <text:p>0.39875523370995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HANGHAI_20200215_EPI_ISL_416406</text:p>
          </table:table-cell>
          <table:table-cell table:formula="of:=RAND()" office:value-type="float" office:value="0.639067408411618" calcext:value-type="float">
            <text:p>0.63906740841161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HANGHAI_20200130_EPI_ISL_416331</text:p>
          </table:table-cell>
          <table:table-cell table:formula="of:=RAND()" office:value-type="float" office:value="0.343942850451973" calcext:value-type="float">
            <text:p>0.34394285045197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HANGHAI_20200207_EPI_ISL_416373</text:p>
          </table:table-cell>
          <table:table-cell table:formula="of:=RAND()" office:value-type="float" office:value="0.819119683549264" calcext:value-type="float">
            <text:p>0.81911968354926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WUHAN_20200118_EPI_ISL_412981</text:p>
          </table:table-cell>
          <table:table-cell table:formula="of:=RAND()" office:value-type="float" office:value="0.553947697556191" calcext:value-type="float">
            <text:p>0.55394769755619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11_EPI_ISL_418324</text:p>
          </table:table-cell>
          <table:table-cell table:formula="of:=RAND()" office:value-type="float" office:value="0.742352404148604" calcext:value-type="float">
            <text:p>0.74235240414860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229_EPI_ISL_414476</text:p>
          </table:table-cell>
          <table:table-cell table:formula="of:=RAND()" office:value-type="float" office:value="0.555196627893053" calcext:value-type="float">
            <text:p>0.55519662789305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11_EPI_ISL_418832</text:p>
          </table:table-cell>
          <table:table-cell table:formula="of:=RAND()" office:value-type="float" office:value="0.104305202818377" calcext:value-type="float">
            <text:p>0.10430520281837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TAIWAN_20200314_EPI_ISL_417524</text:p>
          </table:table-cell>
          <table:table-cell table:formula="of:=RAND()" office:value-type="float" office:value="0.77363148756325" calcext:value-type="float">
            <text:p>0.7736314875632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TAIWAN_20200313_EPI_ISL_417523</text:p>
          </table:table-cell>
          <table:table-cell table:formula="of:=RAND()" office:value-type="float" office:value="0.243950368292208" calcext:value-type="float">
            <text:p>0.24395036829220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GERMANY_20200302_EPI_ISL_414520</text:p>
          </table:table-cell>
          <table:table-cell table:formula="of:=RAND()" office:value-type="float" office:value="0.360387894745621" calcext:value-type="float">
            <text:p>0.36038789474562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228_EPI_ISL_414522</text:p>
          </table:table-cell>
          <table:table-cell table:formula="of:=RAND()" office:value-type="float" office:value="0.117519589248269" calcext:value-type="float">
            <text:p>0.11751958924826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TAIWAN_20200310_EPI_ISL_417521</text:p>
          </table:table-cell>
          <table:table-cell table:formula="of:=RAND()" office:value-type="float" office:value="0.568560197787893" calcext:value-type="float">
            <text:p>0.56856019778789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TAIWAN_20200226_EPI_ISL_415741</text:p>
          </table:table-cell>
          <table:table-cell table:formula="of:=RAND()" office:value-type="float" office:value="0.868472461332937" calcext:value-type="float">
            <text:p>0.86847246133293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TAIWAN_20200305_EPI_ISL_417519</text:p>
          </table:table-cell>
          <table:table-cell table:formula="of:=RAND()" office:value-type="float" office:value="0.406448419410928" calcext:value-type="float">
            <text:p>0.40644841941092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TAIWAN_20200309_EPI_ISL_417520</text:p>
          </table:table-cell>
          <table:table-cell table:formula="of:=RAND()" office:value-type="float" office:value="0.684613916745781" calcext:value-type="float">
            <text:p>0.68461391674578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KUWAIT_20200302_EPI_ISL_416541</text:p>
          </table:table-cell>
          <table:table-cell table:formula="of:=RAND()" office:value-type="float" office:value="0.538395593975088" calcext:value-type="float">
            <text:p>0.53839559397508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KUWAIT_20200302_EPI_ISL_416543</text:p>
          </table:table-cell>
          <table:table-cell table:formula="of:=RAND()" office:value-type="float" office:value="0.233177999857863" calcext:value-type="float">
            <text:p>0.23317799985786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02_EPI_ISL_413597</text:p>
          </table:table-cell>
          <table:table-cell table:formula="of:=RAND()" office:value-type="float" office:value="0.463073676357053" calcext:value-type="float">
            <text:p>0.46307367635705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229_EPI_ISL_413213</text:p>
          </table:table-cell>
          <table:table-cell table:formula="of:=RAND()" office:value-type="float" office:value="0.958668552714113" calcext:value-type="float">
            <text:p>0.95866855271411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228_EPI_ISL_413595</text:p>
          </table:table-cell>
          <table:table-cell table:formula="of:=RAND()" office:value-type="float" office:value="0.525431649617135" calcext:value-type="float">
            <text:p>0.52543164961713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ORWAY_20200226_EPI_ISL_417484</text:p>
          </table:table-cell>
          <table:table-cell table:formula="of:=RAND()" office:value-type="float" office:value="0.00298029106984603" calcext:value-type="float">
            <text:p>0.00298029106984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02_EPI_ISL_416412</text:p>
          </table:table-cell>
          <table:table-cell table:formula="of:=RAND()" office:value-type="float" office:value="0.450753117127246" calcext:value-type="float">
            <text:p>0.45075311712724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KUWAIT_20200302_EPI_ISL_416458</text:p>
          </table:table-cell>
          <table:table-cell table:formula="of:=RAND()" office:value-type="float" office:value="0.432297576236696" calcext:value-type="float">
            <text:p>0.43229757623669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WUHAN_20191230_EPI_ISL_402130</text:p>
          </table:table-cell>
          <table:table-cell table:formula="of:=RAND()" office:value-type="float" office:value="0.896722887980722" calcext:value-type="float">
            <text:p>0.89672288798072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JINGZHOU_20200108_EPI_ISL_412459</text:p>
          </table:table-cell>
          <table:table-cell table:formula="of:=RAND()" office:value-type="float" office:value="0.962489108416266" calcext:value-type="float">
            <text:p>0.96248910841626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HANGHAI_20200205_EPI_ISL_416376</text:p>
          </table:table-cell>
          <table:table-cell table:formula="of:=RAND()" office:value-type="float" office:value="0.613949214366654" calcext:value-type="float">
            <text:p>0.61394921436665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HANGHAI_20200209_EPI_ISL_416404</text:p>
          </table:table-cell>
          <table:table-cell table:formula="of:=RAND()" office:value-type="float" office:value="0.503248928618214" calcext:value-type="float">
            <text:p>0.50324892861821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121_EPI_ISL_404253</text:p>
          </table:table-cell>
          <table:table-cell table:formula="of:=RAND()" office:value-type="float" office:value="0.644342918992512" calcext:value-type="float">
            <text:p>0.64434291899251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HANGZHOU_20200203_EPI_ISL_418990</text:p>
          </table:table-cell>
          <table:table-cell table:formula="of:=RAND()" office:value-type="float" office:value="0.938707105555431" calcext:value-type="float">
            <text:p>0.93870710555543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GERMANY_20200128_EPI_ISL_406862</text:p>
          </table:table-cell>
          <table:table-cell table:formula="of:=RAND()" office:value-type="float" office:value="0.753142455508169" calcext:value-type="float">
            <text:p>0.75314245550816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HANGHAI_20200206_EPI_ISL_416334</text:p>
          </table:table-cell>
          <table:table-cell table:formula="of:=RAND()" office:value-type="float" office:value="0.202487667207643" calcext:value-type="float">
            <text:p>0.20248766720764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TALY_20200301_EPI_ISL_417418</text:p>
          </table:table-cell>
          <table:table-cell table:formula="of:=RAND()" office:value-type="float" office:value="0.105300640759418" calcext:value-type="float">
            <text:p>0.10530064075941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TALY_20200301_EPI_ISL_417419</text:p>
          </table:table-cell>
          <table:table-cell table:formula="of:=RAND()" office:value-type="float" office:value="0.123303891644267" calcext:value-type="float">
            <text:p>0.12330389164426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831</text:p>
          </table:table-cell>
          <table:table-cell table:formula="of:=RAND()" office:value-type="float" office:value="0.142630006380706" calcext:value-type="float">
            <text:p>0.14263000638070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309_EPI_ISL_417972</text:p>
          </table:table-cell>
          <table:table-cell table:formula="of:=RAND()" office:value-type="float" office:value="0.29539120426625" calcext:value-type="float">
            <text:p>0.2953912042662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FRANCE_20200304_EPI_ISL_416494</text:p>
          </table:table-cell>
          <table:table-cell table:formula="of:=RAND()" office:value-type="float" office:value="0.842053957232639" calcext:value-type="float">
            <text:p>0.84205395723263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4_EPI_ISL_413996</text:p>
          </table:table-cell>
          <table:table-cell table:formula="of:=RAND()" office:value-type="float" office:value="0.180538059365252" calcext:value-type="float">
            <text:p>0.18053805936525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LUXEMBOURG_20200318_EPI_ISL_417533</text:p>
          </table:table-cell>
          <table:table-cell table:formula="of:=RAND()" office:value-type="float" office:value="0.0406288317079692" calcext:value-type="float">
            <text:p>0.04062883170796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LUXEMBOURG_20200318_EPI_ISL_417530</text:p>
          </table:table-cell>
          <table:table-cell table:formula="of:=RAND()" office:value-type="float" office:value="0.684996851044696" calcext:value-type="float">
            <text:p>0.68499685104469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LUXEMBOURG_20200318_EPI_ISL_417529</text:p>
          </table:table-cell>
          <table:table-cell table:formula="of:=RAND()" office:value-type="float" office:value="0.797523808610841" calcext:value-type="float">
            <text:p>0.79752380861084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11_EPI_ISL_418834</text:p>
          </table:table-cell>
          <table:table-cell table:formula="of:=RAND()" office:value-type="float" office:value="0.399015057368173" calcext:value-type="float">
            <text:p>0.39901505736817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13_EPI_ISL_418856</text:p>
          </table:table-cell>
          <table:table-cell table:formula="of:=RAND()" office:value-type="float" office:value="0.162566105423285" calcext:value-type="float">
            <text:p>0.16256610542328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DENMARK_20200302_EPI_ISL_416153</text:p>
          </table:table-cell>
          <table:table-cell table:formula="of:=RAND()" office:value-type="float" office:value="0.788793241524649" calcext:value-type="float">
            <text:p>0.78879324152464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3_EPI_ISL_417711</text:p>
          </table:table-cell>
          <table:table-cell table:formula="of:=RAND()" office:value-type="float" office:value="0.846114000750948" calcext:value-type="float">
            <text:p>0.84611400075094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13_EPI_ISL_418857</text:p>
          </table:table-cell>
          <table:table-cell table:formula="of:=RAND()" office:value-type="float" office:value="0.848169680898134" calcext:value-type="float">
            <text:p>0.84816968089813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10_EPI_ISL_418839</text:p>
          </table:table-cell>
          <table:table-cell table:formula="of:=RAND()" office:value-type="float" office:value="0.755556076380419" calcext:value-type="float">
            <text:p>0.75555607638041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3_EPI_ISL_417803</text:p>
          </table:table-cell>
          <table:table-cell table:formula="of:=RAND()" office:value-type="float" office:value="0.461602231303716" calcext:value-type="float">
            <text:p>0.46160223130371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FRANCE_20200226_EPI_ISL_414624</text:p>
          </table:table-cell>
          <table:table-cell table:formula="of:=RAND()" office:value-type="float" office:value="0.0790701900096645" calcext:value-type="float">
            <text:p>0.07907019000966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05_EPI_ISL_417851</text:p>
          </table:table-cell>
          <table:table-cell table:formula="of:=RAND()" office:value-type="float" office:value="0.498418149196153" calcext:value-type="float">
            <text:p>0.49841814919615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TALY_20200303_EPI_ISL_413489</text:p>
          </table:table-cell>
          <table:table-cell table:formula="of:=RAND()" office:value-type="float" office:value="0.980120260170736" calcext:value-type="float">
            <text:p>0.98012026017073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6_EPI_ISL_416832</text:p>
          </table:table-cell>
          <table:table-cell table:formula="of:=RAND()" office:value-type="float" office:value="0.844352366944012" calcext:value-type="float">
            <text:p>0.84435236694401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ZECHREPUBLIC_202002_EPI_ISL_416742</text:p>
          </table:table-cell>
          <table:table-cell table:formula="of:=RAND()" office:value-type="float" office:value="0.66341393836033" calcext:value-type="float">
            <text:p>0.6634139383603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307_EPI_ISL_415708</text:p>
          </table:table-cell>
          <table:table-cell table:formula="of:=RAND()" office:value-type="float" office:value="0.600329316955942" calcext:value-type="float">
            <text:p>0.60032931695594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592</text:p>
          </table:table-cell>
          <table:table-cell table:formula="of:=RAND()" office:value-type="float" office:value="0.214319069497051" calcext:value-type="float">
            <text:p>0.21431906949705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OUTHAFRICA_20200307_EPI_ISL_417186</text:p>
          </table:table-cell>
          <table:table-cell table:formula="of:=RAND()" office:value-type="float" office:value="0.348609931174729" calcext:value-type="float">
            <text:p>0.34860993117472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FRANCE_20200322_EPI_ISL_419187</text:p>
          </table:table-cell>
          <table:table-cell table:formula="of:=RAND()" office:value-type="float" office:value="0.407785608543786" calcext:value-type="float">
            <text:p>0.40778560854378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08_EPI_ISL_418355</text:p>
          </table:table-cell>
          <table:table-cell table:formula="of:=RAND()" office:value-type="float" office:value="0.512051092427793" calcext:value-type="float">
            <text:p>0.51205109242779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5_EPI_ISL_418796</text:p>
          </table:table-cell>
          <table:table-cell table:formula="of:=RAND()" office:value-type="float" office:value="0.739860796924637" calcext:value-type="float">
            <text:p>0.73986079692463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TALY_20200323_EPI_ISL_419254</text:p>
          </table:table-cell>
          <table:table-cell table:formula="of:=RAND()" office:value-type="float" office:value="0.917256518649954" calcext:value-type="float">
            <text:p>0.91725651864995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TALY_20200220_EPI_ISL_412973</text:p>
          </table:table-cell>
          <table:table-cell table:formula="of:=RAND()" office:value-type="float" office:value="0.317006949537235" calcext:value-type="float">
            <text:p>0.31700694953723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ENEGAL_20200310_EPI_ISL_418210</text:p>
          </table:table-cell>
          <table:table-cell table:formula="of:=RAND()" office:value-type="float" office:value="0.442496873473087" calcext:value-type="float">
            <text:p>0.44249687347308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ENEGAL_20200312_EPI_ISL_418213</text:p>
          </table:table-cell>
          <table:table-cell table:formula="of:=RAND()" office:value-type="float" office:value="0.98490655235675" calcext:value-type="float">
            <text:p>0.9849065523567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ENEGAL_20200311_EPI_ISL_418211</text:p>
          </table:table-cell>
          <table:table-cell table:formula="of:=RAND()" office:value-type="float" office:value="0.922142225952306" calcext:value-type="float">
            <text:p>0.92214222595230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ENEGAL_20200311_EPI_ISL_418212</text:p>
          </table:table-cell>
          <table:table-cell table:formula="of:=RAND()" office:value-type="float" office:value="0.544124369539398" calcext:value-type="float">
            <text:p>0.54412436953939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10_EPI_ISL_418793</text:p>
          </table:table-cell>
          <table:table-cell table:formula="of:=RAND()" office:value-type="float" office:value="0.726790782663656" calcext:value-type="float">
            <text:p>0.72679078266365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5_EPI_ISL_418792</text:p>
          </table:table-cell>
          <table:table-cell table:formula="of:=RAND()" office:value-type="float" office:value="0.289528316606458" calcext:value-type="float">
            <text:p>0.28952831660645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17_EPI_ISL_418629</text:p>
          </table:table-cell>
          <table:table-cell table:formula="of:=RAND()" office:value-type="float" office:value="0.52833895838667" calcext:value-type="float">
            <text:p>0.5283389583866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2_EPI_ISL_417727</text:p>
          </table:table-cell>
          <table:table-cell table:formula="of:=RAND()" office:value-type="float" office:value="0.837074630279284" calcext:value-type="float">
            <text:p>0.83707463027928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1_EPI_ISL_418965</text:p>
          </table:table-cell>
          <table:table-cell table:formula="of:=RAND()" office:value-type="float" office:value="0.876766518232206" calcext:value-type="float">
            <text:p>0.87676651823220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18_EPI_ISL_418751</text:p>
          </table:table-cell>
          <table:table-cell table:formula="of:=RAND()" office:value-type="float" office:value="0.73625214140608" calcext:value-type="float">
            <text:p>0.7362521414060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1_EPI_ISL_415154</text:p>
          </table:table-cell>
          <table:table-cell table:formula="of:=RAND()" office:value-type="float" office:value="0.629628356683856" calcext:value-type="float">
            <text:p>0.62962835668385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3_EPI_ISL_416469</text:p>
          </table:table-cell>
          <table:table-cell table:formula="of:=RAND()" office:value-type="float" office:value="0.30078348123918" calcext:value-type="float">
            <text:p>0.3007834812391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3_EPI_ISL_415153</text:p>
          </table:table-cell>
          <table:table-cell table:formula="of:=RAND()" office:value-type="float" office:value="0.420563699512957" calcext:value-type="float">
            <text:p>0.42056369951295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1_EPI_ISL_415155</text:p>
          </table:table-cell>
          <table:table-cell table:formula="of:=RAND()" office:value-type="float" office:value="0.966408792614008" calcext:value-type="float">
            <text:p>0.96640879261400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DENMARK_20200228_EPI_ISL_416143</text:p>
          </table:table-cell>
          <table:table-cell table:formula="of:=RAND()" office:value-type="float" office:value="0.682301280854259" calcext:value-type="float">
            <text:p>0.68230128085425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0_EPI_ISL_415601</text:p>
          </table:table-cell>
          <table:table-cell table:formula="of:=RAND()" office:value-type="float" office:value="0.257051101483185" calcext:value-type="float">
            <text:p>0.25705110148318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05_EPI_ISL_414594</text:p>
          </table:table-cell>
          <table:table-cell table:formula="of:=RAND()" office:value-type="float" office:value="0.668967010752439" calcext:value-type="float">
            <text:p>0.66896701075243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2_EPI_ISL_417198</text:p>
          </table:table-cell>
          <table:table-cell table:formula="of:=RAND()" office:value-type="float" office:value="0.11133107677561" calcext:value-type="float">
            <text:p>0.1113310767756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DENMARK_20200301_EPI_ISL_416144</text:p>
          </table:table-cell>
          <table:table-cell table:formula="of:=RAND()" office:value-type="float" office:value="0.453951310406415" calcext:value-type="float">
            <text:p>0.45395131040641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RAZIL_20200229_EPI_ISL_414015</text:p>
          </table:table-cell>
          <table:table-cell table:formula="of:=RAND()" office:value-type="float" office:value="0.0556814152975726" calcext:value-type="float">
            <text:p>0.05568141529757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03_EPI_ISL_417227</text:p>
          </table:table-cell>
          <table:table-cell table:formula="of:=RAND()" office:value-type="float" office:value="0.303665822747454" calcext:value-type="float">
            <text:p>0.30366582274745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ENGLAND_20200304_EPI_ISL_417222</text:p>
          </table:table-cell>
          <table:table-cell table:formula="of:=RAND()" office:value-type="float" office:value="0.0355444986960622" calcext:value-type="float">
            <text:p>0.03554449869606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225_EPI_ISL_418251</text:p>
          </table:table-cell>
          <table:table-cell table:formula="of:=RAND()" office:value-type="float" office:value="0.92118088397128" calcext:value-type="float">
            <text:p>0.9211808839712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226_EPI_ISL_418247</text:p>
          </table:table-cell>
          <table:table-cell table:formula="of:=RAND()" office:value-type="float" office:value="0.62659694986551" calcext:value-type="float">
            <text:p>0.6265969498655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3_EPI_ISL_417430</text:p>
          </table:table-cell>
          <table:table-cell table:formula="of:=RAND()" office:value-type="float" office:value="0.670666811177548" calcext:value-type="float">
            <text:p>0.67066681117754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4_EPI_ISL_418989</text:p>
          </table:table-cell>
          <table:table-cell table:formula="of:=RAND()" office:value-type="float" office:value="0.262148986420115" calcext:value-type="float">
            <text:p>0.26214898642011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315_EPI_ISL_418860</text:p>
          </table:table-cell>
          <table:table-cell table:formula="of:=RAND()" office:value-type="float" office:value="0.478919968096955" calcext:value-type="float">
            <text:p>0.47891996809695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1_EPI_ISL_417770</text:p>
          </table:table-cell>
          <table:table-cell table:formula="of:=RAND()" office:value-type="float" office:value="0.494620397943921" calcext:value-type="float">
            <text:p>0.49462039794392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766</text:p>
          </table:table-cell>
          <table:table-cell table:formula="of:=RAND()" office:value-type="float" office:value="0.145906175428258" calcext:value-type="float">
            <text:p>0.14590617542825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3_EPI_ISL_417798</text:p>
          </table:table-cell>
          <table:table-cell table:formula="of:=RAND()" office:value-type="float" office:value="0.662856319180181" calcext:value-type="float">
            <text:p>0.66285631918018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3_EPI_ISL_417744</text:p>
          </table:table-cell>
          <table:table-cell table:formula="of:=RAND()" office:value-type="float" office:value="0.228784054905241" calcext:value-type="float">
            <text:p>0.22878405490524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FINLAND_20200313_EPI_ISL_418391</text:p>
          </table:table-cell>
          <table:table-cell table:formula="of:=RAND()" office:value-type="float" office:value="0.612609292119074" calcext:value-type="float">
            <text:p>0.61260929211907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307_EPI_ISL_419235</text:p>
          </table:table-cell>
          <table:table-cell table:formula="of:=RAND()" office:value-type="float" office:value="0.858029352020752" calcext:value-type="float">
            <text:p>0.85802935202075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676</text:p>
          </table:table-cell>
          <table:table-cell table:formula="of:=RAND()" office:value-type="float" office:value="0.70380675493628" calcext:value-type="float">
            <text:p>0.7038067549362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824</text:p>
          </table:table-cell>
          <table:table-cell table:formula="of:=RAND()" office:value-type="float" office:value="0.715912791929457" calcext:value-type="float">
            <text:p>0.71591279192945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3_EPI_ISL_417741</text:p>
          </table:table-cell>
          <table:table-cell table:formula="of:=RAND()" office:value-type="float" office:value="0.343603906645695" calcext:value-type="float">
            <text:p>0.34360390664569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2_EPI_ISL_417790</text:p>
          </table:table-cell>
          <table:table-cell table:formula="of:=RAND()" office:value-type="float" office:value="0.063574147091444" calcext:value-type="float">
            <text:p>0.06357414709144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8_EPI_ISL_417625</text:p>
          </table:table-cell>
          <table:table-cell table:formula="of:=RAND()" office:value-type="float" office:value="0.46576510657324" calcext:value-type="float">
            <text:p>0.4657651065732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5_EPI_ISL_417680</text:p>
          </table:table-cell>
          <table:table-cell table:formula="of:=RAND()" office:value-type="float" office:value="0.846746071611595" calcext:value-type="float">
            <text:p>0.84674607161159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3_EPI_ISL_417810</text:p>
          </table:table-cell>
          <table:table-cell table:formula="of:=RAND()" office:value-type="float" office:value="0.942773245079361" calcext:value-type="float">
            <text:p>0.94277324507936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5_EPI_ISL_417712</text:p>
          </table:table-cell>
          <table:table-cell table:formula="of:=RAND()" office:value-type="float" office:value="0.827953311766681" calcext:value-type="float">
            <text:p>0.82795331176668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542</text:p>
          </table:table-cell>
          <table:table-cell table:formula="of:=RAND()" office:value-type="float" office:value="0.94210139969287" calcext:value-type="float">
            <text:p>0.9421013996928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774</text:p>
          </table:table-cell>
          <table:table-cell table:formula="of:=RAND()" office:value-type="float" office:value="0.848239003643277" calcext:value-type="float">
            <text:p>0.84823900364327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3_EPI_ISL_417739</text:p>
          </table:table-cell>
          <table:table-cell table:formula="of:=RAND()" office:value-type="float" office:value="0.723516536842501" calcext:value-type="float">
            <text:p>0.72351653684250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2_EPI_ISL_417786</text:p>
          </table:table-cell>
          <table:table-cell table:formula="of:=RAND()" office:value-type="float" office:value="0.668765366774366" calcext:value-type="float">
            <text:p>0.66876536677436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709</text:p>
          </table:table-cell>
          <table:table-cell table:formula="of:=RAND()" office:value-type="float" office:value="0.986249641649156" calcext:value-type="float">
            <text:p>0.98624964164915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597</text:p>
          </table:table-cell>
          <table:table-cell table:formula="of:=RAND()" office:value-type="float" office:value="0.379921569679925" calcext:value-type="float">
            <text:p>0.37992156967992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3_EPI_ISL_417745</text:p>
          </table:table-cell>
          <table:table-cell table:formula="of:=RAND()" office:value-type="float" office:value="0.980544032948473" calcext:value-type="float">
            <text:p>0.98054403294847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PORTUGAL_20200315_EPI_ISL_418009</text:p>
          </table:table-cell>
          <table:table-cell table:formula="of:=RAND()" office:value-type="float" office:value="0.360314533663705" calcext:value-type="float">
            <text:p>0.36031453366370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312_EPI_ISL_417967</text:p>
          </table:table-cell>
          <table:table-cell table:formula="of:=RAND()" office:value-type="float" office:value="0.141748392015883" calcext:value-type="float">
            <text:p>0.14174839201588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5_EPI_ISL_416489</text:p>
          </table:table-cell>
          <table:table-cell table:formula="of:=RAND()" office:value-type="float" office:value="0.287099040092027" calcext:value-type="float">
            <text:p>0.28709904009202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820</text:p>
          </table:table-cell>
          <table:table-cell table:formula="of:=RAND()" office:value-type="float" office:value="0.542964348764204" calcext:value-type="float">
            <text:p>0.54296434876420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8_EPI_ISL_417639</text:p>
          </table:table-cell>
          <table:table-cell table:formula="of:=RAND()" office:value-type="float" office:value="0.947845337129709" calcext:value-type="float">
            <text:p>0.94784533712970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814</text:p>
          </table:table-cell>
          <table:table-cell table:formula="of:=RAND()" office:value-type="float" office:value="0.142269903251513" calcext:value-type="float">
            <text:p>0.14226990325151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13_EPI_ISL_417402</text:p>
          </table:table-cell>
          <table:table-cell table:formula="of:=RAND()" office:value-type="float" office:value="0.311620920131838" calcext:value-type="float">
            <text:p>0.31162092013183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HUNGARY_20200317_EPI_ISL_416426</text:p>
          </table:table-cell>
          <table:table-cell table:formula="of:=RAND()" office:value-type="float" office:value="0.633512912947029" calcext:value-type="float">
            <text:p>0.63351291294702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312_EPI_ISL_417954</text:p>
          </table:table-cell>
          <table:table-cell table:formula="of:=RAND()" office:value-type="float" office:value="0.144081302106484" calcext:value-type="float">
            <text:p>0.14408130210648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FINLAND_20200314_EPI_ISL_418410</text:p>
          </table:table-cell>
          <table:table-cell table:formula="of:=RAND()" office:value-type="float" office:value="0.105912737243067" calcext:value-type="float">
            <text:p>0.10591273724306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609</text:p>
          </table:table-cell>
          <table:table-cell table:formula="of:=RAND()" office:value-type="float" office:value="0.158550496811809" calcext:value-type="float">
            <text:p>0.15855049681180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311_EPI_ISL_417956</text:p>
          </table:table-cell>
          <table:table-cell table:formula="of:=RAND()" office:value-type="float" office:value="0.719232301595483" calcext:value-type="float">
            <text:p>0.71923230159548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312_EPI_ISL_417957</text:p>
          </table:table-cell>
          <table:table-cell table:formula="of:=RAND()" office:value-type="float" office:value="0.827350969522777" calcext:value-type="float">
            <text:p>0.82735096952277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312_EPI_ISL_417963</text:p>
          </table:table-cell>
          <table:table-cell table:formula="of:=RAND()" office:value-type="float" office:value="0.176434945566531" calcext:value-type="float">
            <text:p>0.17643494556653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TALY_20200304_EPI_ISL_417923</text:p>
          </table:table-cell>
          <table:table-cell table:formula="of:=RAND()" office:value-type="float" office:value="0.249502096935955" calcext:value-type="float">
            <text:p>0.24950209693595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2_EPI_ISL_418986</text:p>
          </table:table-cell>
          <table:table-cell table:formula="of:=RAND()" office:value-type="float" office:value="0.844535241711873" calcext:value-type="float">
            <text:p>0.84453524171187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HUNGARY_20200317_EPI_ISL_418183</text:p>
          </table:table-cell>
          <table:table-cell table:formula="of:=RAND()" office:value-type="float" office:value="0.245670487144428" calcext:value-type="float">
            <text:p>0.24567048714442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309_EPI_ISL_417978</text:p>
          </table:table-cell>
          <table:table-cell table:formula="of:=RAND()" office:value-type="float" office:value="0.697524498860337" calcext:value-type="float">
            <text:p>0.69752449886033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GEORGIA_20200316_EPI_ISL_416481</text:p>
          </table:table-cell>
          <table:table-cell table:formula="of:=RAND()" office:value-type="float" office:value="0.0367947562382728" calcext:value-type="float">
            <text:p>0.03679475623827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PAIN_20200304_EPI_ISL_417010</text:p>
          </table:table-cell>
          <table:table-cell table:formula="of:=RAND()" office:value-type="float" office:value="0.623203141305935" calcext:value-type="float">
            <text:p>0.62320314130593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7_EPI_ISL_414019</text:p>
          </table:table-cell>
          <table:table-cell table:formula="of:=RAND()" office:value-type="float" office:value="0.952518516326422" calcext:value-type="float">
            <text:p>0.95251851632642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7_EPI_ISL_414020</text:p>
          </table:table-cell>
          <table:table-cell table:formula="of:=RAND()" office:value-type="float" office:value="0.79832383798072" calcext:value-type="float">
            <text:p>0.7983238379807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2_EPI_ISL_416470</text:p>
          </table:table-cell>
          <table:table-cell table:formula="of:=RAND()" office:value-type="float" office:value="0.782589829471819" calcext:value-type="float">
            <text:p>0.78258982947181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7_EPI_ISL_417556</text:p>
          </table:table-cell>
          <table:table-cell table:formula="of:=RAND()" office:value-type="float" office:value="0.505047471335048" calcext:value-type="float">
            <text:p>0.50504747133504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1_EPI_ISL_417691</text:p>
          </table:table-cell>
          <table:table-cell table:formula="of:=RAND()" office:value-type="float" office:value="0.119851520161822" calcext:value-type="float">
            <text:p>0.11985152016182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RAZIL_20200229_EPI_ISL_414016</text:p>
          </table:table-cell>
          <table:table-cell table:formula="of:=RAND()" office:value-type="float" office:value="0.0234733250663858" calcext:value-type="float">
            <text:p>0.02347332506638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11_EPI_ISL_417032</text:p>
          </table:table-cell>
          <table:table-cell table:formula="of:=RAND()" office:value-type="float" office:value="0.1562399442612" calcext:value-type="float">
            <text:p>0.156239944261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TALY_20200314_EPI_ISL_418255</text:p>
          </table:table-cell>
          <table:table-cell table:formula="of:=RAND()" office:value-type="float" office:value="0.27404750886035" calcext:value-type="float">
            <text:p>0.2740475088603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09_EPI_ISL_415460</text:p>
          </table:table-cell>
          <table:table-cell table:formula="of:=RAND()" office:value-type="float" office:value="0.270576908124848" calcext:value-type="float">
            <text:p>0.27057690812484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12_EPI_ISL_415525</text:p>
          </table:table-cell>
          <table:table-cell table:formula="of:=RAND()" office:value-type="float" office:value="0.744155140869705" calcext:value-type="float">
            <text:p>0.74415514086970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9_EPI_ISL_418985</text:p>
          </table:table-cell>
          <table:table-cell table:formula="of:=RAND()" office:value-type="float" office:value="0.163693278187154" calcext:value-type="float">
            <text:p>0.16369327818715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09_EPI_ISL_415480</text:p>
          </table:table-cell>
          <table:table-cell table:formula="of:=RAND()" office:value-type="float" office:value="0.797400564531158" calcext:value-type="float">
            <text:p>0.79740056453115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ANADA_20200315_EPI_ISL_418354</text:p>
          </table:table-cell>
          <table:table-cell table:formula="of:=RAND()" office:value-type="float" office:value="0.187190812975283" calcext:value-type="float">
            <text:p>0.18719081297528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8_EPI_ISL_417933</text:p>
          </table:table-cell>
          <table:table-cell table:formula="of:=RAND()" office:value-type="float" office:value="0.160044061681869" calcext:value-type="float">
            <text:p>0.16004406168186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6_EPI_ISL_417425</text:p>
          </table:table-cell>
          <table:table-cell table:formula="of:=RAND()" office:value-type="float" office:value="0.511480882923829" calcext:value-type="float">
            <text:p>0.51148088292382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RELAND_20200308_EPI_ISL_418581</text:p>
          </table:table-cell>
          <table:table-cell table:formula="of:=RAND()" office:value-type="float" office:value="0.156755404627727" calcext:value-type="float">
            <text:p>0.15675540462772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04_EPI_ISL_417422</text:p>
          </table:table-cell>
          <table:table-cell table:formula="of:=RAND()" office:value-type="float" office:value="0.289239477212493" calcext:value-type="float">
            <text:p>0.28923947721249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PORTUGAL_20200312_EPI_ISL_418004</text:p>
          </table:table-cell>
          <table:table-cell table:formula="of:=RAND()" office:value-type="float" office:value="0.0732534927783863" calcext:value-type="float">
            <text:p>0.07325349277838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22_EPI_ISL_418651</text:p>
          </table:table-cell>
          <table:table-cell table:formula="of:=RAND()" office:value-type="float" office:value="0.292252695394515" calcext:value-type="float">
            <text:p>0.29225269539451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13_EPI_ISL_417015</text:p>
          </table:table-cell>
          <table:table-cell table:formula="of:=RAND()" office:value-type="float" office:value="0.53611535101398" calcext:value-type="float">
            <text:p>0.5361153510139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06_EPI_ISL_414470</text:p>
          </table:table-cell>
          <table:table-cell table:formula="of:=RAND()" office:value-type="float" office:value="0.142976878625174" calcext:value-type="float">
            <text:p>0.14297687862517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PORTUGAL_20200313_EPI_ISL_418008</text:p>
          </table:table-cell>
          <table:table-cell table:formula="of:=RAND()" office:value-type="float" office:value="0.864882459001512" calcext:value-type="float">
            <text:p>0.86488245900151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HILE_20200305_EPI_ISL_414580</text:p>
          </table:table-cell>
          <table:table-cell table:formula="of:=RAND()" office:value-type="float" office:value="0.0113564157587511" calcext:value-type="float">
            <text:p>0.01135641575875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23_EPI_ISL_418889</text:p>
          </table:table-cell>
          <table:table-cell table:formula="of:=RAND()" office:value-type="float" office:value="0.0510229481519802" calcext:value-type="float">
            <text:p>0.0510229481519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3_EPI_ISL_418056</text:p>
          </table:table-cell>
          <table:table-cell table:formula="of:=RAND()" office:value-type="float" office:value="0.395061137786612" calcext:value-type="float">
            <text:p>0.39506113778661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3_EPI_ISL_417362</text:p>
          </table:table-cell>
          <table:table-cell table:formula="of:=RAND()" office:value-type="float" office:value="0.191858205845825" calcext:value-type="float">
            <text:p>0.19185820584582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FRANCE_20200317_EPI_ISL_418426</text:p>
          </table:table-cell>
          <table:table-cell table:formula="of:=RAND()" office:value-type="float" office:value="0.73800072567519" calcext:value-type="float">
            <text:p>0.7380007256751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TALY_20200317_EPI_ISL_418257</text:p>
          </table:table-cell>
          <table:table-cell table:formula="of:=RAND()" office:value-type="float" office:value="0.114109577625274" calcext:value-type="float">
            <text:p>0.11410957762527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03_EPI_ISL_413587</text:p>
          </table:table-cell>
          <table:table-cell table:formula="of:=RAND()" office:value-type="float" office:value="0.318656289043376" calcext:value-type="float">
            <text:p>0.31865628904337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GERMANY_20200311_EPI_ISL_417458</text:p>
          </table:table-cell>
          <table:table-cell table:formula="of:=RAND()" office:value-type="float" office:value="0.551558514506894" calcext:value-type="float">
            <text:p>0.55155851450689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PORTUGAL_20200318_EPI_ISL_419387</text:p>
          </table:table-cell>
          <table:table-cell table:formula="of:=RAND()" office:value-type="float" office:value="0.791080360367826" calcext:value-type="float">
            <text:p>0.79108036036782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JAPAN_20200312_EPI_ISL_419302</text:p>
          </table:table-cell>
          <table:table-cell table:formula="of:=RAND()" office:value-type="float" office:value="0.0039081733335075" calcext:value-type="float">
            <text:p>0.003908173333508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USA_20200313_EPI_ISL_416697</text:p>
          </table:table-cell>
          <table:table-cell table:formula="of:=RAND()" office:value-type="float" office:value="0.622595018267157" calcext:value-type="float">
            <text:p>0.62259501826715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10_EPI_ISL_415476</text:p>
          </table:table-cell>
          <table:table-cell table:formula="of:=RAND()" office:value-type="float" office:value="0.247364202765585" calcext:value-type="float">
            <text:p>0.24736420276558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PORTUGAL_20200308_EPI_ISL_417993</text:p>
          </table:table-cell>
          <table:table-cell table:formula="of:=RAND()" office:value-type="float" office:value="0.895801642389571" calcext:value-type="float">
            <text:p>0.89580164238957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9_EPI_ISL_415459</text:p>
          </table:table-cell>
          <table:table-cell table:formula="of:=RAND()" office:value-type="float" office:value="0.328195667367477" calcext:value-type="float">
            <text:p>0.32819566736747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301_EPI_ISL_414023</text:p>
          </table:table-cell>
          <table:table-cell table:formula="of:=RAND()" office:value-type="float" office:value="0.604303447678007" calcext:value-type="float">
            <text:p>0.60430344767800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9_EPI_ISL_413024</text:p>
          </table:table-cell>
          <table:table-cell table:formula="of:=RAND()" office:value-type="float" office:value="0.841694047606914" calcext:value-type="float">
            <text:p>0.84169404760691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302_EPI_ISL_415701</text:p>
          </table:table-cell>
          <table:table-cell table:formula="of:=RAND()" office:value-type="float" office:value="0.17899829506699" calcext:value-type="float">
            <text:p>0.1789982950669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8_EPI_ISL_415455</text:p>
          </table:table-cell>
          <table:table-cell table:formula="of:=RAND()" office:value-type="float" office:value="0.184712468471563" calcext:value-type="float">
            <text:p>0.18471246847156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7_EPI_ISL_414021</text:p>
          </table:table-cell>
          <table:table-cell table:formula="of:=RAND()" office:value-type="float" office:value="0.279090939844177" calcext:value-type="float">
            <text:p>0.27909093984417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6_EPI_ISL_413997</text:p>
          </table:table-cell>
          <table:table-cell table:formula="of:=RAND()" office:value-type="float" office:value="0.782584791761242" calcext:value-type="float">
            <text:p>0.78258479176124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HUNGARY_20200320_EPI_ISL_416744</text:p>
          </table:table-cell>
          <table:table-cell table:formula="of:=RAND()" office:value-type="float" office:value="0.780503820697616" calcext:value-type="float">
            <text:p>0.78050382069761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CELAND_20200316_EPI_ISL_417551</text:p>
          </table:table-cell>
          <table:table-cell table:formula="of:=RAND()" office:value-type="float" office:value="0.624007880673604" calcext:value-type="float">
            <text:p>0.62400788067360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NETHERLANDS_20200303_EPI_ISL_414549</text:p>
          </table:table-cell>
          <table:table-cell table:formula="of:=RAND()" office:value-type="float" office:value="0.284673793727515" calcext:value-type="float">
            <text:p>0.28467379372751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AUSTRALIA_20200308_EPI_ISL_417390</text:p>
          </table:table-cell>
          <table:table-cell table:formula="of:=RAND()" office:value-type="float" office:value="0.252641618387736" calcext:value-type="float">
            <text:p>0.25264161838773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7_EPI_ISL_414022</text:p>
          </table:table-cell>
          <table:table-cell table:formula="of:=RAND()" office:value-type="float" office:value="0.555910593274647" calcext:value-type="float">
            <text:p>0.55591059327464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9_EPI_ISL_415456</text:p>
          </table:table-cell>
          <table:table-cell table:formula="of:=RAND()" office:value-type="float" office:value="0.459360628581425" calcext:value-type="float">
            <text:p>0.45936062858142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MEXICO_20200227_EPI_ISL_412972</text:p>
          </table:table-cell>
          <table:table-cell table:formula="of:=RAND()" office:value-type="float" office:value="0.857031942909937" calcext:value-type="float">
            <text:p>0.85703194290993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9_EPI_ISL_415457</text:p>
          </table:table-cell>
          <table:table-cell table:formula="of:=RAND()" office:value-type="float" office:value="0.25091768712765" calcext:value-type="float">
            <text:p>0.2509176871276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8_EPI_ISL_415700</text:p>
          </table:table-cell>
          <table:table-cell table:formula="of:=RAND()" office:value-type="float" office:value="0.808171796459495" calcext:value-type="float">
            <text:p>0.80817179645949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CZECHREPUBLIC_202003_EPI_ISL_416743</text:p>
          </table:table-cell>
          <table:table-cell table:formula="of:=RAND()" office:value-type="float" office:value="0.331423721031241" calcext:value-type="float">
            <text:p>0.331423721031241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8_EPI_ISL_415454</text:p>
          </table:table-cell>
          <table:table-cell table:formula="of:=RAND()" office:value-type="float" office:value="0.657049361093713" calcext:value-type="float">
            <text:p>0.65704936109371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TAIWAN_20200314_EPI_ISL_417525</text:p>
          </table:table-cell>
          <table:table-cell table:formula="of:=RAND()" office:value-type="float" office:value="0.815292719428297" calcext:value-type="float">
            <text:p>0.815292719428297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ITALY_20200314_EPI_ISL_418256</text:p>
          </table:table-cell>
          <table:table-cell table:formula="of:=RAND()" office:value-type="float" office:value="0.42133930285963" calcext:value-type="float">
            <text:p>0.4213393028596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301_EPI_ISL_415458</text:p>
          </table:table-cell>
          <table:table-cell table:formula="of:=RAND()" office:value-type="float" office:value="0.910062846882082" calcext:value-type="float">
            <text:p>0.910062846882082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15_EPI_ISL_417021</text:p>
          </table:table-cell>
          <table:table-cell table:formula="of:=RAND()" office:value-type="float" office:value="0.977096567214093" calcext:value-type="float">
            <text:p>0.977096567214093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BELGIUM_20200315_EPI_ISL_417023</text:p>
          </table:table-cell>
          <table:table-cell table:formula="of:=RAND()" office:value-type="float" office:value="0.489462742008255" calcext:value-type="float">
            <text:p>0.489462742008255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HCOV-19_SWITZERLAND_20200229_EPI_ISL_413023</text:p>
          </table:table-cell>
          <table:table-cell table:formula="of:=RAND()" office:value-type="float" office:value="0.623613344986863" calcext:value-type="float">
            <text:p>0.623613344986863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USA_20200315_EPI_ISL_417512</text:p>
          </table:table-cell>
          <table:table-cell table:formula="of:=RAND()" office:value-type="float" office:value="0.474758070042042" calcext:value-type="float">
            <text:p>0.474758070042042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BRAZIL_20200304_EPI_ISL_415105</text:p>
          </table:table-cell>
          <table:table-cell table:formula="of:=RAND()" office:value-type="float" office:value="0.414119008286003" calcext:value-type="float">
            <text:p>0.414119008286003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AUSTRALIA_20200312_EPI_ISL_417404</text:p>
          </table:table-cell>
          <table:table-cell table:formula="of:=RAND()" office:value-type="float" office:value="0.437822112517352" calcext:value-type="float">
            <text:p>0.437822112517352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FRANCE_20200317_EPI_ISL_418428</text:p>
          </table:table-cell>
          <table:table-cell table:formula="of:=RAND()" office:value-type="float" office:value="0.768153767084968" calcext:value-type="float">
            <text:p>0.768153767084968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SPAIN_2020_EPI_ISL_418250</text:p>
          </table:table-cell>
          <table:table-cell table:formula="of:=RAND()" office:value-type="float" office:value="0.458205842883174" calcext:value-type="float">
            <text:p>0.458205842883174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BRAZIL_20200304_EPI_ISL_416029</text:p>
          </table:table-cell>
          <table:table-cell table:formula="of:=RAND()" office:value-type="float" office:value="0.230444466193165" calcext:value-type="float">
            <text:p>0.230444466193165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ICELAND_20200317_EPI_ISL_417561</text:p>
          </table:table-cell>
          <table:table-cell table:formula="of:=RAND()" office:value-type="float" office:value="0.473433413433921" calcext:value-type="float">
            <text:p>0.473433413433921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ISRAEL_202003_EPI_ISL_419210</text:p>
          </table:table-cell>
          <table:table-cell table:formula="of:=RAND()" office:value-type="float" office:value="0.888396923356404" calcext:value-type="float">
            <text:p>0.888396923356404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BRAZIL_20200305_EPI_ISL_416035</text:p>
          </table:table-cell>
          <table:table-cell table:formula="of:=RAND()" office:value-type="float" office:value="0.406166304904439" calcext:value-type="float">
            <text:p>0.406166304904439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SPAIN_20200324_EPI_ISL_418861</text:p>
          </table:table-cell>
          <table:table-cell table:formula="of:=RAND()" office:value-type="float" office:value="0.3317667703374" calcext:value-type="float">
            <text:p>0.3317667703374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SWITZERLAND_20200227_EPI_ISL_415698</text:p>
          </table:table-cell>
          <table:table-cell table:formula="of:=RAND()" office:value-type="float" office:value="0.253300933302409" calcext:value-type="float">
            <text:p>0.253300933302409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SWITZERLAND_20200227_EPI_ISL_415699</text:p>
          </table:table-cell>
          <table:table-cell table:formula="of:=RAND()" office:value-type="float" office:value="0.63246956776861" calcext:value-type="float">
            <text:p>0.63246956776861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VIETNAM_20200306_EPI_ISL_416430</text:p>
          </table:table-cell>
          <table:table-cell table:formula="of:=RAND()" office:value-type="float" office:value="0.965250059458026" calcext:value-type="float">
            <text:p>0.965250059458026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JAPAN_20200320_EPI_ISL_419307</text:p>
          </table:table-cell>
          <table:table-cell table:formula="of:=RAND()" office:value-type="float" office:value="0.336223875148807" calcext:value-type="float">
            <text:p>0.336223875148807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JAPAN_20200320_EPI_ISL_419306</text:p>
          </table:table-cell>
          <table:table-cell table:formula="of:=RAND()" office:value-type="float" office:value="0.795268206659475" calcext:value-type="float">
            <text:p>0.795268206659475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JAPAN_20200319_EPI_ISL_419308</text:p>
          </table:table-cell>
          <table:table-cell table:formula="of:=RAND()" office:value-type="float" office:value="0.814690157411277" calcext:value-type="float">
            <text:p>0.814690157411277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CANADA_20200305_EPI_ISL_418366</text:p>
          </table:table-cell>
          <table:table-cell table:formula="of:=RAND()" office:value-type="float" office:value="0.769298196979941" calcext:value-type="float">
            <text:p>0.769298196979941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CANADA_20200310_EPI_ISL_418369</text:p>
          </table:table-cell>
          <table:table-cell table:formula="of:=RAND()" office:value-type="float" office:value="0.173728239524567" calcext:value-type="float">
            <text:p>0.173728239524567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CANADA_20200311_EPI_ISL_418370</text:p>
          </table:table-cell>
          <table:table-cell table:formula="of:=RAND()" office:value-type="float" office:value="0.344038576634987" calcext:value-type="float">
            <text:p>0.344038576634987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PORTUGAL_20200307_EPI_ISL_417992</text:p>
          </table:table-cell>
          <table:table-cell table:formula="of:=RAND()" office:value-type="float" office:value="0.450481300385406" calcext:value-type="float">
            <text:p>0.450481300385406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SWITZERLAND_20200227_EPI_ISL_413020</text:p>
          </table:table-cell>
          <table:table-cell table:formula="of:=RAND()" office:value-type="float" office:value="0.750247897848293" calcext:value-type="float">
            <text:p>0.750247897848293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ENGLAND_20200308_EPI_ISL_417299</text:p>
          </table:table-cell>
          <table:table-cell table:formula="of:=RAND()" office:value-type="float" office:value="0.624402172421708" calcext:value-type="float">
            <text:p>0.624402172421708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CANADA_20200312_EPI_ISL_418372</text:p>
          </table:table-cell>
          <table:table-cell table:formula="of:=RAND()" office:value-type="float" office:value="0.454312093923691" calcext:value-type="float">
            <text:p>0.454312093923691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CANADA_20200312_EPI_ISL_418368</text:p>
          </table:table-cell>
          <table:table-cell table:formula="of:=RAND()" office:value-type="float" office:value="0.726798149598383" calcext:value-type="float">
            <text:p>0.726798149598383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PERU_20200310_EPI_ISL_415787</text:p>
          </table:table-cell>
          <table:table-cell table:formula="of:=RAND()" office:value-type="float" office:value="0.996064363292888" calcext:value-type="float">
            <text:p>0.996064363292888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JAPAN_20200313_EPI_ISL_419311</text:p>
          </table:table-cell>
          <table:table-cell table:formula="of:=RAND()" office:value-type="float" office:value="0.0350511710556451" calcext:value-type="float">
            <text:p>0.035051171055645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ICELAND_20200317_EPI_ISL_417608</text:p>
          </table:table-cell>
          <table:table-cell table:formula="of:=RAND()" office:value-type="float" office:value="0.303330771455581" calcext:value-type="float">
            <text:p>0.303330771455581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BELGIUM_20200302_EPI_ISL_417428</text:p>
          </table:table-cell>
          <table:table-cell table:formula="of:=RAND()" office:value-type="float" office:value="0.307631925802298" calcext:value-type="float">
            <text:p>0.307631925802298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CANADA_20200312_EPI_ISL_418367</text:p>
          </table:table-cell>
          <table:table-cell table:formula="of:=RAND()" office:value-type="float" office:value="0.849062596473353" calcext:value-type="float">
            <text:p>0.849062596473353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CANADA_20200311_EPI_ISL_418363</text:p>
          </table:table-cell>
          <table:table-cell table:formula="of:=RAND()" office:value-type="float" office:value="0.865154986263961" calcext:value-type="float">
            <text:p>0.865154986263961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CANADA_20200310_EPI_ISL_418365</text:p>
          </table:table-cell>
          <table:table-cell table:formula="of:=RAND()" office:value-type="float" office:value="0.866908263478329" calcext:value-type="float">
            <text:p>0.866908263478329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SWITZERLAND_20200229_EPI_ISL_413022</text:p>
          </table:table-cell>
          <table:table-cell table:formula="of:=RAND()" office:value-type="float" office:value="0.910807059766798" calcext:value-type="float">
            <text:p>0.910807059766798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SWITZERLAND_20200229_EPI_ISL_413021</text:p>
          </table:table-cell>
          <table:table-cell table:formula="of:=RAND()" office:value-type="float" office:value="0.62449614649594" calcext:value-type="float">
            <text:p>0.62449614649594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GERMANY_20200225_EPI_ISL_412912</text:p>
          </table:table-cell>
          <table:table-cell table:formula="of:=RAND()" office:value-type="float" office:value="0.369804764902974" calcext:value-type="float">
            <text:p>0.369804764902974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BRAZIL_20200304_EPI_ISL_416034</text:p>
          </table:table-cell>
          <table:table-cell table:formula="of:=RAND()" office:value-type="float" office:value="0.630635473011921" calcext:value-type="float">
            <text:p>0.630635473011921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ENGLAND_20200317_EPI_ISL_418681</text:p>
          </table:table-cell>
          <table:table-cell table:formula="of:=RAND()" office:value-type="float" office:value="0.563821263990894" calcext:value-type="float">
            <text:p>0.563821263990894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VIETNAM_20200307_EPI_ISL_416428</text:p>
          </table:table-cell>
          <table:table-cell table:formula="of:=RAND()" office:value-type="float" office:value="0.205359359338743" calcext:value-type="float">
            <text:p>0.205359359338743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IRELAND_20200310_EPI_ISL_418584</text:p>
          </table:table-cell>
          <table:table-cell table:formula="of:=RAND()" office:value-type="float" office:value="0.667236329713196" calcext:value-type="float">
            <text:p>0.667236329713196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ENGLAND_20200325_EPI_ISL_418305</text:p>
          </table:table-cell>
          <table:table-cell table:formula="of:=RAND()" office:value-type="float" office:value="0.907985540734418" calcext:value-type="float">
            <text:p>0.907985540734418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COV-19_DENMARK_20200226_EPI_ISL_416142</text:p>
          </table:table-cell>
          <table:table-cell table:formula="of:=RAND()" office:value-type="float" office:value="0.354706472450462" calcext:value-type="float">
            <text:p>0.35470647245046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AUSTRALIA_20200318_EPI_ISL_418804</text:p>
          </table:table-cell>
          <table:table-cell table:formula="of:=RAND()" office:value-type="float" office:value="0.181458491851269" calcext:value-type="float">
            <text:p>0.18145849185126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RELAND_20200308_EPI_ISL_418580</text:p>
          </table:table-cell>
          <table:table-cell table:formula="of:=RAND()" office:value-type="float" office:value="0.638966406859202" calcext:value-type="float">
            <text:p>0.63896640685920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22_EPI_ISL_419178</text:p>
          </table:table-cell>
          <table:table-cell table:formula="of:=RAND()" office:value-type="float" office:value="0.277271277892255" calcext:value-type="float">
            <text:p>0.277271277892255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AUSTRALIA_20200314_EPI_ISL_417407</text:p>
          </table:table-cell>
          <table:table-cell table:formula="of:=RAND()" office:value-type="float" office:value="0.350850162151309" calcext:value-type="float">
            <text:p>0.35085016215130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USA_20200311_EPI_ISL_417196</text:p>
          </table:table-cell>
          <table:table-cell table:formula="of:=RAND()" office:value-type="float" office:value="0.698892637722101" calcext:value-type="float">
            <text:p>0.69889263772210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PORTUGAL_20200308_EPI_ISL_417994</text:p>
          </table:table-cell>
          <table:table-cell table:formula="of:=RAND()" office:value-type="float" office:value="0.633916293563177" calcext:value-type="float">
            <text:p>0.63391629356317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09_EPI_ISL_415532</text:p>
          </table:table-cell>
          <table:table-cell table:formula="of:=RAND()" office:value-type="float" office:value="0.69254704360492" calcext:value-type="float">
            <text:p>0.6925470436049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PORTUGAL_20200317_EPI_ISL_418023</text:p>
          </table:table-cell>
          <table:table-cell table:formula="of:=RAND()" office:value-type="float" office:value="0.524583728462195" calcext:value-type="float">
            <text:p>0.524583728462195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25_EPI_ISL_418318</text:p>
          </table:table-cell>
          <table:table-cell table:formula="of:=RAND()" office:value-type="float" office:value="0.91165064565255" calcext:value-type="float">
            <text:p>0.91165064565255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JAPAN_20200313_EPI_ISL_419310</text:p>
          </table:table-cell>
          <table:table-cell table:formula="of:=RAND()" office:value-type="float" office:value="0.037154237292831" calcext:value-type="float">
            <text:p>0.03715423729283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JAPAN_20200317_EPI_ISL_419304</text:p>
          </table:table-cell>
          <table:table-cell table:formula="of:=RAND()" office:value-type="float" office:value="0.451982916226458" calcext:value-type="float">
            <text:p>0.45198291622645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8_EPI_ISL_417619</text:p>
          </table:table-cell>
          <table:table-cell table:formula="of:=RAND()" office:value-type="float" office:value="0.991723973748127" calcext:value-type="float">
            <text:p>0.99172397374812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7_EPI_ISL_417595</text:p>
          </table:table-cell>
          <table:table-cell table:formula="of:=RAND()" office:value-type="float" office:value="0.263027298140198" calcext:value-type="float">
            <text:p>0.26302729814019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227_EPI_ISL_414012</text:p>
          </table:table-cell>
          <table:table-cell table:formula="of:=RAND()" office:value-type="float" office:value="0.366858827129446" calcext:value-type="float">
            <text:p>0.36685882712944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JAPAN_20200311_EPI_ISL_419301</text:p>
          </table:table-cell>
          <table:table-cell table:formula="of:=RAND()" office:value-type="float" office:value="0.450439836667494" calcext:value-type="float">
            <text:p>0.45043983666749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VIETNAM_20200306_EPI_ISL_416431</text:p>
          </table:table-cell>
          <table:table-cell table:formula="of:=RAND()" office:value-type="float" office:value="0.877268088896452" calcext:value-type="float">
            <text:p>0.87726808889645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FRANCE_20200316_EPI_ISL_418235</text:p>
          </table:table-cell>
          <table:table-cell table:formula="of:=RAND()" office:value-type="float" office:value="0.490760077056329" calcext:value-type="float">
            <text:p>0.49076007705632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9_EPI_ISL_417311</text:p>
          </table:table-cell>
          <table:table-cell table:formula="of:=RAND()" office:value-type="float" office:value="0.30828823609782" calcext:value-type="float">
            <text:p>0.3082882360978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3_EPI_ISL_417244</text:p>
          </table:table-cell>
          <table:table-cell table:formula="of:=RAND()" office:value-type="float" office:value="0.0934183669002616" calcext:value-type="float">
            <text:p>0.09341836690026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6_EPI_ISL_417297</text:p>
          </table:table-cell>
          <table:table-cell table:formula="of:=RAND()" office:value-type="float" office:value="0.763052893092643" calcext:value-type="float">
            <text:p>0.76305289309264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PORTUGAL_20200315_EPI_ISL_418019</text:p>
          </table:table-cell>
          <table:table-cell table:formula="of:=RAND()" office:value-type="float" office:value="0.172848744938786" calcext:value-type="float">
            <text:p>0.17284874493878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TALY_20200228_EPI_ISL_417922</text:p>
          </table:table-cell>
          <table:table-cell table:formula="of:=RAND()" office:value-type="float" office:value="0.269698321303272" calcext:value-type="float">
            <text:p>0.26969832130327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23_EPI_ISL_418317</text:p>
          </table:table-cell>
          <table:table-cell table:formula="of:=RAND()" office:value-type="float" office:value="0.644424186340137" calcext:value-type="float">
            <text:p>0.64442418634013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CANADA_20200313_EPI_ISL_418813</text:p>
          </table:table-cell>
          <table:table-cell table:formula="of:=RAND()" office:value-type="float" office:value="0.734371322924851" calcext:value-type="float">
            <text:p>0.73437132292485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1_EPI_ISL_415157</text:p>
          </table:table-cell>
          <table:table-cell table:formula="of:=RAND()" office:value-type="float" office:value="0.74543148266059" calcext:value-type="float">
            <text:p>0.7454314826605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2_EPI_ISL_416467</text:p>
          </table:table-cell>
          <table:table-cell table:formula="of:=RAND()" office:value-type="float" office:value="0.776251709885546" calcext:value-type="float">
            <text:p>0.77625170988554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2_EPI_ISL_416476</text:p>
          </table:table-cell>
          <table:table-cell table:formula="of:=RAND()" office:value-type="float" office:value="0.0138564978031718" calcext:value-type="float">
            <text:p>0.01385649780317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7_EPI_ISL_417538</text:p>
          </table:table-cell>
          <table:table-cell table:formula="of:=RAND()" office:value-type="float" office:value="0.913749115363122" calcext:value-type="float">
            <text:p>0.91374911536312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1_EPI_ISL_417783</text:p>
          </table:table-cell>
          <table:table-cell table:formula="of:=RAND()" office:value-type="float" office:value="0.323515435377987" calcext:value-type="float">
            <text:p>0.32351543537798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7_EPI_ISL_417585</text:p>
          </table:table-cell>
          <table:table-cell table:formula="of:=RAND()" office:value-type="float" office:value="0.935886766349574" calcext:value-type="float">
            <text:p>0.93588676634957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8_EPI_ISL_417265</text:p>
          </table:table-cell>
          <table:table-cell table:formula="of:=RAND()" office:value-type="float" office:value="0.755953569884111" calcext:value-type="float">
            <text:p>0.75595356988411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DENMARK_20200302_EPI_ISL_416140</text:p>
          </table:table-cell>
          <table:table-cell table:formula="of:=RAND()" office:value-type="float" office:value="0.373397239030537" calcext:value-type="float">
            <text:p>0.37339723903053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7_EPI_ISL_417581</text:p>
          </table:table-cell>
          <table:table-cell table:formula="of:=RAND()" office:value-type="float" office:value="0.316034778846819" calcext:value-type="float">
            <text:p>0.31603477884681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3_EPI_ISL_417796</text:p>
          </table:table-cell>
          <table:table-cell table:formula="of:=RAND()" office:value-type="float" office:value="0.529799287132386" calcext:value-type="float">
            <text:p>0.52979928713238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5_EPI_ISL_417813</text:p>
          </table:table-cell>
          <table:table-cell table:formula="of:=RAND()" office:value-type="float" office:value="0.0945140797680604" calcext:value-type="float">
            <text:p>0.0945140797680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7_EPI_ISL_417564</text:p>
          </table:table-cell>
          <table:table-cell table:formula="of:=RAND()" office:value-type="float" office:value="0.152774100730371" calcext:value-type="float">
            <text:p>0.15277410073037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9_EPI_ISL_418984</text:p>
          </table:table-cell>
          <table:table-cell table:formula="of:=RAND()" office:value-type="float" office:value="0.736113640654294" calcext:value-type="float">
            <text:p>0.73611364065429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2_EPI_ISL_416472</text:p>
          </table:table-cell>
          <table:table-cell table:formula="of:=RAND()" office:value-type="float" office:value="0.318886435563918" calcext:value-type="float">
            <text:p>0.31888643556391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1_EPI_ISL_415158</text:p>
          </table:table-cell>
          <table:table-cell table:formula="of:=RAND()" office:value-type="float" office:value="0.637491115443964" calcext:value-type="float">
            <text:p>0.63749111544396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2_EPI_ISL_416471</text:p>
          </table:table-cell>
          <table:table-cell table:formula="of:=RAND()" office:value-type="float" office:value="0.351316803627864" calcext:value-type="float">
            <text:p>0.35131680362786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GREECE_20200318_EPI_ISL_418263</text:p>
          </table:table-cell>
          <table:table-cell table:formula="of:=RAND()" office:value-type="float" office:value="0.403406398879127" calcext:value-type="float">
            <text:p>0.40340639887912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USA_20200314_EPI_ISL_417509</text:p>
          </table:table-cell>
          <table:table-cell table:formula="of:=RAND()" office:value-type="float" office:value="0.718778098950405" calcext:value-type="float">
            <text:p>0.718778098950405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CANADA_20200314_EPI_ISL_418373</text:p>
          </table:table-cell>
          <table:table-cell table:formula="of:=RAND()" office:value-type="float" office:value="0.0548381258275519" calcext:value-type="float">
            <text:p>0.05483812582755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4_EPI_ISL_417663</text:p>
          </table:table-cell>
          <table:table-cell table:formula="of:=RAND()" office:value-type="float" office:value="0.798647014352353" calcext:value-type="float">
            <text:p>0.79864701435235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6_EPI_ISL_417258</text:p>
          </table:table-cell>
          <table:table-cell table:formula="of:=RAND()" office:value-type="float" office:value="0.160588193525087" calcext:value-type="float">
            <text:p>0.16058819352508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16_EPI_ISL_418723</text:p>
          </table:table-cell>
          <table:table-cell table:formula="of:=RAND()" office:value-type="float" office:value="0.0251647825276603" calcext:value-type="float">
            <text:p>0.0251647825276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USA_20200311_EPI_ISL_416676</text:p>
          </table:table-cell>
          <table:table-cell table:formula="of:=RAND()" office:value-type="float" office:value="0.268253435183826" calcext:value-type="float">
            <text:p>0.26825343518382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17_EPI_ISL_418704</text:p>
          </table:table-cell>
          <table:table-cell table:formula="of:=RAND()" office:value-type="float" office:value="0.440334639777531" calcext:value-type="float">
            <text:p>0.44033463977753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7_EPI_ISL_417567</text:p>
          </table:table-cell>
          <table:table-cell table:formula="of:=RAND()" office:value-type="float" office:value="0.322873385821266" calcext:value-type="float">
            <text:p>0.32287338582126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SWITZERLAND_20200301_EPI_ISL_415703</text:p>
          </table:table-cell>
          <table:table-cell table:formula="of:=RAND()" office:value-type="float" office:value="0.310593759862911" calcext:value-type="float">
            <text:p>0.31059375986291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GREECE_20200318_EPI_ISL_418264</text:p>
          </table:table-cell>
          <table:table-cell table:formula="of:=RAND()" office:value-type="float" office:value="0.778895367979501" calcext:value-type="float">
            <text:p>0.77889536797950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TALY_20200314_EPI_ISL_418258</text:p>
          </table:table-cell>
          <table:table-cell table:formula="of:=RAND()" office:value-type="float" office:value="0.921201873526768" calcext:value-type="float">
            <text:p>0.92120187352676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USA_20200313_EPI_ISL_417343</text:p>
          </table:table-cell>
          <table:table-cell table:formula="of:=RAND()" office:value-type="float" office:value="0.307895520332965" calcext:value-type="float">
            <text:p>0.307895520332965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3_EPI_ISL_417256</text:p>
          </table:table-cell>
          <table:table-cell table:formula="of:=RAND()" office:value-type="float" office:value="0.617858077973042" calcext:value-type="float">
            <text:p>0.61785807797304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2_EPI_ISL_417234</text:p>
          </table:table-cell>
          <table:table-cell table:formula="of:=RAND()" office:value-type="float" office:value="0.432998247201829" calcext:value-type="float">
            <text:p>0.43299824720182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7_EPI_ISL_417279</text:p>
          </table:table-cell>
          <table:table-cell table:formula="of:=RAND()" office:value-type="float" office:value="0.447570459769983" calcext:value-type="float">
            <text:p>0.44757045976998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5_EPI_ISL_418863</text:p>
          </table:table-cell>
          <table:table-cell table:formula="of:=RAND()" office:value-type="float" office:value="0.536716298944651" calcext:value-type="float">
            <text:p>0.53671629894465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PORTUGAL_20200301_EPI_ISL_413647</text:p>
          </table:table-cell>
          <table:table-cell table:formula="of:=RAND()" office:value-type="float" office:value="0.284547282552854" calcext:value-type="float">
            <text:p>0.28454728255285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5_EPI_ISL_417252</text:p>
          </table:table-cell>
          <table:table-cell table:formula="of:=RAND()" office:value-type="float" office:value="0.168540686941946" calcext:value-type="float">
            <text:p>0.16854068694194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8_EPI_ISL_417293</text:p>
          </table:table-cell>
          <table:table-cell table:formula="of:=RAND()" office:value-type="float" office:value="0.742915108512688" calcext:value-type="float">
            <text:p>0.74291510851268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6_EPI_ISL_417272</text:p>
          </table:table-cell>
          <table:table-cell table:formula="of:=RAND()" office:value-type="float" office:value="0.938502679401141" calcext:value-type="float">
            <text:p>0.93850267940114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12_EPI_ISL_415475</text:p>
          </table:table-cell>
          <table:table-cell table:formula="of:=RAND()" office:value-type="float" office:value="0.519608443306715" calcext:value-type="float">
            <text:p>0.519608443306715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03_EPI_ISL_413584</text:p>
          </table:table-cell>
          <table:table-cell table:formula="of:=RAND()" office:value-type="float" office:value="0.537423573156731" calcext:value-type="float">
            <text:p>0.53742357315673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PORTUGAL_20200303_EPI_ISL_417986</text:p>
          </table:table-cell>
          <table:table-cell table:formula="of:=RAND()" office:value-type="float" office:value="0.210696437134323" calcext:value-type="float">
            <text:p>0.21069643713432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FINLAND_20200303_EPI_ISL_413604</text:p>
          </table:table-cell>
          <table:table-cell table:formula="of:=RAND()" office:value-type="float" office:value="0.209289860664647" calcext:value-type="float">
            <text:p>0.20928986066464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RELAND_20200306_EPI_ISL_418548</text:p>
          </table:table-cell>
          <table:table-cell table:formula="of:=RAND()" office:value-type="float" office:value="0.532684814010218" calcext:value-type="float">
            <text:p>0.53268481401021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11_EPI_ISL_415471</text:p>
          </table:table-cell>
          <table:table-cell table:formula="of:=RAND()" office:value-type="float" office:value="0.54660224780728" calcext:value-type="float">
            <text:p>0.5466022478072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4_EPI_ISL_418270</text:p>
          </table:table-cell>
          <table:table-cell table:formula="of:=RAND()" office:value-type="float" office:value="0.0864042090716215" calcext:value-type="float">
            <text:p>0.08640420907162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RELAND_20200306_EPI_ISL_418516</text:p>
          </table:table-cell>
          <table:table-cell table:formula="of:=RAND()" office:value-type="float" office:value="0.465507467398216" calcext:value-type="float">
            <text:p>0.46550746739821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09_EPI_ISL_415482</text:p>
          </table:table-cell>
          <table:table-cell table:formula="of:=RAND()" office:value-type="float" office:value="0.736085301230593" calcext:value-type="float">
            <text:p>0.73608530123059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13_EPI_ISL_417014</text:p>
          </table:table-cell>
          <table:table-cell table:formula="of:=RAND()" office:value-type="float" office:value="0.621996569142269" calcext:value-type="float">
            <text:p>0.62199656914226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02_EPI_ISL_417817</text:p>
          </table:table-cell>
          <table:table-cell table:formula="of:=RAND()" office:value-type="float" office:value="0.924343682516741" calcext:value-type="float">
            <text:p>0.92434368251674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03_EPI_ISL_414562</text:p>
          </table:table-cell>
          <table:table-cell table:formula="of:=RAND()" office:value-type="float" office:value="0.0987812708238769" calcext:value-type="float">
            <text:p>0.09878127082387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08_EPI_ISL_414557</text:p>
          </table:table-cell>
          <table:table-cell table:formula="of:=RAND()" office:value-type="float" office:value="0.450250083103599" calcext:value-type="float">
            <text:p>0.45025008310359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2_EPI_ISL_417235</text:p>
          </table:table-cell>
          <table:table-cell table:formula="of:=RAND()" office:value-type="float" office:value="0.688985456447907" calcext:value-type="float">
            <text:p>0.68898545644790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04_EPI_ISL_417681</text:p>
          </table:table-cell>
          <table:table-cell table:formula="of:=RAND()" office:value-type="float" office:value="0.31026164735532" calcext:value-type="float">
            <text:p>0.3102616473553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RAZIL_20200304_EPI_ISL_414017</text:p>
          </table:table-cell>
          <table:table-cell table:formula="of:=RAND()" office:value-type="float" office:value="0.70811251043293" calcext:value-type="float">
            <text:p>0.7081125104329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4_EPI_ISL_418988</text:p>
          </table:table-cell>
          <table:table-cell table:formula="of:=RAND()" office:value-type="float" office:value="0.638099082371063" calcext:value-type="float">
            <text:p>0.63809908237106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3_EPI_ISL_416475</text:p>
          </table:table-cell>
          <table:table-cell table:formula="of:=RAND()" office:value-type="float" office:value="0.18137105256824" calcext:value-type="float">
            <text:p>0.1813710525682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2_EPI_ISL_416468</text:p>
          </table:table-cell>
          <table:table-cell table:formula="of:=RAND()" office:value-type="float" office:value="0.502913783737584" calcext:value-type="float">
            <text:p>0.50291378373758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09_EPI_ISL_417861</text:p>
          </table:table-cell>
          <table:table-cell table:formula="of:=RAND()" office:value-type="float" office:value="0.93070979414218" calcext:value-type="float">
            <text:p>0.9307097941421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18_EPI_ISL_418729</text:p>
          </table:table-cell>
          <table:table-cell table:formula="of:=RAND()" office:value-type="float" office:value="0.586895951221923" calcext:value-type="float">
            <text:p>0.58689595122192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FINLAND_20200307_EPI_ISL_414643</text:p>
          </table:table-cell>
          <table:table-cell table:formula="of:=RAND()" office:value-type="float" office:value="0.753838902438832" calcext:value-type="float">
            <text:p>0.75383890243883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1_EPI_ISL_417236</text:p>
          </table:table-cell>
          <table:table-cell table:formula="of:=RAND()" office:value-type="float" office:value="0.56223896820652" calcext:value-type="float">
            <text:p>0.5622389682065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04_EPI_ISL_417232</text:p>
          </table:table-cell>
          <table:table-cell table:formula="of:=RAND()" office:value-type="float" office:value="0.876612933696576" calcext:value-type="float">
            <text:p>0.87661293369657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06_EPI_ISL_417852</text:p>
          </table:table-cell>
          <table:table-cell table:formula="of:=RAND()" office:value-type="float" office:value="0.827113343688893" calcext:value-type="float">
            <text:p>0.82711334368889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06_EPI_ISL_417757</text:p>
          </table:table-cell>
          <table:table-cell table:formula="of:=RAND()" office:value-type="float" office:value="0.203965083057222" calcext:value-type="float">
            <text:p>0.20396508305722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3_EPI_ISL_417802</text:p>
          </table:table-cell>
          <table:table-cell table:formula="of:=RAND()" office:value-type="float" office:value="0.913090102411252" calcext:value-type="float">
            <text:p>0.91309010241125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2_EPI_ISL_417713</text:p>
          </table:table-cell>
          <table:table-cell table:formula="of:=RAND()" office:value-type="float" office:value="0.613190937199321" calcext:value-type="float">
            <text:p>0.61319093719932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8_EPI_ISL_417632</text:p>
          </table:table-cell>
          <table:table-cell table:formula="of:=RAND()" office:value-type="float" office:value="0.971467728095367" calcext:value-type="float">
            <text:p>0.97146772809536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7_EPI_ISL_417566</text:p>
          </table:table-cell>
          <table:table-cell table:formula="of:=RAND()" office:value-type="float" office:value="0.119288465088769" calcext:value-type="float">
            <text:p>0.11928846508876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0_EPI_ISL_417876</text:p>
          </table:table-cell>
          <table:table-cell table:formula="of:=RAND()" office:value-type="float" office:value="0.383638023188114" calcext:value-type="float">
            <text:p>0.38363802318811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3_EPI_ISL_417795</text:p>
          </table:table-cell>
          <table:table-cell table:formula="of:=RAND()" office:value-type="float" office:value="0.242696637957803" calcext:value-type="float">
            <text:p>0.24269663795780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2_EPI_ISL_417785</text:p>
          </table:table-cell>
          <table:table-cell table:formula="of:=RAND()" office:value-type="float" office:value="0.32106722552766" calcext:value-type="float">
            <text:p>0.3210672255276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2_EPI_ISL_417714</text:p>
          </table:table-cell>
          <table:table-cell table:formula="of:=RAND()" office:value-type="float" office:value="0.73642858275808" calcext:value-type="float">
            <text:p>0.7364285827580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7_EPI_ISL_417571</text:p>
          </table:table-cell>
          <table:table-cell table:formula="of:=RAND()" office:value-type="float" office:value="0.593401382151927" calcext:value-type="float">
            <text:p>0.59340138215192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7_EPI_ISL_417575</text:p>
          </table:table-cell>
          <table:table-cell table:formula="of:=RAND()" office:value-type="float" office:value="0.139744909461214" calcext:value-type="float">
            <text:p>0.13974490946121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09_EPI_ISL_417862</text:p>
          </table:table-cell>
          <table:table-cell table:formula="of:=RAND()" office:value-type="float" office:value="0.340982826207308" calcext:value-type="float">
            <text:p>0.34098282620730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06_EPI_ISL_417684</text:p>
          </table:table-cell>
          <table:table-cell table:formula="of:=RAND()" office:value-type="float" office:value="0.462863414238243" calcext:value-type="float">
            <text:p>0.46286341423824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6_EPI_ISL_417834</text:p>
          </table:table-cell>
          <table:table-cell table:formula="of:=RAND()" office:value-type="float" office:value="0.627807504119299" calcext:value-type="float">
            <text:p>0.62780750411929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09_EPI_ISL_415498</text:p>
          </table:table-cell>
          <table:table-cell table:formula="of:=RAND()" office:value-type="float" office:value="0.809763721147521" calcext:value-type="float">
            <text:p>0.80976372114752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02_EPI_ISL_417840</text:p>
          </table:table-cell>
          <table:table-cell table:formula="of:=RAND()" office:value-type="float" office:value="0.639150969336664" calcext:value-type="float">
            <text:p>0.63915096933666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09_EPI_ISL_415483</text:p>
          </table:table-cell>
          <table:table-cell table:formula="of:=RAND()" office:value-type="float" office:value="0.952626244671155" calcext:value-type="float">
            <text:p>0.952626244671155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9_EPI_ISL_418983</text:p>
          </table:table-cell>
          <table:table-cell table:formula="of:=RAND()" office:value-type="float" office:value="0.372928459002663" calcext:value-type="float">
            <text:p>0.37292845900266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AUSTRALIA_20200318_EPI_ISL_418802</text:p>
          </table:table-cell>
          <table:table-cell table:formula="of:=RAND()" office:value-type="float" office:value="0.246388684989532" calcext:value-type="float">
            <text:p>0.24638868498953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FRANCE_20200303_EPI_ISL_416746</text:p>
          </table:table-cell>
          <table:table-cell table:formula="of:=RAND()" office:value-type="float" office:value="0.0850836093803841" calcext:value-type="float">
            <text:p>0.08508360938038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16_EPI_ISL_417815</text:p>
          </table:table-cell>
          <table:table-cell table:formula="of:=RAND()" office:value-type="float" office:value="0.891050843663803" calcext:value-type="float">
            <text:p>0.89105084366380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02_EPI_ISL_417800</text:p>
          </table:table-cell>
          <table:table-cell table:formula="of:=RAND()" office:value-type="float" office:value="0.245796750678161" calcext:value-type="float">
            <text:p>0.245796750678161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02_EPI_ISL_417734</text:p>
          </table:table-cell>
          <table:table-cell table:formula="of:=RAND()" office:value-type="float" office:value="0.330769044066449" calcext:value-type="float">
            <text:p>0.33076904406644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03_EPI_ISL_414435</text:p>
          </table:table-cell>
          <table:table-cell table:formula="of:=RAND()" office:value-type="float" office:value="0.722396747618943" calcext:value-type="float">
            <text:p>0.722396747618943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07_EPI_ISL_414552</text:p>
          </table:table-cell>
          <table:table-cell table:formula="of:=RAND()" office:value-type="float" office:value="0.622762410461159" calcext:value-type="float">
            <text:p>0.62276241046115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3_EPI_ISL_417429</text:p>
          </table:table-cell>
          <table:table-cell table:formula="of:=RAND()" office:value-type="float" office:value="0.870202270125337" calcext:value-type="float">
            <text:p>0.87020227012533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ELGIUM_20200302_EPI_ISL_417427</text:p>
          </table:table-cell>
          <table:table-cell table:formula="of:=RAND()" office:value-type="float" office:value="0.83820185198715" calcext:value-type="float">
            <text:p>0.83820185198715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BRAZIL_20200302_EPI_ISL_414014</text:p>
          </table:table-cell>
          <table:table-cell table:formula="of:=RAND()" office:value-type="float" office:value="0.874277795311056" calcext:value-type="float">
            <text:p>0.87427779531105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09_EPI_ISL_417863</text:p>
          </table:table-cell>
          <table:table-cell table:formula="of:=RAND()" office:value-type="float" office:value="0.173872008627852" calcext:value-type="float">
            <text:p>0.17387200862785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ENGLAND_20200325_EPI_ISL_418306</text:p>
          </table:table-cell>
          <table:table-cell table:formula="of:=RAND()" office:value-type="float" office:value="0.901582237083232" calcext:value-type="float">
            <text:p>0.90158223708323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10_EPI_ISL_415468</text:p>
          </table:table-cell>
          <table:table-cell table:formula="of:=RAND()" office:value-type="float" office:value="0.441963464335677" calcext:value-type="float">
            <text:p>0.44196346433567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09_EPI_ISL_415497</text:p>
          </table:table-cell>
          <table:table-cell table:formula="of:=RAND()" office:value-type="float" office:value="0.0065081690548374" calcext:value-type="float">
            <text:p>0.00650816905483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NETHERLANDS_20200308_EPI_ISL_414554</text:p>
          </table:table-cell>
          <table:table-cell table:formula="of:=RAND()" office:value-type="float" office:value="0.295652937590317" calcext:value-type="float">
            <text:p>0.29565293759031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FINLAND_20200305_EPI_ISL_414641</text:p>
          </table:table-cell>
          <table:table-cell table:formula="of:=RAND()" office:value-type="float" office:value="0.654233847446285" calcext:value-type="float">
            <text:p>0.654233847446285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COV-19_ICELAND_20200309_EPI_ISL_417868</text:p>
          </table:table-cell>
          <table:table-cell table:formula="of:=RAND()" office:value-type="float" office:value="0.803826675084804" calcext:value-type="float">
            <text:p>0.80382667508480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09_EPI_ISL_417867</text:p>
          </table:table-cell>
          <table:table-cell table:formula="of:=RAND()" office:value-type="float" office:value="0.352454645602679" calcext:value-type="float">
            <text:p>0.35245464560267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08_EPI_ISL_417728</text:p>
          </table:table-cell>
          <table:table-cell table:formula="of:=RAND()" office:value-type="float" office:value="0.816884026465347" calcext:value-type="float">
            <text:p>0.816884026465347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HCOV-19_SWITZERLAND_20200302_EPI_ISL_415702</text:p>
          </table:table-cell>
          <table:table-cell table:formula="of:=RAND()" office:value-type="float" office:value="0.692243187313552" calcext:value-type="float">
            <text:p>0.692243187313552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HCOV-19_ITALY_20200301_EPI_ISL_417423</text:p>
          </table:table-cell>
          <table:table-cell table:formula="of:=RAND()" office:value-type="float" office:value="0.180864396420033" calcext:value-type="float">
            <text:p>0.180864396420033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HCOV-19_NETHERLANDS_20200302_EPI_ISL_413591</text:p>
          </table:table-cell>
          <table:table-cell table:formula="of:=RAND()" office:value-type="float" office:value="0.200846843982638" calcext:value-type="float">
            <text:p>0.200846843982638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HCOV-19_NETHERLANDS_20200311_EPI_ISL_415472</text:p>
          </table:table-cell>
          <table:table-cell table:formula="of:=RAND()" office:value-type="float" office:value="0.995618556005419" calcext:value-type="float">
            <text:p>0.995618556005419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HCOV-19_USA_20200313_EPI_ISL_417473</text:p>
          </table:table-cell>
          <table:table-cell table:formula="of:=RAND()" office:value-type="float" office:value="0.198121620071254" calcext:value-type="float">
            <text:p>0.198121620071254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HCOV-19_USA_20200313_EPI_ISL_417495</text:p>
          </table:table-cell>
          <table:table-cell table:formula="of:=RAND()" office:value-type="float" office:value="0.701441721615972" calcext:value-type="float">
            <text:p>0.701441721615972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HCOV-19_NETHERLANDS_20200306_EPI_ISL_414457</text:p>
          </table:table-cell>
          <table:table-cell table:formula="of:=RAND()" office:value-type="float" office:value="0.352547344753077" calcext:value-type="float">
            <text:p>0.352547344753077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HCOV-19_ITALY_20200301_EPI_ISL_417921</text:p>
          </table:table-cell>
          <table:table-cell table:formula="of:=RAND()" office:value-type="float" office:value="0.719894316247124" calcext:value-type="float">
            <text:p>0.719894316247124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HCOV-19_JAPAN_20200311_EPI_ISL_416524</text:p>
          </table:table-cell>
          <table:table-cell table:formula="of:=RAND()" office:value-type="float" office:value="0.237351096398863" calcext:value-type="float">
            <text:p>0.237351096398863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HCOV-19_PORTUGAL_20200316_EPI_ISL_418017</text:p>
          </table:table-cell>
          <table:table-cell table:formula="of:=RAND()" office:value-type="float" office:value="0.373567875084226" calcext:value-type="float">
            <text:p>0.373567875084226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PORTUGAL_20200301_EPI_ISL_413648</text:p>
          </table:table-cell>
          <table:table-cell table:formula="of:=RAND()" office:value-type="float" office:value="0.952982340058113" calcext:value-type="float">
            <text:p>0.952982340058113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PORTUGAL_20200308_EPI_ISL_417991</text:p>
          </table:table-cell>
          <table:table-cell table:formula="of:=RAND()" office:value-type="float" office:value="0.756618933290134" calcext:value-type="float">
            <text:p>0.756618933290134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PORTUGAL_20200303_EPI_ISL_417987</text:p>
          </table:table-cell>
          <table:table-cell table:formula="of:=RAND()" office:value-type="float" office:value="0.368426538183355" calcext:value-type="float">
            <text:p>0.368426538183355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JAPAN_20200311_EPI_ISL_416525</text:p>
          </table:table-cell>
          <table:table-cell table:formula="of:=RAND()" office:value-type="float" office:value="0.779540324610667" calcext:value-type="float">
            <text:p>0.779540324610667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ENGLAND_20200313_EPI_ISL_418671</text:p>
          </table:table-cell>
          <table:table-cell table:formula="of:=RAND()" office:value-type="float" office:value="0.438689437212444" calcext:value-type="float">
            <text:p>0.438689437212444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ITALY_20200301_EPI_ISL_417421</text:p>
          </table:table-cell>
          <table:table-cell table:formula="of:=RAND()" office:value-type="float" office:value="0.142242914316898" calcext:value-type="float">
            <text:p>0.142242914316898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FRANCE_20200304_EPI_ISL_414631</text:p>
          </table:table-cell>
          <table:table-cell table:formula="of:=RAND()" office:value-type="float" office:value="0.171479301208603" calcext:value-type="float">
            <text:p>0.171479301208603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FINLAND_20200303_EPI_ISL_413602</text:p>
          </table:table-cell>
          <table:table-cell table:formula="of:=RAND()" office:value-type="float" office:value="0.299655225641867" calcext:value-type="float">
            <text:p>0.299655225641867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ICELAND_20200316_EPI_ISL_417823</text:p>
          </table:table-cell>
          <table:table-cell table:formula="of:=RAND()" office:value-type="float" office:value="0.820695142921131" calcext:value-type="float">
            <text:p>0.820695142921131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ICELAND_20200316_EPI_ISL_417706</text:p>
          </table:table-cell>
          <table:table-cell table:formula="of:=RAND()" office:value-type="float" office:value="0.892301286697157" calcext:value-type="float">
            <text:p>0.892301286697157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NETHERLANDS_20200312_EPI_ISL_415535</text:p>
          </table:table-cell>
          <table:table-cell table:formula="of:=RAND()" office:value-type="float" office:value="0.65438090472561" calcext:value-type="float">
            <text:p>0.65438090472561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ICELAND_20200316_EPI_ISL_417743</text:p>
          </table:table-cell>
          <table:table-cell table:formula="of:=RAND()" office:value-type="float" office:value="0.837131338705673" calcext:value-type="float">
            <text:p>0.837131338705673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ICELAND_20200318_EPI_ISL_417622</text:p>
          </table:table-cell>
          <table:table-cell table:formula="of:=RAND()" office:value-type="float" office:value="0.96532622792446" calcext:value-type="float">
            <text:p>0.96532622792446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ICELAND_20200316_EPI_ISL_417837</text:p>
          </table:table-cell>
          <table:table-cell table:formula="of:=RAND()" office:value-type="float" office:value="0.339400268760749" calcext:value-type="float">
            <text:p>0.339400268760749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ICELAND_20200313_EPI_ISL_417804</text:p>
          </table:table-cell>
          <table:table-cell table:formula="of:=RAND()" office:value-type="float" office:value="0.668620036694242" calcext:value-type="float">
            <text:p>0.668620036694242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ICELAND_20200318_EPI_ISL_417641</text:p>
          </table:table-cell>
          <table:table-cell table:formula="of:=RAND()" office:value-type="float" office:value="0.0169240580715773" calcext:value-type="float">
            <text:p>0.016924058071577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NETHERLANDS_20200309_EPI_ISL_415462</text:p>
          </table:table-cell>
          <table:table-cell table:formula="of:=RAND()" office:value-type="float" office:value="0.998848733960319" calcext:value-type="float">
            <text:p>0.998848733960319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NETHERLANDS_20200313_EPI_ISL_415488</text:p>
          </table:table-cell>
          <table:table-cell table:formula="of:=RAND()" office:value-type="float" office:value="0.150433305961528" calcext:value-type="float">
            <text:p>0.150433305961528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ICELAND_20200317_EPI_ISL_417582</text:p>
          </table:table-cell>
          <table:table-cell table:formula="of:=RAND()" office:value-type="float" office:value="0.742703881896715" calcext:value-type="float">
            <text:p>0.742703881896715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WALES_20200227_EPI_ISL_413555</text:p>
          </table:table-cell>
          <table:table-cell table:formula="of:=RAND()" office:value-type="float" office:value="0.661884722962796" calcext:value-type="float">
            <text:p>0.661884722962796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WALES_20200312_EPI_ISL_415655</text:p>
          </table:table-cell>
          <table:table-cell table:formula="of:=RAND()" office:value-type="float" office:value="0.938721806230324" calcext:value-type="float">
            <text:p>0.938721806230324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ITALY_20200224_EPI_ISL_417447</text:p>
          </table:table-cell>
          <table:table-cell table:formula="of:=RAND()" office:value-type="float" office:value="0.342120335355226" calcext:value-type="float">
            <text:p>0.342120335355226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LUXEMBOURG_20200229_EPI_ISL_413593</text:p>
          </table:table-cell>
          <table:table-cell table:formula="of:=RAND()" office:value-type="float" office:value="0.368622761186997" calcext:value-type="float">
            <text:p>0.368622761186997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SCOTLAND_20200308_EPI_ISL_415640</text:p>
          </table:table-cell>
          <table:table-cell table:formula="of:=RAND()" office:value-type="float" office:value="0.303908879838954" calcext:value-type="float">
            <text:p>0.303908879838954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FINLAND_20200314_EPI_ISL_418402</text:p>
          </table:table-cell>
          <table:table-cell table:formula="of:=RAND()" office:value-type="float" office:value="0.732295215271357" calcext:value-type="float">
            <text:p>0.732295215271357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DENMARK_20200303_EPI_ISL_415646</text:p>
          </table:table-cell>
          <table:table-cell table:formula="of:=RAND()" office:value-type="float" office:value="0.992303044782943" calcext:value-type="float">
            <text:p>0.992303044782943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HCOV-19_FINLAND_20200314_EPI_ISL_418403</text:p>
          </table:table-cell>
          <table:table-cell table:formula="of:=RAND()" office:value-type="float" office:value="0.390673193726082" calcext:value-type="float">
            <text:p>0.390673193726082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string" calcext:value-type="string">
            <text:p>HCOV-19_DENMARK_20200303_EPI_ISL_416141</text:p>
          </table:table-cell>
          <table:table-cell table:formula="of:=RAND()" office:value-type="float" office:value="0.891129018162137" calcext:value-type="float">
            <text:p>0.891129018162137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string" calcext:value-type="string">
            <text:p>HCOV-19_BRAZIL_20200304_EPI_ISL_414045</text:p>
          </table:table-cell>
          <table:table-cell table:formula="of:=RAND()" office:value-type="float" office:value="0.316543127119738" calcext:value-type="float">
            <text:p>0.316543127119738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string" calcext:value-type="string">
            <text:p>HCOV-19_NETHERLANDS_20200309_EPI_ISL_415474</text:p>
          </table:table-cell>
          <table:table-cell table:formula="of:=RAND()" office:value-type="float" office:value="0.399231433228858" calcext:value-type="float">
            <text:p>0.39923143322885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NETHERLANDS_20200312_EPI_ISL_415485</text:p>
          </table:table-cell>
          <table:table-cell table:formula="of:=RAND()" office:value-type="float" office:value="0.563488574813218" calcext:value-type="float">
            <text:p>0.56348857481321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AUSTRALIA_20200311_EPI_ISL_417397</text:p>
          </table:table-cell>
          <table:table-cell table:formula="of:=RAND()" office:value-type="float" office:value="0.807255518087" calcext:value-type="float">
            <text:p>0.80725551808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RELAND_20200303_EPI_ISL_414586</text:p>
          </table:table-cell>
          <table:table-cell table:formula="of:=RAND()" office:value-type="float" office:value="0.669096316618257" calcext:value-type="float">
            <text:p>0.66909631661825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GUANGZHOU_20200225_EPI_ISL_414663</text:p>
          </table:table-cell>
          <table:table-cell table:formula="of:=RAND()" office:value-type="float" office:value="0.220097573455334" calcext:value-type="float">
            <text:p>0.22009757345533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GEORGIA_20200310_EPI_ISL_415642</text:p>
          </table:table-cell>
          <table:table-cell table:formula="of:=RAND()" office:value-type="float" office:value="0.0117978395966729" calcext:value-type="float">
            <text:p>0.01179783959667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NETHERLANDS_20200307_EPI_ISL_414559</text:p>
          </table:table-cell>
          <table:table-cell table:formula="of:=RAND()" office:value-type="float" office:value="0.813207842555889" calcext:value-type="float">
            <text:p>0.81320784255588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NETHERLANDS_20200301_EPI_ISL_413589</text:p>
          </table:table-cell>
          <table:table-cell table:formula="of:=RAND()" office:value-type="float" office:value="0.76880627134404" calcext:value-type="float">
            <text:p>0.7688062713440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NETHERLANDS_20200302_EPI_ISL_414428</text:p>
          </table:table-cell>
          <table:table-cell table:formula="of:=RAND()" office:value-type="float" office:value="0.51124136033675" calcext:value-type="float">
            <text:p>0.5112413603367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05_EPI_ISL_418806</text:p>
          </table:table-cell>
          <table:table-cell table:formula="of:=RAND()" office:value-type="float" office:value="0.209999465970456" calcext:value-type="float">
            <text:p>0.20999946597045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ENGLAND_20200302_EPI_ISL_417233</text:p>
          </table:table-cell>
          <table:table-cell table:formula="of:=RAND()" office:value-type="float" office:value="0.275381873846108" calcext:value-type="float">
            <text:p>0.27538187384610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GEORGIA_20200313_EPI_ISL_416482</text:p>
          </table:table-cell>
          <table:table-cell table:formula="of:=RAND()" office:value-type="float" office:value="0.857075389239184" calcext:value-type="float">
            <text:p>0.85707538923918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ENGLAND_20200306_EPI_ISL_417301</text:p>
          </table:table-cell>
          <table:table-cell table:formula="of:=RAND()" office:value-type="float" office:value="0.797461970369638" calcext:value-type="float">
            <text:p>0.79746197036963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PORTUGAL_20200307_EPI_ISL_417997</text:p>
          </table:table-cell>
          <table:table-cell table:formula="of:=RAND()" office:value-type="float" office:value="0.62257488211389" calcext:value-type="float">
            <text:p>0.6225748821138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ENGLAND_20200305_EPI_ISL_417302</text:p>
          </table:table-cell>
          <table:table-cell table:formula="of:=RAND()" office:value-type="float" office:value="0.319668903030674" calcext:value-type="float">
            <text:p>0.31966890303067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01_EPI_ISL_417736</text:p>
          </table:table-cell>
          <table:table-cell table:formula="of:=RAND()" office:value-type="float" office:value="0.670953020248843" calcext:value-type="float">
            <text:p>0.67095302024884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ENGLAND_20200303_EPI_ISL_417248</text:p>
          </table:table-cell>
          <table:table-cell table:formula="of:=RAND()" office:value-type="float" office:value="0.416078436140231" calcext:value-type="float">
            <text:p>0.41607843614023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PORTUGAL_20200308_EPI_ISL_417998</text:p>
          </table:table-cell>
          <table:table-cell table:formula="of:=RAND()" office:value-type="float" office:value="0.891442022291273" calcext:value-type="float">
            <text:p>0.89144202229127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0_EPI_ISL_417698</text:p>
          </table:table-cell>
          <table:table-cell table:formula="of:=RAND()" office:value-type="float" office:value="0.696111894572423" calcext:value-type="float">
            <text:p>0.69611189457242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19_EPI_ISL_418640</text:p>
          </table:table-cell>
          <table:table-cell table:formula="of:=RAND()" office:value-type="float" office:value="0.0994258387817907" calcext:value-type="float">
            <text:p>0.09942583878179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7_EPI_ISL_417572</text:p>
          </table:table-cell>
          <table:table-cell table:formula="of:=RAND()" office:value-type="float" office:value="0.0617572013479712" calcext:value-type="float">
            <text:p>0.06175720134797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11_EPI_ISL_414648</text:p>
          </table:table-cell>
          <table:table-cell table:formula="of:=RAND()" office:value-type="float" office:value="0.245405006996999" calcext:value-type="float">
            <text:p>0.24540500699699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01_EPI_ISL_415156</text:p>
          </table:table-cell>
          <table:table-cell table:formula="of:=RAND()" office:value-type="float" office:value="0.218974419468574" calcext:value-type="float">
            <text:p>0.21897441946857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06_EPI_ISL_418981</text:p>
          </table:table-cell>
          <table:table-cell table:formula="of:=RAND()" office:value-type="float" office:value="0.0105621083130039" calcext:value-type="float">
            <text:p>0.01056210831300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8_EPI_ISL_417637</text:p>
          </table:table-cell>
          <table:table-cell table:formula="of:=RAND()" office:value-type="float" office:value="0.388941354594954" calcext:value-type="float">
            <text:p>0.38894135459495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6_EPI_ISL_417839</text:p>
          </table:table-cell>
          <table:table-cell table:formula="of:=RAND()" office:value-type="float" office:value="0.0206848690147414" calcext:value-type="float">
            <text:p>0.02068486901474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7_EPI_ISL_417565</text:p>
          </table:table-cell>
          <table:table-cell table:formula="of:=RAND()" office:value-type="float" office:value="0.750787886346143" calcext:value-type="float">
            <text:p>0.75078788634614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6_EPI_ISL_417754</text:p>
          </table:table-cell>
          <table:table-cell table:formula="of:=RAND()" office:value-type="float" office:value="0.159945624497637" calcext:value-type="float">
            <text:p>0.15994562449763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ENGLAND_20200316_EPI_ISL_418702</text:p>
          </table:table-cell>
          <table:table-cell table:formula="of:=RAND()" office:value-type="float" office:value="0.574556235329568" calcext:value-type="float">
            <text:p>0.57455623532956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ENGLAND_20200303_EPI_ISL_417240</text:p>
          </table:table-cell>
          <table:table-cell table:formula="of:=RAND()" office:value-type="float" office:value="0.892933088402763" calcext:value-type="float">
            <text:p>0.89293308840276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ENGLAND_20200303_EPI_ISL_416731</text:p>
          </table:table-cell>
          <table:table-cell table:formula="of:=RAND()" office:value-type="float" office:value="0.758682901337563" calcext:value-type="float">
            <text:p>0.75868290133756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ENGLAND_20200304_EPI_ISL_417255</text:p>
          </table:table-cell>
          <table:table-cell table:formula="of:=RAND()" office:value-type="float" office:value="0.953196574661552" calcext:value-type="float">
            <text:p>0.95319657466155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ENGLAND_20200302_EPI_ISL_417226</text:p>
          </table:table-cell>
          <table:table-cell table:formula="of:=RAND()" office:value-type="float" office:value="0.708332586426288" calcext:value-type="float">
            <text:p>0.70833258642628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7_EPI_ISL_417589</text:p>
          </table:table-cell>
          <table:table-cell table:formula="of:=RAND()" office:value-type="float" office:value="0.225575960918947" calcext:value-type="float">
            <text:p>0.22557596091894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ENGLAND_20200303_EPI_ISL_417231</text:p>
          </table:table-cell>
          <table:table-cell table:formula="of:=RAND()" office:value-type="float" office:value="0.363910828128463" calcext:value-type="float">
            <text:p>0.36391082812846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ENGLAND_20200227_EPI_ISL_414523</text:p>
          </table:table-cell>
          <table:table-cell table:formula="of:=RAND()" office:value-type="float" office:value="0.479358790313251" calcext:value-type="float">
            <text:p>0.47935879031325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GEORGIA_20200305_EPI_ISL_416479</text:p>
          </table:table-cell>
          <table:table-cell table:formula="of:=RAND()" office:value-type="float" office:value="0.967054709023723" calcext:value-type="float">
            <text:p>0.96705470902372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13_EPI_ISL_417493</text:p>
          </table:table-cell>
          <table:table-cell table:formula="of:=RAND()" office:value-type="float" office:value="0.173742911447762" calcext:value-type="float">
            <text:p>0.17374291144776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14_EPI_ISL_417502</text:p>
          </table:table-cell>
          <table:table-cell table:formula="of:=RAND()" office:value-type="float" office:value="0.16074140986808" calcext:value-type="float">
            <text:p>0.1607414098680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SLOVAKIA_20200306_EPI_ISL_417877</text:p>
          </table:table-cell>
          <table:table-cell table:formula="of:=RAND()" office:value-type="float" office:value="0.486025653176594" calcext:value-type="float">
            <text:p>0.48602565317659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PORTUGAL_20200304_EPI_ISL_417989</text:p>
          </table:table-cell>
          <table:table-cell table:formula="of:=RAND()" office:value-type="float" office:value="0.432891429596945" calcext:value-type="float">
            <text:p>0.43289142959694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SWITZERLAND_20200227_EPI_ISL_413999</text:p>
          </table:table-cell>
          <table:table-cell table:formula="of:=RAND()" office:value-type="float" office:value="0.0737623425081499" calcext:value-type="float">
            <text:p>0.0737623425081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4_EPI_ISL_417812</text:p>
          </table:table-cell>
          <table:table-cell table:formula="of:=RAND()" office:value-type="float" office:value="0.252733922220393" calcext:value-type="float">
            <text:p>0.25273392222039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3_EPI_ISL_417799</text:p>
          </table:table-cell>
          <table:table-cell table:formula="of:=RAND()" office:value-type="float" office:value="0.484943014661972" calcext:value-type="float">
            <text:p>0.48494301466197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LITHUANIA_202002_EPI_ISL_416741</text:p>
          </table:table-cell>
          <table:table-cell table:formula="of:=RAND()" office:value-type="float" office:value="0.122289511710143" calcext:value-type="float">
            <text:p>0.12228951171014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7_EPI_ISL_417560</text:p>
          </table:table-cell>
          <table:table-cell table:formula="of:=RAND()" office:value-type="float" office:value="0.239319933027558" calcext:value-type="float">
            <text:p>0.23931993302755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5_EPI_ISL_417740</text:p>
          </table:table-cell>
          <table:table-cell table:formula="of:=RAND()" office:value-type="float" office:value="0.997041279501708" calcext:value-type="float">
            <text:p>0.99704127950170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8_EPI_ISL_417652</text:p>
          </table:table-cell>
          <table:table-cell table:formula="of:=RAND()" office:value-type="float" office:value="0.0851198252419512" calcext:value-type="float">
            <text:p>0.08511982524195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06_EPI_ISL_418794</text:p>
          </table:table-cell>
          <table:table-cell table:formula="of:=RAND()" office:value-type="float" office:value="0.349264660290645" calcext:value-type="float">
            <text:p>0.34926466029064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6_EPI_ISL_417763</text:p>
          </table:table-cell>
          <table:table-cell table:formula="of:=RAND()" office:value-type="float" office:value="0.779524132118579" calcext:value-type="float">
            <text:p>0.77952413211857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SCOTLAND_20200304_EPI_ISL_414027</text:p>
          </table:table-cell>
          <table:table-cell table:formula="of:=RAND()" office:value-type="float" office:value="0.296573505977576" calcext:value-type="float">
            <text:p>0.29657350597757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TALY_20200303_EPI_ISL_417491</text:p>
          </table:table-cell>
          <table:table-cell table:formula="of:=RAND()" office:value-type="float" office:value="0.451439875605551" calcext:value-type="float">
            <text:p>0.45143987560555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6_EPI_ISL_417563</text:p>
          </table:table-cell>
          <table:table-cell table:formula="of:=RAND()" office:value-type="float" office:value="0.00815635444656977" calcext:value-type="float">
            <text:p>0.0081563544465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04_EPI_ISL_417424</text:p>
          </table:table-cell>
          <table:table-cell table:formula="of:=RAND()" office:value-type="float" office:value="0.125560027989993" calcext:value-type="float">
            <text:p>0.12556002798999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13_EPI_ISL_417016</text:p>
          </table:table-cell>
          <table:table-cell table:formula="of:=RAND()" office:value-type="float" office:value="0.417852775914223" calcext:value-type="float">
            <text:p>0.41785277591422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15_EPI_ISL_418624</text:p>
          </table:table-cell>
          <table:table-cell table:formula="of:=RAND()" office:value-type="float" office:value="0.90156673423963" calcext:value-type="float">
            <text:p>0.9015667342396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14_EPI_ISL_417019</text:p>
          </table:table-cell>
          <table:table-cell table:formula="of:=RAND()" office:value-type="float" office:value="0.791642082568158" calcext:value-type="float">
            <text:p>0.79164208256815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6_EPI_ISL_417550</text:p>
          </table:table-cell>
          <table:table-cell table:formula="of:=RAND()" office:value-type="float" office:value="0.876618417695229" calcext:value-type="float">
            <text:p>0.87661841769522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4_EPI_ISL_417758</text:p>
          </table:table-cell>
          <table:table-cell table:formula="of:=RAND()" office:value-type="float" office:value="0.441286973738946" calcext:value-type="float">
            <text:p>0.44128697373894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4_EPI_ISL_417775</text:p>
          </table:table-cell>
          <table:table-cell table:formula="of:=RAND()" office:value-type="float" office:value="0.857446162549142" calcext:value-type="float">
            <text:p>0.85744616254914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AUSTRALIA_20200314_EPI_ISL_418801</text:p>
          </table:table-cell>
          <table:table-cell table:formula="of:=RAND()" office:value-type="float" office:value="0.0523506568568418" calcext:value-type="float">
            <text:p>0.05235065685684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ICELAND_20200316_EPI_ISL_417746</text:p>
          </table:table-cell>
          <table:table-cell table:formula="of:=RAND()" office:value-type="float" office:value="0.201294551150327" calcext:value-type="float">
            <text:p>0.20129455115032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INLAND_20200304_EPI_ISL_414646</text:p>
          </table:table-cell>
          <table:table-cell table:formula="of:=RAND()" office:value-type="float" office:value="0.30826030753637" calcext:value-type="float">
            <text:p>0.3082603075363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CONGO_20200319_EPI_ISL_417948</text:p>
          </table:table-cell>
          <table:table-cell table:formula="of:=RAND()" office:value-type="float" office:value="0.85476924490331" calcext:value-type="float">
            <text:p>0.8547692449033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LUXEMBOURG_20200318_EPI_ISL_417534</text:p>
          </table:table-cell>
          <table:table-cell table:formula="of:=RAND()" office:value-type="float" office:value="0.760428373261109" calcext:value-type="float">
            <text:p>0.76042837326110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14_EPI_ISL_418234</text:p>
          </table:table-cell>
          <table:table-cell table:formula="of:=RAND()" office:value-type="float" office:value="0.00778129094041479" calcext:value-type="float">
            <text:p>0.00778129094041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CONGO_20200319_EPI_ISL_417947</text:p>
          </table:table-cell>
          <table:table-cell table:formula="of:=RAND()" office:value-type="float" office:value="0.316012871584981" calcext:value-type="float">
            <text:p>0.31601287158498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05_EPI_ISL_415652</text:p>
          </table:table-cell>
          <table:table-cell table:formula="of:=RAND()" office:value-type="float" office:value="0.919794748022352" calcext:value-type="float">
            <text:p>0.91979474802235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LUXEMBOURG_20200318_EPI_ISL_417527</text:p>
          </table:table-cell>
          <table:table-cell table:formula="of:=RAND()" office:value-type="float" office:value="0.495189845207866" calcext:value-type="float">
            <text:p>0.49518984520786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08_EPI_ISL_416493</text:p>
          </table:table-cell>
          <table:table-cell table:formula="of:=RAND()" office:value-type="float" office:value="0.272209891068417" calcext:value-type="float">
            <text:p>0.27220989106841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CONGO_20200318_EPI_ISL_417946</text:p>
          </table:table-cell>
          <table:table-cell table:formula="of:=RAND()" office:value-type="float" office:value="0.17721037561303" calcext:value-type="float">
            <text:p>0.1772103756130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06_EPI_ISL_418795</text:p>
          </table:table-cell>
          <table:table-cell table:formula="of:=RAND()" office:value-type="float" office:value="0.854718492682246" calcext:value-type="float">
            <text:p>0.85471849268224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06_EPI_ISL_416750</text:p>
          </table:table-cell>
          <table:table-cell table:formula="of:=RAND()" office:value-type="float" office:value="0.994445743164473" calcext:value-type="float">
            <text:p>0.99444574316447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04_EPI_ISL_417334</text:p>
          </table:table-cell>
          <table:table-cell table:formula="of:=RAND()" office:value-type="float" office:value="0.267045831989357" calcext:value-type="float">
            <text:p>0.26704583198935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19_EPI_ISL_418635</text:p>
          </table:table-cell>
          <table:table-cell table:formula="of:=RAND()" office:value-type="float" office:value="0.516187256735412" calcext:value-type="float">
            <text:p>0.51618725673541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05_EPI_ISL_416751</text:p>
          </table:table-cell>
          <table:table-cell table:formula="of:=RAND()" office:value-type="float" office:value="0.280253876090967" calcext:value-type="float">
            <text:p>0.28025387609096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15_EPI_ISL_418231</text:p>
          </table:table-cell>
          <table:table-cell table:formula="of:=RAND()" office:value-type="float" office:value="0.548781503879824" calcext:value-type="float">
            <text:p>0.54878150387982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17_EPI_ISL_418427</text:p>
          </table:table-cell>
          <table:table-cell table:formula="of:=RAND()" office:value-type="float" office:value="0.156169451226835" calcext:value-type="float">
            <text:p>0.15616945122683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16_EPI_ISL_418417</text:p>
          </table:table-cell>
          <table:table-cell table:formula="of:=RAND()" office:value-type="float" office:value="0.138235488714546" calcext:value-type="float">
            <text:p>0.13823548871454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17_EPI_ISL_418422</text:p>
          </table:table-cell>
          <table:table-cell table:formula="of:=RAND()" office:value-type="float" office:value="0.585938378447174" calcext:value-type="float">
            <text:p>0.58593837844717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06_EPI_ISL_416754</text:p>
          </table:table-cell>
          <table:table-cell table:formula="of:=RAND()" office:value-type="float" office:value="0.417425930727615" calcext:value-type="float">
            <text:p>0.41742593072761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11_EPI_ISL_416499</text:p>
          </table:table-cell>
          <table:table-cell table:formula="of:=RAND()" office:value-type="float" office:value="0.567830739096913" calcext:value-type="float">
            <text:p>0.56783073909691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13_EPI_ISL_418230</text:p>
          </table:table-cell>
          <table:table-cell table:formula="of:=RAND()" office:value-type="float" office:value="0.0939452160280747" calcext:value-type="float">
            <text:p>0.09394521602807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SWITZERLAND_20200308_EPI_ISL_415707</text:p>
          </table:table-cell>
          <table:table-cell table:formula="of:=RAND()" office:value-type="float" office:value="0.779359502932103" calcext:value-type="float">
            <text:p>0.77935950293210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16_EPI_ISL_418418</text:p>
          </table:table-cell>
          <table:table-cell table:formula="of:=RAND()" office:value-type="float" office:value="0.994343009735626" calcext:value-type="float">
            <text:p>0.99434300973562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16_EPI_ISL_418419</text:p>
          </table:table-cell>
          <table:table-cell table:formula="of:=RAND()" office:value-type="float" office:value="0.952732614316947" calcext:value-type="float">
            <text:p>0.95273261431694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22_EPI_ISL_418653</text:p>
          </table:table-cell>
          <table:table-cell table:formula="of:=RAND()" office:value-type="float" office:value="0.773455482780263" calcext:value-type="float">
            <text:p>0.77345548278026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04_EPI_ISL_418222</text:p>
          </table:table-cell>
          <table:table-cell table:formula="of:=RAND()" office:value-type="float" office:value="0.0369011649372993" calcext:value-type="float">
            <text:p>0.03690116493729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22_EPI_ISL_418663</text:p>
          </table:table-cell>
          <table:table-cell table:formula="of:=RAND()" office:value-type="float" office:value="0.715159442917138" calcext:value-type="float">
            <text:p>0.71515944291713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CANADA_20200312_EPI_ISL_418811</text:p>
          </table:table-cell>
          <table:table-cell table:formula="of:=RAND()" office:value-type="float" office:value="0.85596546713244" calcext:value-type="float">
            <text:p>0.8559654671324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07_EPI_ISL_416757</text:p>
          </table:table-cell>
          <table:table-cell table:formula="of:=RAND()" office:value-type="float" office:value="0.211669193212725" calcext:value-type="float">
            <text:p>0.21166919321272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BELGIUM_20200319_EPI_ISL_418634</text:p>
          </table:table-cell>
          <table:table-cell table:formula="of:=RAND()" office:value-type="float" office:value="0.0821293634332322" calcext:value-type="float">
            <text:p>0.08212936343323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17_EPI_ISL_418423</text:p>
          </table:table-cell>
          <table:table-cell table:formula="of:=RAND()" office:value-type="float" office:value="0.18780287455843" calcext:value-type="float">
            <text:p>0.1878028745584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17_EPI_ISL_418424</text:p>
          </table:table-cell>
          <table:table-cell table:formula="of:=RAND()" office:value-type="float" office:value="0.455296457969882" calcext:value-type="float">
            <text:p>0.45529645796988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21_EPI_ISL_419170</text:p>
          </table:table-cell>
          <table:table-cell table:formula="of:=RAND()" office:value-type="float" office:value="0.74578921611062" calcext:value-type="float">
            <text:p>0.7457892161106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22_EPI_ISL_419182</text:p>
          </table:table-cell>
          <table:table-cell table:formula="of:=RAND()" office:value-type="float" office:value="0.952141024111902" calcext:value-type="float">
            <text:p>0.95214102411190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06_EPI_ISL_416756</text:p>
          </table:table-cell>
          <table:table-cell table:formula="of:=RAND()" office:value-type="float" office:value="0.0628698531866226" calcext:value-type="float">
            <text:p>0.06286985318662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FRANCE_20200310_EPI_ISL_416745</text:p>
          </table:table-cell>
          <table:table-cell table:formula="of:=RAND()" office:value-type="float" office:value="0.864215402125512" calcext:value-type="float">
            <text:p>0.86421540212551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SWITZERLAND_20200304_EPI_ISL_415704</text:p>
          </table:table-cell>
          <table:table-cell table:formula="of:=RAND()" office:value-type="float" office:value="0.677476243238981" calcext:value-type="float">
            <text:p>0.677476243238981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SWITZERLAND_20200306_EPI_ISL_415706</text:p>
          </table:table-cell>
          <table:table-cell table:formula="of:=RAND()" office:value-type="float" office:value="0.145917510416394" calcext:value-type="float">
            <text:p>0.145917510416394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ICELAND_20200315_EPI_ISL_417737</text:p>
          </table:table-cell>
          <table:table-cell table:formula="of:=RAND()" office:value-type="float" office:value="0.163667902601023" calcext:value-type="float">
            <text:p>0.163667902601023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ICELAND_20200312_EPI_ISL_417788</text:p>
          </table:table-cell>
          <table:table-cell table:formula="of:=RAND()" office:value-type="float" office:value="0.836243441208896" calcext:value-type="float">
            <text:p>0.836243441208896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08_EPI_ISL_417339</text:p>
          </table:table-cell>
          <table:table-cell table:formula="of:=RAND()" office:value-type="float" office:value="0.53802919501225" calcext:value-type="float">
            <text:p>0.53802919501225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22_EPI_ISL_419186</text:p>
          </table:table-cell>
          <table:table-cell table:formula="of:=RAND()" office:value-type="float" office:value="0.686884242197914" calcext:value-type="float">
            <text:p>0.686884242197914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22_EPI_ISL_419185</text:p>
          </table:table-cell>
          <table:table-cell table:formula="of:=RAND()" office:value-type="float" office:value="0.887992237158319" calcext:value-type="float">
            <text:p>0.887992237158319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07_EPI_ISL_417337</text:p>
          </table:table-cell>
          <table:table-cell table:formula="of:=RAND()" office:value-type="float" office:value="0.255948790022261" calcext:value-type="float">
            <text:p>0.255948790022261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15_EPI_ISL_418414</text:p>
          </table:table-cell>
          <table:table-cell table:formula="of:=RAND()" office:value-type="float" office:value="0.827017068572971" calcext:value-type="float">
            <text:p>0.827017068572971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15_EPI_ISL_418412</text:p>
          </table:table-cell>
          <table:table-cell table:formula="of:=RAND()" office:value-type="float" office:value="0.877645233238987" calcext:value-type="float">
            <text:p>0.877645233238987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BELGIUM_20200317_EPI_ISL_418630</text:p>
          </table:table-cell>
          <table:table-cell table:formula="of:=RAND()" office:value-type="float" office:value="0.904020498078015" calcext:value-type="float">
            <text:p>0.904020498078015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BELGIUM_20200322_EPI_ISL_418656</text:p>
          </table:table-cell>
          <table:table-cell table:formula="of:=RAND()" office:value-type="float" office:value="0.257385363388491" calcext:value-type="float">
            <text:p>0.257385363388491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BELGIUM_20200322_EPI_ISL_418659</text:p>
          </table:table-cell>
          <table:table-cell table:formula="of:=RAND()" office:value-type="float" office:value="0.71067122286698" calcext:value-type="float">
            <text:p>0.71067122286698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16_EPI_ISL_418240</text:p>
          </table:table-cell>
          <table:table-cell table:formula="of:=RAND()" office:value-type="float" office:value="0.576529180095428" calcext:value-type="float">
            <text:p>0.576529180095428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SWITZERLAND_20200306_EPI_ISL_415705</text:p>
          </table:table-cell>
          <table:table-cell table:formula="of:=RAND()" office:value-type="float" office:value="0.578347903066871" calcext:value-type="float">
            <text:p>0.578347903066871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LUXEMBOURG_20200318_EPI_ISL_417526</text:p>
          </table:table-cell>
          <table:table-cell table:formula="of:=RAND()" office:value-type="float" office:value="0.413279604431438" calcext:value-type="float">
            <text:p>0.413279604431438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04_EPI_ISL_416749</text:p>
          </table:table-cell>
          <table:table-cell table:formula="of:=RAND()" office:value-type="float" office:value="0.606083618058389" calcext:value-type="float">
            <text:p>0.606083618058389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BELGIUM_20200321_EPI_ISL_418645</text:p>
          </table:table-cell>
          <table:table-cell table:formula="of:=RAND()" office:value-type="float" office:value="0.977988932219404" calcext:value-type="float">
            <text:p>0.977988932219404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BELGIUM_20200322_EPI_ISL_418657</text:p>
          </table:table-cell>
          <table:table-cell table:formula="of:=RAND()" office:value-type="float" office:value="0.989191805412617" calcext:value-type="float">
            <text:p>0.989191805412617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BELGIUM_20200322_EPI_ISL_418648</text:p>
          </table:table-cell>
          <table:table-cell table:formula="of:=RAND()" office:value-type="float" office:value="0.480859481996018" calcext:value-type="float">
            <text:p>0.480859481996018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04_EPI_ISL_416752</text:p>
          </table:table-cell>
          <table:table-cell table:formula="of:=RAND()" office:value-type="float" office:value="0.87291855583069" calcext:value-type="float">
            <text:p>0.87291855583069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PORTUGAL_20200317_EPI_ISL_418024</text:p>
          </table:table-cell>
          <table:table-cell table:formula="of:=RAND()" office:value-type="float" office:value="0.752593196416218" calcext:value-type="float">
            <text:p>0.752593196416218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05_EPI_ISL_415651</text:p>
          </table:table-cell>
          <table:table-cell table:formula="of:=RAND()" office:value-type="float" office:value="0.796929124340311" calcext:value-type="float">
            <text:p>0.796929124340311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04_EPI_ISL_416747</text:p>
          </table:table-cell>
          <table:table-cell table:formula="of:=RAND()" office:value-type="float" office:value="0.532440375907199" calcext:value-type="float">
            <text:p>0.532440375907199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BELGIUM_20200316_EPI_ISL_418632</text:p>
          </table:table-cell>
          <table:table-cell table:formula="of:=RAND()" office:value-type="float" office:value="0.196560547532143" calcext:value-type="float">
            <text:p>0.196560547532143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22_EPI_ISL_419180</text:p>
          </table:table-cell>
          <table:table-cell table:formula="of:=RAND()" office:value-type="float" office:value="0.278978934817791" calcext:value-type="float">
            <text:p>0.278978934817791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USA_20200317_EPI_ISL_417515</text:p>
          </table:table-cell>
          <table:table-cell table:formula="of:=RAND()" office:value-type="float" office:value="0.670963113909205" calcext:value-type="float">
            <text:p>0.670963113909205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USA_20200321_EPI_ISL_417202</text:p>
          </table:table-cell>
          <table:table-cell table:formula="of:=RAND()" office:value-type="float" office:value="0.33527355863975" calcext:value-type="float">
            <text:p>0.33527355863975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09_EPI_ISL_415654</text:p>
          </table:table-cell>
          <table:table-cell table:formula="of:=RAND()" office:value-type="float" office:value="0.278175960726431" calcext:value-type="float">
            <text:p>0.278175960726431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05_EPI_ISL_418223</text:p>
          </table:table-cell>
          <table:table-cell table:formula="of:=RAND()" office:value-type="float" office:value="0.394601536708966" calcext:value-type="float">
            <text:p>0.394601536708966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FRANCE_20200308_EPI_ISL_418225</text:p>
          </table:table-cell>
          <table:table-cell table:formula="of:=RAND()" office:value-type="float" office:value="0.720680275506851" calcext:value-type="float">
            <text:p>0.720680275506851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COV-19_USA_20200313_EPI_ISL_417517</text:p>
          </table:table-cell>
          <table:table-cell table:formula="of:=RAND()" office:value-type="float" office:value="0.727261306211357" calcext:value-type="float">
            <text:p>0.727261306211357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HCOV-19_FINLAND_20200313_EPI_ISL_418390</text:p>
          </table:table-cell>
          <table:table-cell table:formula="of:=RAND()" office:value-type="float" office:value="0.144378346258774" calcext:value-type="float">
            <text:p>0.144378346258774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HCOV-19_FRANCE_20200304_EPI_ISL_414632</text:p>
          </table:table-cell>
          <table:table-cell table:formula="of:=RAND()" office:value-type="float" office:value="0.427025162521068" calcext:value-type="float">
            <text:p>0.427025162521068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HCOV-19_AUSTRALIA_20200317_EPI_ISL_417411</text:p>
          </table:table-cell>
          <table:table-cell table:formula="of:=RAND()" office:value-type="float" office:value="0.0604485658295217" calcext:value-type="float">
            <text:p>0.06044856582952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6_EPI_ISL_418238</text:p>
          </table:table-cell>
          <table:table-cell table:formula="of:=RAND()" office:value-type="float" office:value="0.77213728341983" calcext:value-type="float">
            <text:p>0.7721372834198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ENGLAND_20200317_EPI_ISL_418701</text:p>
          </table:table-cell>
          <table:table-cell table:formula="of:=RAND()" office:value-type="float" office:value="0.0422609760484643" calcext:value-type="float">
            <text:p>0.04226097604846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229_EPI_ISL_414626</text:p>
          </table:table-cell>
          <table:table-cell table:formula="of:=RAND()" office:value-type="float" office:value="0.955425257316544" calcext:value-type="float">
            <text:p>0.95542525731654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2_EPI_ISL_418227</text:p>
          </table:table-cell>
          <table:table-cell table:formula="of:=RAND()" office:value-type="float" office:value="0.797068767123846" calcext:value-type="float">
            <text:p>0.79706876712384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7_EPI_ISL_418978</text:p>
          </table:table-cell>
          <table:table-cell table:formula="of:=RAND()" office:value-type="float" office:value="0.843470706591551" calcext:value-type="float">
            <text:p>0.84347070659155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1_EPI_ISL_418347</text:p>
          </table:table-cell>
          <table:table-cell table:formula="of:=RAND()" office:value-type="float" office:value="0.22504533606419" calcext:value-type="float">
            <text:p>0.2250453360641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09_EPI_ISL_418353</text:p>
          </table:table-cell>
          <table:table-cell table:formula="of:=RAND()" office:value-type="float" office:value="0.983065409751171" calcext:value-type="float">
            <text:p>0.98306540975117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07_EPI_ISL_418346</text:p>
          </table:table-cell>
          <table:table-cell table:formula="of:=RAND()" office:value-type="float" office:value="0.267779380360243" calcext:value-type="float">
            <text:p>0.26777938036024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SLOVAKIA_20200306_EPI_ISL_417879</text:p>
          </table:table-cell>
          <table:table-cell table:formula="of:=RAND()" office:value-type="float" office:value="0.418017048105854" calcext:value-type="float">
            <text:p>0.41801704810585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5_EPI_ISL_418232</text:p>
          </table:table-cell>
          <table:table-cell table:formula="of:=RAND()" office:value-type="float" office:value="0.707738116257172" calcext:value-type="float">
            <text:p>0.70773811625717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2_EPI_ISL_419181</text:p>
          </table:table-cell>
          <table:table-cell table:formula="of:=RAND()" office:value-type="float" office:value="0.0657663433114621" calcext:value-type="float">
            <text:p>0.06576634331146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6_EPI_ISL_418416</text:p>
          </table:table-cell>
          <table:table-cell table:formula="of:=RAND()" office:value-type="float" office:value="0.955232500820046" calcext:value-type="float">
            <text:p>0.95523250082004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2_EPI_ISL_419177</text:p>
          </table:table-cell>
          <table:table-cell table:formula="of:=RAND()" office:value-type="float" office:value="0.978532158825222" calcext:value-type="float">
            <text:p>0.97853215882522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2_EPI_ISL_418229</text:p>
          </table:table-cell>
          <table:table-cell table:formula="of:=RAND()" office:value-type="float" office:value="0.491547072796948" calcext:value-type="float">
            <text:p>0.49154707279694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5_EPI_ISL_418233</text:p>
          </table:table-cell>
          <table:table-cell table:formula="of:=RAND()" office:value-type="float" office:value="0.958372383868858" calcext:value-type="float">
            <text:p>0.95837238386885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4_EPI_ISL_414638</text:p>
          </table:table-cell>
          <table:table-cell table:formula="of:=RAND()" office:value-type="float" office:value="0.48975725944847" calcext:value-type="float">
            <text:p>0.4897572594484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0_EPI_ISL_416497</text:p>
          </table:table-cell>
          <table:table-cell table:formula="of:=RAND()" office:value-type="float" office:value="0.15187260414357" calcext:value-type="float">
            <text:p>0.1518726041435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919</text:p>
          </table:table-cell>
          <table:table-cell table:formula="of:=RAND()" office:value-type="float" office:value="0.246322751874237" calcext:value-type="float">
            <text:p>0.24632275187423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3_EPI_ISL_418188</text:p>
          </table:table-cell>
          <table:table-cell table:formula="of:=RAND()" office:value-type="float" office:value="0.844185180069461" calcext:value-type="float">
            <text:p>0.84418518006946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7_EPI_ISL_416511</text:p>
          </table:table-cell>
          <table:table-cell table:formula="of:=RAND()" office:value-type="float" office:value="0.169277525620585" calcext:value-type="float">
            <text:p>0.16927752562058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2_EPI_ISL_419183</text:p>
          </table:table-cell>
          <table:table-cell table:formula="of:=RAND()" office:value-type="float" office:value="0.907395520135355" calcext:value-type="float">
            <text:p>0.90739552013535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2_EPI_ISL_417787</text:p>
          </table:table-cell>
          <table:table-cell table:formula="of:=RAND()" office:value-type="float" office:value="0.426495627998547" calcext:value-type="float">
            <text:p>0.42649562799854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1_EPI_ISL_419176</text:p>
          </table:table-cell>
          <table:table-cell table:formula="of:=RAND()" office:value-type="float" office:value="0.313214578480351" calcext:value-type="float">
            <text:p>0.31321457848035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4_EPI_ISL_416748</text:p>
          </table:table-cell>
          <table:table-cell table:formula="of:=RAND()" office:value-type="float" office:value="0.657589174411594" calcext:value-type="float">
            <text:p>0.65758917441159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8039</text:p>
          </table:table-cell>
          <table:table-cell table:formula="of:=RAND()" office:value-type="float" office:value="0.872324982423607" calcext:value-type="float">
            <text:p>0.87232498242360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7_EPI_ISL_417340</text:p>
          </table:table-cell>
          <table:table-cell table:formula="of:=RAND()" office:value-type="float" office:value="0.611705487623069" calcext:value-type="float">
            <text:p>0.61170548762306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4_EPI_ISL_417665</text:p>
          </table:table-cell>
          <table:table-cell table:formula="of:=RAND()" office:value-type="float" office:value="0.0579742451708203" calcext:value-type="float">
            <text:p>0.0579742451708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6_EPI_ISL_418192</text:p>
          </table:table-cell>
          <table:table-cell table:formula="of:=RAND()" office:value-type="float" office:value="0.0717826391806964" calcext:value-type="float">
            <text:p>0.07178263918069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7_EPI_ISL_418204</text:p>
          </table:table-cell>
          <table:table-cell table:formula="of:=RAND()" office:value-type="float" office:value="0.578105079755924" calcext:value-type="float">
            <text:p>0.57810507975592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AUSTRALIA_20200319_EPI_ISL_418807</text:p>
          </table:table-cell>
          <table:table-cell table:formula="of:=RAND()" office:value-type="float" office:value="0.146852197509479" calcext:value-type="float">
            <text:p>0.14685219750947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09_EPI_ISL_417866</text:p>
          </table:table-cell>
          <table:table-cell table:formula="of:=RAND()" office:value-type="float" office:value="0.416146958297388" calcext:value-type="float">
            <text:p>0.41614695829738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0_EPI_ISL_419174</text:p>
          </table:table-cell>
          <table:table-cell table:formula="of:=RAND()" office:value-type="float" office:value="0.172950294323649" calcext:value-type="float">
            <text:p>0.17295029432364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7_EPI_ISL_418198</text:p>
          </table:table-cell>
          <table:table-cell table:formula="of:=RAND()" office:value-type="float" office:value="0.449988788744243" calcext:value-type="float">
            <text:p>0.44998878874424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8197</text:p>
          </table:table-cell>
          <table:table-cell table:formula="of:=RAND()" office:value-type="float" office:value="0.672708086097282" calcext:value-type="float">
            <text:p>0.67270808609728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0_EPI_ISL_416660</text:p>
          </table:table-cell>
          <table:table-cell table:formula="of:=RAND()" office:value-type="float" office:value="0.505976592008448" calcext:value-type="float">
            <text:p>0.50597659200844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7_EPI_ISL_418972</text:p>
          </table:table-cell>
          <table:table-cell table:formula="of:=RAND()" office:value-type="float" office:value="0.196837912689873" calcext:value-type="float">
            <text:p>0.19683791268987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7_EPI_ISL_418193</text:p>
          </table:table-cell>
          <table:table-cell table:formula="of:=RAND()" office:value-type="float" office:value="0.383639670555414" calcext:value-type="float">
            <text:p>0.38363967055541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915</text:p>
          </table:table-cell>
          <table:table-cell table:formula="of:=RAND()" office:value-type="float" office:value="0.324174292915552" calcext:value-type="float">
            <text:p>0.32417429291555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8_EPI_ISL_418184</text:p>
          </table:table-cell>
          <table:table-cell table:formula="of:=RAND()" office:value-type="float" office:value="0.806495796577317" calcext:value-type="float">
            <text:p>0.80649579657731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ENGLAND_20200317_EPI_ISL_418690</text:p>
          </table:table-cell>
          <table:table-cell table:formula="of:=RAND()" office:value-type="float" office:value="0.604483866079419" calcext:value-type="float">
            <text:p>0.60448386607941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8076</text:p>
          </table:table-cell>
          <table:table-cell table:formula="of:=RAND()" office:value-type="float" office:value="0.838073059427556" calcext:value-type="float">
            <text:p>0.8380730594275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0_EPI_ISL_416495</text:p>
          </table:table-cell>
          <table:table-cell table:formula="of:=RAND()" office:value-type="float" office:value="0.872158326644194" calcext:value-type="float">
            <text:p>0.87215832664419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1_EPI_ISL_416678</text:p>
          </table:table-cell>
          <table:table-cell table:formula="of:=RAND()" office:value-type="float" office:value="0.77737375666207" calcext:value-type="float">
            <text:p>0.7773737566620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1_EPI_ISL_417779</text:p>
          </table:table-cell>
          <table:table-cell table:formula="of:=RAND()" office:value-type="float" office:value="0.0592167092289505" calcext:value-type="float">
            <text:p>0.05921670922895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2_EPI_ISL_417735</text:p>
          </table:table-cell>
          <table:table-cell table:formula="of:=RAND()" office:value-type="float" office:value="0.109733400537349" calcext:value-type="float">
            <text:p>0.10973340053734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07_EPI_ISL_417855</text:p>
          </table:table-cell>
          <table:table-cell table:formula="of:=RAND()" office:value-type="float" office:value="0.608743796357993" calcext:value-type="float">
            <text:p>0.60874379635799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PORTUGAL_20200315_EPI_ISL_418022</text:p>
          </table:table-cell>
          <table:table-cell table:formula="of:=RAND()" office:value-type="float" office:value="0.605560055795036" calcext:value-type="float">
            <text:p>0.60556005579503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221_EPI_ISL_418218</text:p>
          </table:table-cell>
          <table:table-cell table:formula="of:=RAND()" office:value-type="float" office:value="0.738972934145255" calcext:value-type="float">
            <text:p>0.73897293414525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6_EPI_ISL_417742</text:p>
          </table:table-cell>
          <table:table-cell table:formula="of:=RAND()" office:value-type="float" office:value="0.690643506678888" calcext:value-type="float">
            <text:p>0.69064350667888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3_EPI_ISL_416506</text:p>
          </table:table-cell>
          <table:table-cell table:formula="of:=RAND()" office:value-type="float" office:value="0.0301860678568403" calcext:value-type="float">
            <text:p>0.0301860678568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1_EPI_ISL_416642</text:p>
          </table:table-cell>
          <table:table-cell table:formula="of:=RAND()" office:value-type="float" office:value="0.0836026889598644" calcext:value-type="float">
            <text:p>0.08360268895986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6491</text:p>
          </table:table-cell>
          <table:table-cell table:formula="of:=RAND()" office:value-type="float" office:value="0.898765503540069" calcext:value-type="float">
            <text:p>0.89876550354006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6492</text:p>
          </table:table-cell>
          <table:table-cell table:formula="of:=RAND()" office:value-type="float" office:value="0.236366413302624" calcext:value-type="float">
            <text:p>0.23636641330262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2_EPI_ISL_414627</text:p>
          </table:table-cell>
          <table:table-cell table:formula="of:=RAND()" office:value-type="float" office:value="0.360436794711159" calcext:value-type="float">
            <text:p>0.36043679471115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0_EPI_ISL_417761</text:p>
          </table:table-cell>
          <table:table-cell table:formula="of:=RAND()" office:value-type="float" office:value="0.0630288965856695" calcext:value-type="float">
            <text:p>0.0630288965856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1_EPI_ISL_417748</text:p>
          </table:table-cell>
          <table:table-cell table:formula="of:=RAND()" office:value-type="float" office:value="0.405028410487555" calcext:value-type="float">
            <text:p>0.40502841048755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INLAND_20200313_EPI_ISL_418386</text:p>
          </table:table-cell>
          <table:table-cell table:formula="of:=RAND()" office:value-type="float" office:value="0.524344415617904" calcext:value-type="float">
            <text:p>0.52434441561790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4_EPI_ISL_417725</text:p>
          </table:table-cell>
          <table:table-cell table:formula="of:=RAND()" office:value-type="float" office:value="0.514668468519263" calcext:value-type="float">
            <text:p>0.51466846851926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1_EPI_ISL_417204</text:p>
          </table:table-cell>
          <table:table-cell table:formula="of:=RAND()" office:value-type="float" office:value="0.185615328010808" calcext:value-type="float">
            <text:p>0.18561532801080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2_EPI_ISL_416505</text:p>
          </table:table-cell>
          <table:table-cell table:formula="of:=RAND()" office:value-type="float" office:value="0.964640296615184" calcext:value-type="float">
            <text:p>0.96464029661518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228_EPI_ISL_418220</text:p>
          </table:table-cell>
          <table:table-cell table:formula="of:=RAND()" office:value-type="float" office:value="0.982058699783856" calcext:value-type="float">
            <text:p>0.9820586997838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6_EPI_ISL_417833</text:p>
          </table:table-cell>
          <table:table-cell table:formula="of:=RAND()" office:value-type="float" office:value="0.634685207452" calcext:value-type="float">
            <text:p>0.63468520745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BELGIUM_20200314_EPI_ISL_418631</text:p>
          </table:table-cell>
          <table:table-cell table:formula="of:=RAND()" office:value-type="float" office:value="0.619389539615858" calcext:value-type="float">
            <text:p>0.61938953961585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7516</text:p>
          </table:table-cell>
          <table:table-cell table:formula="of:=RAND()" office:value-type="float" office:value="0.107919079899976" calcext:value-type="float">
            <text:p>0.10791907989997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1_EPI_ISL_417722</text:p>
          </table:table-cell>
          <table:table-cell table:formula="of:=RAND()" office:value-type="float" office:value="0.797236140761692" calcext:value-type="float">
            <text:p>0.79723614076169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2_EPI_ISL_417352</text:p>
          </table:table-cell>
          <table:table-cell table:formula="of:=RAND()" office:value-type="float" office:value="0.442798168979527" calcext:value-type="float">
            <text:p>0.44279816897952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04_EPI_ISL_417715</text:p>
          </table:table-cell>
          <table:table-cell table:formula="of:=RAND()" office:value-type="float" office:value="0.0531883586060485" calcext:value-type="float">
            <text:p>0.05318835860604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5_EPI_ISL_417700</text:p>
          </table:table-cell>
          <table:table-cell table:formula="of:=RAND()" office:value-type="float" office:value="0.804266910890956" calcext:value-type="float">
            <text:p>0.8042669108909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0_EPI_ISL_417872</text:p>
          </table:table-cell>
          <table:table-cell table:formula="of:=RAND()" office:value-type="float" office:value="0.378712971596673" calcext:value-type="float">
            <text:p>0.37871297159667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2_EPI_ISL_418228</text:p>
          </table:table-cell>
          <table:table-cell table:formula="of:=RAND()" office:value-type="float" office:value="0.216628349485658" calcext:value-type="float">
            <text:p>0.21662834948565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NETHERLANDS_20200313_EPI_ISL_415487</text:p>
          </table:table-cell>
          <table:table-cell table:formula="of:=RAND()" office:value-type="float" office:value="0.950702904056026" calcext:value-type="float">
            <text:p>0.95070290405602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3_EPI_ISL_418814</text:p>
          </table:table-cell>
          <table:table-cell table:formula="of:=RAND()" office:value-type="float" office:value="0.323067250084026" calcext:value-type="float">
            <text:p>0.32306725008402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7492</text:p>
          </table:table-cell>
          <table:table-cell table:formula="of:=RAND()" office:value-type="float" office:value="0.687660077746264" calcext:value-type="float">
            <text:p>0.68766007774626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BELGIUM_20200315_EPI_ISL_417020</text:p>
          </table:table-cell>
          <table:table-cell table:formula="of:=RAND()" office:value-type="float" office:value="0.921526649046888" calcext:value-type="float">
            <text:p>0.92152664904688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2_EPI_ISL_415650</text:p>
          </table:table-cell>
          <table:table-cell table:formula="of:=RAND()" office:value-type="float" office:value="0.689674116902257" calcext:value-type="float">
            <text:p>0.68967411690225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0_EPI_ISL_416496</text:p>
          </table:table-cell>
          <table:table-cell table:formula="of:=RAND()" office:value-type="float" office:value="0.790721940726352" calcext:value-type="float">
            <text:p>0.79072194072635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226_EPI_ISL_416502</text:p>
          </table:table-cell>
          <table:table-cell table:formula="of:=RAND()" office:value-type="float" office:value="0.508110984600438" calcext:value-type="float">
            <text:p>0.50811098460043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6_EPI_ISL_417832</text:p>
          </table:table-cell>
          <table:table-cell table:formula="of:=RAND()" office:value-type="float" office:value="0.301555362860357" calcext:value-type="float">
            <text:p>0.30155536286035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06_EPI_ISL_417731</text:p>
          </table:table-cell>
          <table:table-cell table:formula="of:=RAND()" office:value-type="float" office:value="0.782830946906523" calcext:value-type="float">
            <text:p>0.78283094690652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02_EPI_ISL_417693</text:p>
          </table:table-cell>
          <table:table-cell table:formula="of:=RAND()" office:value-type="float" office:value="0.98432165698632" calcext:value-type="float">
            <text:p>0.9843216569863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06_EPI_ISL_417853</text:p>
          </table:table-cell>
          <table:table-cell table:formula="of:=RAND()" office:value-type="float" office:value="0.366532319459551" calcext:value-type="float">
            <text:p>0.36653231945955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6_EPI_ISL_416510</text:p>
          </table:table-cell>
          <table:table-cell table:formula="of:=RAND()" office:value-type="float" office:value="0.133556387213076" calcext:value-type="float">
            <text:p>0.13355638721307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7_EPI_ISL_418974</text:p>
          </table:table-cell>
          <table:table-cell table:formula="of:=RAND()" office:value-type="float" office:value="0.752207078848813" calcext:value-type="float">
            <text:p>0.75220707884881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04_EPI_ISL_417846</text:p>
          </table:table-cell>
          <table:table-cell table:formula="of:=RAND()" office:value-type="float" office:value="0.0846207879006546" calcext:value-type="float">
            <text:p>0.08462078790065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4_EPI_ISL_418196</text:p>
          </table:table-cell>
          <table:table-cell table:formula="of:=RAND()" office:value-type="float" office:value="0.193024548235546" calcext:value-type="float">
            <text:p>0.19302454823554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7_EPI_ISL_418203</text:p>
          </table:table-cell>
          <table:table-cell table:formula="of:=RAND()" office:value-type="float" office:value="0.40270868301873" calcext:value-type="float">
            <text:p>0.4027086830187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2_EPI_ISL_417784</text:p>
          </table:table-cell>
          <table:table-cell table:formula="of:=RAND()" office:value-type="float" office:value="0.142637573792029" calcext:value-type="float">
            <text:p>0.14263757379202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2_EPI_ISL_419188</text:p>
          </table:table-cell>
          <table:table-cell table:formula="of:=RAND()" office:value-type="float" office:value="0.364471056204116" calcext:value-type="float">
            <text:p>0.36447105620411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6_EPI_ISL_418236</text:p>
          </table:table-cell>
          <table:table-cell table:formula="of:=RAND()" office:value-type="float" office:value="0.842091711369089" calcext:value-type="float">
            <text:p>0.84209171136908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895</text:p>
          </table:table-cell>
          <table:table-cell table:formula="of:=RAND()" office:value-type="float" office:value="0.632930859301199" calcext:value-type="float">
            <text:p>0.63293085930119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8_EPI_ISL_417939</text:p>
          </table:table-cell>
          <table:table-cell table:formula="of:=RAND()" office:value-type="float" office:value="0.332213826226051" calcext:value-type="float">
            <text:p>0.33221382622605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7_EPI_ISL_417338</text:p>
          </table:table-cell>
          <table:table-cell table:formula="of:=RAND()" office:value-type="float" office:value="0.384876117826432" calcext:value-type="float">
            <text:p>0.38487611782643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03_EPI_ISL_417773</text:p>
          </table:table-cell>
          <table:table-cell table:formula="of:=RAND()" office:value-type="float" office:value="0.762365768100565" calcext:value-type="float">
            <text:p>0.76236576810056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INLAND_20200308_EPI_ISL_414642</text:p>
          </table:table-cell>
          <table:table-cell table:formula="of:=RAND()" office:value-type="float" office:value="0.879166374299014" calcext:value-type="float">
            <text:p>0.87916637429901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8_EPI_ISL_417935</text:p>
          </table:table-cell>
          <table:table-cell table:formula="of:=RAND()" office:value-type="float" office:value="0.646569890953892" calcext:value-type="float">
            <text:p>0.64656989095389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07_EPI_ISL_417705</text:p>
          </table:table-cell>
          <table:table-cell table:formula="of:=RAND()" office:value-type="float" office:value="0.534203474308033" calcext:value-type="float">
            <text:p>0.53420347430803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BELGIUM_20200229_EPI_ISL_415159</text:p>
          </table:table-cell>
          <table:table-cell table:formula="of:=RAND()" office:value-type="float" office:value="0.159122576131209" calcext:value-type="float">
            <text:p>0.15912257613120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NETHERLANDS_20200301_EPI_ISL_413572</text:p>
          </table:table-cell>
          <table:table-cell table:formula="of:=RAND()" office:value-type="float" office:value="0.702236655940214" calcext:value-type="float">
            <text:p>0.70223665594021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5_EPI_ISL_415649</text:p>
          </table:table-cell>
          <table:table-cell table:formula="of:=RAND()" office:value-type="float" office:value="0.682752791783908" calcext:value-type="float">
            <text:p>0.68275279178390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6_EPI_ISL_416753</text:p>
          </table:table-cell>
          <table:table-cell table:formula="of:=RAND()" office:value-type="float" office:value="0.182343669150056" calcext:value-type="float">
            <text:p>0.1823436691500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1_EPI_ISL_419175</text:p>
          </table:table-cell>
          <table:table-cell table:formula="of:=RAND()" office:value-type="float" office:value="0.881122572057912" calcext:value-type="float">
            <text:p>0.88112257205791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7497</text:p>
          </table:table-cell>
          <table:table-cell table:formula="of:=RAND()" office:value-type="float" office:value="0.350721516718727" calcext:value-type="float">
            <text:p>0.35072151671872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7505</text:p>
          </table:table-cell>
          <table:table-cell table:formula="of:=RAND()" office:value-type="float" office:value="0.209929226114336" calcext:value-type="float">
            <text:p>0.20992922611433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4_EPI_ISL_418964</text:p>
          </table:table-cell>
          <table:table-cell table:formula="of:=RAND()" office:value-type="float" office:value="0.898435399462983" calcext:value-type="float">
            <text:p>0.89843539946298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1_EPI_ISL_418352</text:p>
          </table:table-cell>
          <table:table-cell table:formula="of:=RAND()" office:value-type="float" office:value="0.630592733677269" calcext:value-type="float">
            <text:p>0.63059273367726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2_EPI_ISL_418356</text:p>
          </table:table-cell>
          <table:table-cell table:formula="of:=RAND()" office:value-type="float" office:value="0.982580914002478" calcext:value-type="float">
            <text:p>0.98258091400247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1_EPI_ISL_418374</text:p>
          </table:table-cell>
          <table:table-cell table:formula="of:=RAND()" office:value-type="float" office:value="0.911357397406332" calcext:value-type="float">
            <text:p>0.91135739740633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08_EPI_ISL_418348</text:p>
          </table:table-cell>
          <table:table-cell table:formula="of:=RAND()" office:value-type="float" office:value="0.00590716657776354" calcext:value-type="float">
            <text:p>0.00590716657776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2_EPI_ISL_418351</text:p>
          </table:table-cell>
          <table:table-cell table:formula="of:=RAND()" office:value-type="float" office:value="0.602525262932546" calcext:value-type="float">
            <text:p>0.60252526293254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6_EPI_ISL_417830</text:p>
          </table:table-cell>
          <table:table-cell table:formula="of:=RAND()" office:value-type="float" office:value="0.249975243385319" calcext:value-type="float">
            <text:p>0.24997524338531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7_EPI_ISL_417598</text:p>
          </table:table-cell>
          <table:table-cell table:formula="of:=RAND()" office:value-type="float" office:value="0.296580121164742" calcext:value-type="float">
            <text:p>0.29658012116474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4_EPI_ISL_416523</text:p>
          </table:table-cell>
          <table:table-cell table:formula="of:=RAND()" office:value-type="float" office:value="0.379947709110653" calcext:value-type="float">
            <text:p>0.37994770911065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LUXEMBOURG_20200318_EPI_ISL_417531</text:p>
          </table:table-cell>
          <table:table-cell table:formula="of:=RAND()" office:value-type="float" office:value="0.464658856306943" calcext:value-type="float">
            <text:p>0.46465885630694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BELGIUM_20200305_EPI_ISL_418798</text:p>
          </table:table-cell>
          <table:table-cell table:formula="of:=RAND()" office:value-type="float" office:value="0.705833915158917" calcext:value-type="float">
            <text:p>0.70583391515891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LUXEMBOURG_20200318_EPI_ISL_417532</text:p>
          </table:table-cell>
          <table:table-cell table:formula="of:=RAND()" office:value-type="float" office:value="0.26915588338904" calcext:value-type="float">
            <text:p>0.2691558833890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8_EPI_ISL_417629</text:p>
          </table:table-cell>
          <table:table-cell table:formula="of:=RAND()" office:value-type="float" office:value="0.350164033835931" calcext:value-type="float">
            <text:p>0.35016403383593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3_EPI_ISL_417806</text:p>
          </table:table-cell>
          <table:table-cell table:formula="of:=RAND()" office:value-type="float" office:value="0.373746322015395" calcext:value-type="float">
            <text:p>0.37374632201539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6_EPI_ISL_417752</text:p>
          </table:table-cell>
          <table:table-cell table:formula="of:=RAND()" office:value-type="float" office:value="0.16535154278953" calcext:value-type="float">
            <text:p>0.1653515427895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7_EPI_ISL_418420</text:p>
          </table:table-cell>
          <table:table-cell table:formula="of:=RAND()" office:value-type="float" office:value="0.821118449428954" calcext:value-type="float">
            <text:p>0.82111844942895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20_EPI_ISL_418350</text:p>
          </table:table-cell>
          <table:table-cell table:formula="of:=RAND()" office:value-type="float" office:value="0.550041666840949" calcext:value-type="float">
            <text:p>0.55004166684094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9_EPI_ISL_418226</text:p>
          </table:table-cell>
          <table:table-cell table:formula="of:=RAND()" office:value-type="float" office:value="0.0353972628506498" calcext:value-type="float">
            <text:p>0.0353972628506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3_EPI_ISL_414630</text:p>
          </table:table-cell>
          <table:table-cell table:formula="of:=RAND()" office:value-type="float" office:value="0.31261116196417" calcext:value-type="float">
            <text:p>0.3126111619641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6_EPI_ISL_418237</text:p>
          </table:table-cell>
          <table:table-cell table:formula="of:=RAND()" office:value-type="float" office:value="0.448330193492707" calcext:value-type="float">
            <text:p>0.44833019349270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1_EPI_ISL_416498</text:p>
          </table:table-cell>
          <table:table-cell table:formula="of:=RAND()" office:value-type="float" office:value="0.612342703078495" calcext:value-type="float">
            <text:p>0.61234270307849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ALGERIA_20200308_EPI_ISL_418242</text:p>
          </table:table-cell>
          <table:table-cell table:formula="of:=RAND()" office:value-type="float" office:value="0.148111251362393" calcext:value-type="float">
            <text:p>0.14811125136239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ALGERIA_20200302_EPI_ISL_418241</text:p>
          </table:table-cell>
          <table:table-cell table:formula="of:=RAND()" office:value-type="float" office:value="0.838588469862959" calcext:value-type="float">
            <text:p>0.83858846986295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226_EPI_ISL_414625</text:p>
          </table:table-cell>
          <table:table-cell table:formula="of:=RAND()" office:value-type="float" office:value="0.962037492517684" calcext:value-type="float">
            <text:p>0.96203749251768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7_EPI_ISL_416512</text:p>
          </table:table-cell>
          <table:table-cell table:formula="of:=RAND()" office:value-type="float" office:value="0.310404856106421" calcext:value-type="float">
            <text:p>0.31040485610642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6_EPI_ISL_416509</text:p>
          </table:table-cell>
          <table:table-cell table:formula="of:=RAND()" office:value-type="float" office:value="0.941488877116034" calcext:value-type="float">
            <text:p>0.94148887711603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7330</text:p>
          </table:table-cell>
          <table:table-cell table:formula="of:=RAND()" office:value-type="float" office:value="0.282208140209948" calcext:value-type="float">
            <text:p>0.28220814020994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04_EPI_ISL_417677</text:p>
          </table:table-cell>
          <table:table-cell table:formula="of:=RAND()" office:value-type="float" office:value="0.637884500841462" calcext:value-type="float">
            <text:p>0.63788450084146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1_EPI_ISL_418967</text:p>
          </table:table-cell>
          <table:table-cell table:formula="of:=RAND()" office:value-type="float" office:value="0.561941357214245" calcext:value-type="float">
            <text:p>0.56194135721424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NETHERLANDS_20200308_EPI_ISL_415481</text:p>
          </table:table-cell>
          <table:table-cell table:formula="of:=RAND()" office:value-type="float" office:value="0.14453870773421" calcext:value-type="float">
            <text:p>0.1445387077342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DENMARK_20200303_EPI_ISL_415648</text:p>
          </table:table-cell>
          <table:table-cell table:formula="of:=RAND()" office:value-type="float" office:value="0.0552751277698076" calcext:value-type="float">
            <text:p>0.05527512776980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7_EPI_ISL_417555</text:p>
          </table:table-cell>
          <table:table-cell table:formula="of:=RAND()" office:value-type="float" office:value="0.348811593730968" calcext:value-type="float">
            <text:p>0.34881159373096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GEORGIA_20200314_EPI_ISL_416478</text:p>
          </table:table-cell>
          <table:table-cell table:formula="of:=RAND()" office:value-type="float" office:value="0.992533501607897" calcext:value-type="float">
            <text:p>0.99253350160789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1_EPI_ISL_418893</text:p>
          </table:table-cell>
          <table:table-cell table:formula="of:=RAND()" office:value-type="float" office:value="0.875357455035314" calcext:value-type="float">
            <text:p>0.87535745503531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9_EPI_ISL_417971</text:p>
          </table:table-cell>
          <table:table-cell table:formula="of:=RAND()" office:value-type="float" office:value="0.966825829552762" calcext:value-type="float">
            <text:p>0.96682582955276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8_EPI_ISL_417932</text:p>
          </table:table-cell>
          <table:table-cell table:formula="of:=RAND()" office:value-type="float" office:value="0.749546269421665" calcext:value-type="float">
            <text:p>0.74954626942166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933</text:p>
          </table:table-cell>
          <table:table-cell table:formula="of:=RAND()" office:value-type="float" office:value="0.500975358913078" calcext:value-type="float">
            <text:p>0.50097535891307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6_EPI_ISL_418054</text:p>
          </table:table-cell>
          <table:table-cell table:formula="of:=RAND()" office:value-type="float" office:value="0.308716699696341" calcext:value-type="float">
            <text:p>0.30871669969634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0_EPI_ISL_416438</text:p>
          </table:table-cell>
          <table:table-cell table:formula="of:=RAND()" office:value-type="float" office:value="0.053062936836274" calcext:value-type="float">
            <text:p>0.05306293683627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900</text:p>
          </table:table-cell>
          <table:table-cell table:formula="of:=RAND()" office:value-type="float" office:value="0.554933124540833" calcext:value-type="float">
            <text:p>0.55493312454083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6_EPI_ISL_418053</text:p>
          </table:table-cell>
          <table:table-cell table:formula="of:=RAND()" office:value-type="float" office:value="0.468517533651697" calcext:value-type="float">
            <text:p>0.46851753365169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8067</text:p>
          </table:table-cell>
          <table:table-cell table:formula="of:=RAND()" office:value-type="float" office:value="0.0977625615204488" calcext:value-type="float">
            <text:p>0.09776256152044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3_EPI_ISL_418953</text:p>
          </table:table-cell>
          <table:table-cell table:formula="of:=RAND()" office:value-type="float" office:value="0.272842433448521" calcext:value-type="float">
            <text:p>0.27284243344852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4_EPI_ISL_417454</text:p>
          </table:table-cell>
          <table:table-cell table:formula="of:=RAND()" office:value-type="float" office:value="0.0122702263025849" calcext:value-type="float">
            <text:p>0.01227022630258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7373</text:p>
          </table:table-cell>
          <table:table-cell table:formula="of:=RAND()" office:value-type="float" office:value="0.685089169022783" calcext:value-type="float">
            <text:p>0.68508916902278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1_EPI_ISL_416674</text:p>
          </table:table-cell>
          <table:table-cell table:formula="of:=RAND()" office:value-type="float" office:value="0.512797899580008" calcext:value-type="float">
            <text:p>0.51279789958000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4_EPI_ISL_417452</text:p>
          </table:table-cell>
          <table:table-cell table:formula="of:=RAND()" office:value-type="float" office:value="0.61446686947499" calcext:value-type="float">
            <text:p>0.6144668694749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8036</text:p>
          </table:table-cell>
          <table:table-cell table:formula="of:=RAND()" office:value-type="float" office:value="0.623678052242626" calcext:value-type="float">
            <text:p>0.62367805224262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7376</text:p>
          </table:table-cell>
          <table:table-cell table:formula="of:=RAND()" office:value-type="float" office:value="0.0427053121227057" calcext:value-type="float">
            <text:p>0.04270531212270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4_EPI_ISL_418044</text:p>
          </table:table-cell>
          <table:table-cell table:formula="of:=RAND()" office:value-type="float" office:value="0.0000753768812893748" calcext:value-type="float">
            <text:p>7.53768812893748E-0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3_EPI_ISL_418954</text:p>
          </table:table-cell>
          <table:table-cell table:formula="of:=RAND()" office:value-type="float" office:value="0.565975584237415" calcext:value-type="float">
            <text:p>0.56597558423741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8_EPI_ISL_418224</text:p>
          </table:table-cell>
          <table:table-cell table:formula="of:=RAND()" office:value-type="float" office:value="0.372455464734951" calcext:value-type="float">
            <text:p>0.37245546473495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8028</text:p>
          </table:table-cell>
          <table:table-cell table:formula="of:=RAND()" office:value-type="float" office:value="0.883071633859979" calcext:value-type="float">
            <text:p>0.88307163385997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8072</text:p>
          </table:table-cell>
          <table:table-cell table:formula="of:=RAND()" office:value-type="float" office:value="0.943090611133622" calcext:value-type="float">
            <text:p>0.94309061113362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6_EPI_ISL_418037</text:p>
          </table:table-cell>
          <table:table-cell table:formula="of:=RAND()" office:value-type="float" office:value="0.688817993411377" calcext:value-type="float">
            <text:p>0.68881799341137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1_EPI_ISL_418845</text:p>
          </table:table-cell>
          <table:table-cell table:formula="of:=RAND()" office:value-type="float" office:value="0.86739670759173" calcext:value-type="float">
            <text:p>0.8673967075917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7345</text:p>
          </table:table-cell>
          <table:table-cell table:formula="of:=RAND()" office:value-type="float" office:value="0.00224682269059031" calcext:value-type="float">
            <text:p>0.0022468226905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2_EPI_ISL_416661</text:p>
          </table:table-cell>
          <table:table-cell table:formula="of:=RAND()" office:value-type="float" office:value="0.384332296783434" calcext:value-type="float">
            <text:p>0.38433229678343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8042</text:p>
          </table:table-cell>
          <table:table-cell table:formula="of:=RAND()" office:value-type="float" office:value="0.366860655101847" calcext:value-type="float">
            <text:p>0.36686065510184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902</text:p>
          </table:table-cell>
          <table:table-cell table:formula="of:=RAND()" office:value-type="float" office:value="0.289754827558047" calcext:value-type="float">
            <text:p>0.28975482755804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2_EPI_ISL_418838</text:p>
          </table:table-cell>
          <table:table-cell table:formula="of:=RAND()" office:value-type="float" office:value="0.0504381545073289" calcext:value-type="float">
            <text:p>0.05043815450732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8051</text:p>
          </table:table-cell>
          <table:table-cell table:formula="of:=RAND()" office:value-type="float" office:value="0.155982527547442" calcext:value-type="float">
            <text:p>0.15598252754744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8049</text:p>
          </table:table-cell>
          <table:table-cell table:formula="of:=RAND()" office:value-type="float" office:value="0.11271717075645" calcext:value-type="float">
            <text:p>0.1127171707564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_EPI_ISL_418925</text:p>
          </table:table-cell>
          <table:table-cell table:formula="of:=RAND()" office:value-type="float" office:value="0.718563928662937" calcext:value-type="float">
            <text:p>0.71856392866293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920</text:p>
          </table:table-cell>
          <table:table-cell table:formula="of:=RAND()" office:value-type="float" office:value="0.166716058223499" calcext:value-type="float">
            <text:p>0.16671605822349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SLOVAKIA_20200307_EPI_ISL_417878</text:p>
          </table:table-cell>
          <table:table-cell table:formula="of:=RAND()" office:value-type="float" office:value="0.624991387796856" calcext:value-type="float">
            <text:p>0.6249913877968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8057</text:p>
          </table:table-cell>
          <table:table-cell table:formula="of:=RAND()" office:value-type="float" office:value="0.590025824772639" calcext:value-type="float">
            <text:p>0.59002582477263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4_EPI_ISL_417359</text:p>
          </table:table-cell>
          <table:table-cell table:formula="of:=RAND()" office:value-type="float" office:value="0.31026473219281" calcext:value-type="float">
            <text:p>0.3102647321928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6699</text:p>
          </table:table-cell>
          <table:table-cell table:formula="of:=RAND()" office:value-type="float" office:value="0.653076788899114" calcext:value-type="float">
            <text:p>0.65307678889911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3_EPI_ISL_418951</text:p>
          </table:table-cell>
          <table:table-cell table:formula="of:=RAND()" office:value-type="float" office:value="0.220537385194475" calcext:value-type="float">
            <text:p>0.22053738519447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7379</text:p>
          </table:table-cell>
          <table:table-cell table:formula="of:=RAND()" office:value-type="float" office:value="0.131486631615572" calcext:value-type="float">
            <text:p>0.13148663161557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875</text:p>
          </table:table-cell>
          <table:table-cell table:formula="of:=RAND()" office:value-type="float" office:value="0.183089688648433" calcext:value-type="float">
            <text:p>0.18308968864843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6716</text:p>
          </table:table-cell>
          <table:table-cell table:formula="of:=RAND()" office:value-type="float" office:value="0.0874192571636361" calcext:value-type="float">
            <text:p>0.08741925716363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0_EPI_ISL_415597</text:p>
          </table:table-cell>
          <table:table-cell table:formula="of:=RAND()" office:value-type="float" office:value="0.0677522378072434" calcext:value-type="float">
            <text:p>0.06775223780724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8073</text:p>
          </table:table-cell>
          <table:table-cell table:formula="of:=RAND()" office:value-type="float" office:value="0.35742617755439" calcext:value-type="float">
            <text:p>0.3574261775543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929</text:p>
          </table:table-cell>
          <table:table-cell table:formula="of:=RAND()" office:value-type="float" office:value="0.585587803543897" calcext:value-type="float">
            <text:p>0.58558780354389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6729</text:p>
          </table:table-cell>
          <table:table-cell table:formula="of:=RAND()" office:value-type="float" office:value="0.043841163536332" calcext:value-type="float">
            <text:p>0.04384116353633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7382</text:p>
          </table:table-cell>
          <table:table-cell table:formula="of:=RAND()" office:value-type="float" office:value="0.343240297053152" calcext:value-type="float">
            <text:p>0.34324029705315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932</text:p>
          </table:table-cell>
          <table:table-cell table:formula="of:=RAND()" office:value-type="float" office:value="0.589619607071433" calcext:value-type="float">
            <text:p>0.58961960707143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1_EPI_ISL_416648</text:p>
          </table:table-cell>
          <table:table-cell table:formula="of:=RAND()" office:value-type="float" office:value="0.740353360984211" calcext:value-type="float">
            <text:p>0.74035336098421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7342</text:p>
          </table:table-cell>
          <table:table-cell table:formula="of:=RAND()" office:value-type="float" office:value="0.806866672879989" calcext:value-type="float">
            <text:p>0.80686667287998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923</text:p>
          </table:table-cell>
          <table:table-cell table:formula="of:=RAND()" office:value-type="float" office:value="0.356056585508517" calcext:value-type="float">
            <text:p>0.35605658550851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924</text:p>
          </table:table-cell>
          <table:table-cell table:formula="of:=RAND()" office:value-type="float" office:value="0.359464693633851" calcext:value-type="float">
            <text:p>0.35946469363385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6725</text:p>
          </table:table-cell>
          <table:table-cell table:formula="of:=RAND()" office:value-type="float" office:value="0.945008551042716" calcext:value-type="float">
            <text:p>0.94500855104271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1_EPI_ISL_416653</text:p>
          </table:table-cell>
          <table:table-cell table:formula="of:=RAND()" office:value-type="float" office:value="0.496712119984968" calcext:value-type="float">
            <text:p>0.49671211998496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6698</text:p>
          </table:table-cell>
          <table:table-cell table:formula="of:=RAND()" office:value-type="float" office:value="0.490048744664023" calcext:value-type="float">
            <text:p>0.49004874466402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4_EPI_ISL_416707</text:p>
          </table:table-cell>
          <table:table-cell table:formula="of:=RAND()" office:value-type="float" office:value="0.483144765029099" calcext:value-type="float">
            <text:p>0.48314476502909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6724</text:p>
          </table:table-cell>
          <table:table-cell table:formula="of:=RAND()" office:value-type="float" office:value="0.318565181083797" calcext:value-type="float">
            <text:p>0.31856518108379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5_EPI_ISL_418081</text:p>
          </table:table-cell>
          <table:table-cell table:formula="of:=RAND()" office:value-type="float" office:value="0.150505990971619" calcext:value-type="float">
            <text:p>0.15050599097161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6691</text:p>
          </table:table-cell>
          <table:table-cell table:formula="of:=RAND()" office:value-type="float" office:value="0.850714706923921" calcext:value-type="float">
            <text:p>0.85071470692392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0_EPI_ISL_416434</text:p>
          </table:table-cell>
          <table:table-cell table:formula="of:=RAND()" office:value-type="float" office:value="0.263366907386561" calcext:value-type="float">
            <text:p>0.26336690738656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1_EPI_ISL_417690</text:p>
          </table:table-cell>
          <table:table-cell table:formula="of:=RAND()" office:value-type="float" office:value="0.99255360973416" calcext:value-type="float">
            <text:p>0.9925536097341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2_EPI_ISL_416693</text:p>
          </table:table-cell>
          <table:table-cell table:formula="of:=RAND()" office:value-type="float" office:value="0.691343528857456" calcext:value-type="float">
            <text:p>0.6913435288574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2_EPI_ISL_418880</text:p>
          </table:table-cell>
          <table:table-cell table:formula="of:=RAND()" office:value-type="float" office:value="0.0533630124384992" calcext:value-type="float">
            <text:p>0.05336301243849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8_EPI_ISL_417937</text:p>
          </table:table-cell>
          <table:table-cell table:formula="of:=RAND()" office:value-type="float" office:value="0.817847758014271" calcext:value-type="float">
            <text:p>0.81784775801427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7499</text:p>
          </table:table-cell>
          <table:table-cell table:formula="of:=RAND()" office:value-type="float" office:value="0.0696872161974945" calcext:value-type="float">
            <text:p>0.06968721619749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918</text:p>
          </table:table-cell>
          <table:table-cell table:formula="of:=RAND()" office:value-type="float" office:value="0.308838337012586" calcext:value-type="float">
            <text:p>0.30883833701258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2_EPI_ISL_418359</text:p>
          </table:table-cell>
          <table:table-cell table:formula="of:=RAND()" office:value-type="float" office:value="0.75465042934543" calcext:value-type="float">
            <text:p>0.7546504293454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7_EPI_ISL_418199</text:p>
          </table:table-cell>
          <table:table-cell table:formula="of:=RAND()" office:value-type="float" office:value="0.305567227825014" calcext:value-type="float">
            <text:p>0.30556722782501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7_EPI_ISL_418973</text:p>
          </table:table-cell>
          <table:table-cell table:formula="of:=RAND()" office:value-type="float" office:value="0.549271456849359" calcext:value-type="float">
            <text:p>0.54927145684935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NANCHANG_20200323_EPI_ISL_417420</text:p>
          </table:table-cell>
          <table:table-cell table:formula="of:=RAND()" office:value-type="float" office:value="0.0919788815688559" calcext:value-type="float">
            <text:p>0.0919788815688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7_EPI_ISL_418976</text:p>
          </table:table-cell>
          <table:table-cell table:formula="of:=RAND()" office:value-type="float" office:value="0.268977199011377" calcext:value-type="float">
            <text:p>0.26897719901137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9_EPI_ISL_417976</text:p>
          </table:table-cell>
          <table:table-cell table:formula="of:=RAND()" office:value-type="float" office:value="0.0128006455587106" calcext:value-type="float">
            <text:p>0.01280064555871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4_EPI_ISL_414635</text:p>
          </table:table-cell>
          <table:table-cell table:formula="of:=RAND()" office:value-type="float" office:value="0.697506785217799" calcext:value-type="float">
            <text:p>0.69750678521779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6_EPI_ISL_416830</text:p>
          </table:table-cell>
          <table:table-cell table:formula="of:=RAND()" office:value-type="float" office:value="0.349385539114442" calcext:value-type="float">
            <text:p>0.34938553911444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5544</text:p>
          </table:table-cell>
          <table:table-cell table:formula="of:=RAND()" office:value-type="float" office:value="0.484729301465654" calcext:value-type="float">
            <text:p>0.48472930146565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2_EPI_ISL_416671</text:p>
          </table:table-cell>
          <table:table-cell table:formula="of:=RAND()" office:value-type="float" office:value="0.00619011141686929" calcext:value-type="float">
            <text:p>0.00619011141686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229_EPI_ISL_418345</text:p>
          </table:table-cell>
          <table:table-cell table:formula="of:=RAND()" office:value-type="float" office:value="0.390841296974533" calcext:value-type="float">
            <text:p>0.39084129697453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0_EPI_ISL_418836</text:p>
          </table:table-cell>
          <table:table-cell table:formula="of:=RAND()" office:value-type="float" office:value="0.0207174365095468" calcext:value-type="float">
            <text:p>0.02071743650954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BELGIUM_20200322_EPI_ISL_418650</text:p>
          </table:table-cell>
          <table:table-cell table:formula="of:=RAND()" office:value-type="float" office:value="0.738375322161703" calcext:value-type="float">
            <text:p>0.73837532216170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BELGIUM_20200314_EPI_ISL_417018</text:p>
          </table:table-cell>
          <table:table-cell table:formula="of:=RAND()" office:value-type="float" office:value="0.762338383021811" calcext:value-type="float">
            <text:p>0.76233838302181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1_EPI_ISL_418835</text:p>
          </table:table-cell>
          <table:table-cell table:formula="of:=RAND()" office:value-type="float" office:value="0.841698179459115" calcext:value-type="float">
            <text:p>0.84169817945911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1_EPI_ISL_418831</text:p>
          </table:table-cell>
          <table:table-cell table:formula="of:=RAND()" office:value-type="float" office:value="0.00312112451671489" calcext:value-type="float">
            <text:p>0.00312112451671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6_EPI_ISL_417513</text:p>
          </table:table-cell>
          <table:table-cell table:formula="of:=RAND()" office:value-type="float" office:value="0.0613060107691817" calcext:value-type="float">
            <text:p>0.06130601076918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6_EPI_ISL_417508</text:p>
          </table:table-cell>
          <table:table-cell table:formula="of:=RAND()" office:value-type="float" office:value="0.971951921024539" calcext:value-type="float">
            <text:p>0.97195192102453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JAPAN_20200310_EPI_ISL_419297</text:p>
          </table:table-cell>
          <table:table-cell table:formula="of:=RAND()" office:value-type="float" office:value="0.970244292620551" calcext:value-type="float">
            <text:p>0.97024429262055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09_EPI_ISL_419261</text:p>
          </table:table-cell>
          <table:table-cell table:formula="of:=RAND()" office:value-type="float" office:value="0.0718922613232123" calcext:value-type="float">
            <text:p>0.07189226132321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09_EPI_ISL_418810</text:p>
          </table:table-cell>
          <table:table-cell table:formula="of:=RAND()" office:value-type="float" office:value="0.791953894855292" calcext:value-type="float">
            <text:p>0.79195389485529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JAPAN_20200309_EPI_ISL_419299</text:p>
          </table:table-cell>
          <table:table-cell table:formula="of:=RAND()" office:value-type="float" office:value="0.802740702162951" calcext:value-type="float">
            <text:p>0.80274070216295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JAPAN_20200320_EPI_ISL_419300</text:p>
          </table:table-cell>
          <table:table-cell table:formula="of:=RAND()" office:value-type="float" office:value="0.279917233455545" calcext:value-type="float">
            <text:p>0.27991723345554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PORTUGAL_20200313_EPI_ISL_418006</text:p>
          </table:table-cell>
          <table:table-cell table:formula="of:=RAND()" office:value-type="float" office:value="0.707112636665576" calcext:value-type="float">
            <text:p>0.70711263666557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6_EPI_ISL_416831</text:p>
          </table:table-cell>
          <table:table-cell table:formula="of:=RAND()" office:value-type="float" office:value="0.168097363860871" calcext:value-type="float">
            <text:p>0.16809736386087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3_EPI_ISL_417372</text:p>
          </table:table-cell>
          <table:table-cell table:formula="of:=RAND()" office:value-type="float" office:value="0.736418056024677" calcext:value-type="float">
            <text:p>0.73641805602467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TAIWAN_20200302_EPI_ISL_413592</text:p>
          </table:table-cell>
          <table:table-cell table:formula="of:=RAND()" office:value-type="float" office:value="0.666989676027973" calcext:value-type="float">
            <text:p>0.66698967602797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SAUDIARABIA_20200310_EPI_ISL_416522</text:p>
          </table:table-cell>
          <table:table-cell table:formula="of:=RAND()" office:value-type="float" office:value="0.820597628693574" calcext:value-type="float">
            <text:p>0.82059762869357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INLAND_20200314_EPI_ISL_418401</text:p>
          </table:table-cell>
          <table:table-cell table:formula="of:=RAND()" office:value-type="float" office:value="0.451468141334966" calcext:value-type="float">
            <text:p>0.45146814133496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INLAND_20200314_EPI_ISL_418404</text:p>
          </table:table-cell>
          <table:table-cell table:formula="of:=RAND()" office:value-type="float" office:value="0.622589336826614" calcext:value-type="float">
            <text:p>0.62258933682661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INLAND_20200313_EPI_ISL_418395</text:p>
          </table:table-cell>
          <table:table-cell table:formula="of:=RAND()" office:value-type="float" office:value="0.177329231918381" calcext:value-type="float">
            <text:p>0.17732923191838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INLAND_20200313_EPI_ISL_418392</text:p>
          </table:table-cell>
          <table:table-cell table:formula="of:=RAND()" office:value-type="float" office:value="0.0049255217901561" calcext:value-type="float">
            <text:p>0.0049255217901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INLAND_20200314_EPI_ISL_418406</text:p>
          </table:table-cell>
          <table:table-cell table:formula="of:=RAND()" office:value-type="float" office:value="0.836161061945269" calcext:value-type="float">
            <text:p>0.83616106194526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898</text:p>
          </table:table-cell>
          <table:table-cell table:formula="of:=RAND()" office:value-type="float" office:value="0.0784083691389555" calcext:value-type="float">
            <text:p>0.0784083691389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08_EPI_ISL_419260</text:p>
          </table:table-cell>
          <table:table-cell table:formula="of:=RAND()" office:value-type="float" office:value="0.0655369238248716" calcext:value-type="float">
            <text:p>0.06553692382487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2_EPI_ISL_419184</text:p>
          </table:table-cell>
          <table:table-cell table:formula="of:=RAND()" office:value-type="float" office:value="0.634662084835643" calcext:value-type="float">
            <text:p>0.63466208483564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7_EPI_ISL_419168</text:p>
          </table:table-cell>
          <table:table-cell table:formula="of:=RAND()" office:value-type="float" office:value="0.787807351265779" calcext:value-type="float">
            <text:p>0.78780735126577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5_EPI_ISL_418413</text:p>
          </table:table-cell>
          <table:table-cell table:formula="of:=RAND()" office:value-type="float" office:value="0.796584413498844" calcext:value-type="float">
            <text:p>0.79658441349884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226_EPI_ISL_418219</text:p>
          </table:table-cell>
          <table:table-cell table:formula="of:=RAND()" office:value-type="float" office:value="0.156341582353814" calcext:value-type="float">
            <text:p>0.15634158235381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1_EPI_ISL_419172</text:p>
          </table:table-cell>
          <table:table-cell table:formula="of:=RAND()" office:value-type="float" office:value="0.0230051855866251" calcext:value-type="float">
            <text:p>0.02300518558662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1_EPI_ISL_419171</text:p>
          </table:table-cell>
          <table:table-cell table:formula="of:=RAND()" office:value-type="float" office:value="0.0835379080470261" calcext:value-type="float">
            <text:p>0.08353790804702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8_EPI_ISL_416758</text:p>
          </table:table-cell>
          <table:table-cell table:formula="of:=RAND()" office:value-type="float" office:value="0.602996688728912" calcext:value-type="float">
            <text:p>0.60299668872891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1_EPI_ISL_419169</text:p>
          </table:table-cell>
          <table:table-cell table:formula="of:=RAND()" office:value-type="float" office:value="0.77277518333623" calcext:value-type="float">
            <text:p>0.7727751833362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8_EPI_ISL_418429</text:p>
          </table:table-cell>
          <table:table-cell table:formula="of:=RAND()" office:value-type="float" office:value="0.0573466602219974" calcext:value-type="float">
            <text:p>0.05734666022199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2_EPI_ISL_419179</text:p>
          </table:table-cell>
          <table:table-cell table:formula="of:=RAND()" office:value-type="float" office:value="0.0947822460471124" calcext:value-type="float">
            <text:p>0.09478224604711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8_EPI_ISL_418430</text:p>
          </table:table-cell>
          <table:table-cell table:formula="of:=RAND()" office:value-type="float" office:value="0.221063511346408" calcext:value-type="float">
            <text:p>0.22106351134640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21_EPI_ISL_419173</text:p>
          </table:table-cell>
          <table:table-cell table:formula="of:=RAND()" office:value-type="float" office:value="0.33700796693848" calcext:value-type="float">
            <text:p>0.3370079669384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06_EPI_ISL_417336</text:p>
          </table:table-cell>
          <table:table-cell table:formula="of:=RAND()" office:value-type="float" office:value="0.172610010198325" calcext:value-type="float">
            <text:p>0.17261001019832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FRANCE_20200317_EPI_ISL_418425</text:p>
          </table:table-cell>
          <table:table-cell table:formula="of:=RAND()" office:value-type="float" office:value="0.160946478318551" calcext:value-type="float">
            <text:p>0.16094647831855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RUSSIA_20200315_EPI_ISL_415710</text:p>
          </table:table-cell>
          <table:table-cell table:formula="of:=RAND()" office:value-type="float" office:value="0.611625031024407" calcext:value-type="float">
            <text:p>0.61162503102440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UHAN_20191230_EPI_ISL_402121</text:p>
          </table:table-cell>
          <table:table-cell table:formula="of:=RAND()" office:value-type="float" office:value="0.407104671904779" calcext:value-type="float">
            <text:p>0.40710467190477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17_EPI_ISL_413612</text:p>
          </table:table-cell>
          <table:table-cell table:formula="of:=RAND()" office:value-type="float" office:value="0.539994333818914" calcext:value-type="float">
            <text:p>0.53999433381891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21_EPI_ISL_413611</text:p>
          </table:table-cell>
          <table:table-cell table:formula="of:=RAND()" office:value-type="float" office:value="0.416481208534035" calcext:value-type="float">
            <text:p>0.41648120853403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JAPAN_20200215_EPI_ISL_416584</text:p>
          </table:table-cell>
          <table:table-cell table:formula="of:=RAND()" office:value-type="float" office:value="0.27614957100507" calcext:value-type="float">
            <text:p>0.2761495710050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JAPAN_20200215_EPI_ISL_416567</text:p>
          </table:table-cell>
          <table:table-cell table:formula="of:=RAND()" office:value-type="float" office:value="0.131005632799356" calcext:value-type="float">
            <text:p>0.1310056327993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JAPAN_20200216_EPI_ISL_416599</text:p>
          </table:table-cell>
          <table:table-cell table:formula="of:=RAND()" office:value-type="float" office:value="0.0312644899574585" calcext:value-type="float">
            <text:p>0.03126448995745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HINA_20200102_EPI_ISL_406716</text:p>
          </table:table-cell>
          <table:table-cell table:formula="of:=RAND()" office:value-type="float" office:value="0.899527301551895" calcext:value-type="float">
            <text:p>0.89952730155189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UHAN_20200101_EPI_ISL_403928</text:p>
          </table:table-cell>
          <table:table-cell table:formula="of:=RAND()" office:value-type="float" office:value="0.817331913731574" calcext:value-type="float">
            <text:p>0.81733191373157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17_EPI_ISL_413606</text:p>
          </table:table-cell>
          <table:table-cell table:formula="of:=RAND()" office:value-type="float" office:value="0.696806783899537" calcext:value-type="float">
            <text:p>0.69680678389953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17_EPI_ISL_414483</text:p>
          </table:table-cell>
          <table:table-cell table:formula="of:=RAND()" office:value-type="float" office:value="0.461517951133007" calcext:value-type="float">
            <text:p>0.46151795113300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NEPAL_20200113_EPI_ISL_410301</text:p>
          </table:table-cell>
          <table:table-cell table:formula="of:=RAND()" office:value-type="float" office:value="0.347963707319122" calcext:value-type="float">
            <text:p>0.34796370731912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129_EPI_ISL_409067</text:p>
          </table:table-cell>
          <table:table-cell table:formula="of:=RAND()" office:value-type="float" office:value="0.535210976338681" calcext:value-type="float">
            <text:p>0.53521097633868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UHAN_20191230_EPI_ISL_403931</text:p>
          </table:table-cell>
          <table:table-cell table:formula="of:=RAND()" office:value-type="float" office:value="0.185525792916225" calcext:value-type="float">
            <text:p>0.18552579291622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HINA_202001_EPI_ISL_413694</text:p>
          </table:table-cell>
          <table:table-cell table:formula="of:=RAND()" office:value-type="float" office:value="0.855761278839189" calcext:value-type="float">
            <text:p>0.85576127883918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HINA_202001_EPI_ISL_413692</text:p>
          </table:table-cell>
          <table:table-cell table:formula="of:=RAND()" office:value-type="float" office:value="0.573106452904801" calcext:value-type="float">
            <text:p>0.57310645290480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JAPAN_20200123_EPI_ISL_410532</text:p>
          </table:table-cell>
          <table:table-cell table:formula="of:=RAND()" office:value-type="float" office:value="0.380478854339332" calcext:value-type="float">
            <text:p>0.38047885433933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NONTHABURI_20200113_EPI_ISL_403963</text:p>
          </table:table-cell>
          <table:table-cell table:formula="of:=RAND()" office:value-type="float" office:value="0.563844180223346" calcext:value-type="float">
            <text:p>0.56384418022334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UHAN_20200101_EPI_ISL_406800</text:p>
          </table:table-cell>
          <table:table-cell table:formula="of:=RAND()" office:value-type="float" office:value="0.333682535531637" calcext:value-type="float">
            <text:p>0.33368253553163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ZHEJIANG_20200117_EPI_ISL_404228</text:p>
          </table:table-cell>
          <table:table-cell table:formula="of:=RAND()" office:value-type="float" office:value="0.84775129263341" calcext:value-type="float">
            <text:p>0.8477512926334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TAIWAN_20200125_EPI_ISL_411915</text:p>
          </table:table-cell>
          <table:table-cell table:formula="of:=RAND()" office:value-type="float" office:value="0.313244940240054" calcext:value-type="float">
            <text:p>0.31324494024005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SHANGHAI_20200201_EPI_ISL_416370</text:p>
          </table:table-cell>
          <table:table-cell table:formula="of:=RAND()" office:value-type="float" office:value="0.503637317886396" calcext:value-type="float">
            <text:p>0.50363731788639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UHAN_20191230_EPI_ISL_402129</text:p>
          </table:table-cell>
          <table:table-cell table:formula="of:=RAND()" office:value-type="float" office:value="0.595949054543058" calcext:value-type="float">
            <text:p>0.59594905454305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HONGKONG_20200217_EPI_ISL_419228</text:p>
          </table:table-cell>
          <table:table-cell table:formula="of:=RAND()" office:value-type="float" office:value="0.110200531029148" calcext:value-type="float">
            <text:p>0.11020053102914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SHANGHAI_20200202_EPI_ISL_416362</text:p>
          </table:table-cell>
          <table:table-cell table:formula="of:=RAND()" office:value-type="float" office:value="0.970366587024403" calcext:value-type="float">
            <text:p>0.97036658702440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18_EPI_ISL_413607</text:p>
          </table:table-cell>
          <table:table-cell table:formula="of:=RAND()" office:value-type="float" office:value="0.249496042937677" calcext:value-type="float">
            <text:p>0.24949604293767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21_EPI_ISL_414480</text:p>
          </table:table-cell>
          <table:table-cell table:formula="of:=RAND()" office:value-type="float" office:value="0.561211578601856" calcext:value-type="float">
            <text:p>0.5612115786018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JAPAN_20200215_EPI_ISL_416570</text:p>
          </table:table-cell>
          <table:table-cell table:formula="of:=RAND()" office:value-type="float" office:value="0.415261685592657" calcext:value-type="float">
            <text:p>0.41526168559265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18_EPI_ISL_414482</text:p>
          </table:table-cell>
          <table:table-cell table:formula="of:=RAND()" office:value-type="float" office:value="0.224364564308383" calcext:value-type="float">
            <text:p>0.22436456430838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JAPAN_20200216_EPI_ISL_416585</text:p>
          </table:table-cell>
          <table:table-cell table:formula="of:=RAND()" office:value-type="float" office:value="0.0380662834205828" calcext:value-type="float">
            <text:p>0.03806628342058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JIANGXI_20200111_EPI_ISL_408486</text:p>
          </table:table-cell>
          <table:table-cell table:formula="of:=RAND()" office:value-type="float" office:value="0.637740901211065" calcext:value-type="float">
            <text:p>0.63774090121106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TAIWAN_20200128_EPI_ISL_411927</text:p>
          </table:table-cell>
          <table:table-cell table:formula="of:=RAND()" office:value-type="float" office:value="0.429661869574612" calcext:value-type="float">
            <text:p>0.42966186957461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POLAND_20200303_EPI_ISL_416488</text:p>
          </table:table-cell>
          <table:table-cell table:formula="of:=RAND()" office:value-type="float" office:value="0.268535260111068" calcext:value-type="float">
            <text:p>0.26853526011106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10_EPI_ISL_417958</text:p>
          </table:table-cell>
          <table:table-cell table:formula="of:=RAND()" office:value-type="float" office:value="0.297834709737348" calcext:value-type="float">
            <text:p>0.29783470973734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12_EPI_ISL_418329</text:p>
          </table:table-cell>
          <table:table-cell table:formula="of:=RAND()" office:value-type="float" office:value="0.426729518800183" calcext:value-type="float">
            <text:p>0.42672951880018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3_EPI_ISL_417759</text:p>
          </table:table-cell>
          <table:table-cell table:formula="of:=RAND()" office:value-type="float" office:value="0.662755930601775" calcext:value-type="float">
            <text:p>0.66275593060177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CANADA_20200320_EPI_ISL_418328</text:p>
          </table:table-cell>
          <table:table-cell table:formula="of:=RAND()" office:value-type="float" office:value="0.963497438525203" calcext:value-type="float">
            <text:p>0.96349743852520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NETHERLANDS_20200309_EPI_ISL_415531</text:p>
          </table:table-cell>
          <table:table-cell table:formula="of:=RAND()" office:value-type="float" office:value="0.294260181431208" calcext:value-type="float">
            <text:p>0.29426018143120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AUSTRALIA_20200317_EPI_ISL_417412</text:p>
          </table:table-cell>
          <table:table-cell table:formula="of:=RAND()" office:value-type="float" office:value="0.662421533805379" calcext:value-type="float">
            <text:p>0.66242153380537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24_EPI_ISL_418916</text:p>
          </table:table-cell>
          <table:table-cell table:formula="of:=RAND()" office:value-type="float" office:value="0.347259303512913" calcext:value-type="float">
            <text:p>0.34725930351291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NETHERLANDS_20200310_EPI_ISL_415495</text:p>
          </table:table-cell>
          <table:table-cell table:formula="of:=RAND()" office:value-type="float" office:value="0.379667040541258" calcext:value-type="float">
            <text:p>0.37966704054125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GERMANY_20200228_EPI_ISL_414509</text:p>
          </table:table-cell>
          <table:table-cell table:formula="of:=RAND()" office:value-type="float" office:value="0.410038000716739" calcext:value-type="float">
            <text:p>0.41003800071673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GERMANY_20200227_EPI_ISL_414505</text:p>
          </table:table-cell>
          <table:table-cell table:formula="of:=RAND()" office:value-type="float" office:value="0.905951180236952" calcext:value-type="float">
            <text:p>0.90595118023695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GERMANY_20200225_EPI_ISL_414497</text:p>
          </table:table-cell>
          <table:table-cell table:formula="of:=RAND()" office:value-type="float" office:value="0.488185863511717" calcext:value-type="float">
            <text:p>0.48818586351171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NETHERLANDS_2020_EPI_ISL_415464</text:p>
          </table:table-cell>
          <table:table-cell table:formula="of:=RAND()" office:value-type="float" office:value="0.647533321017765" calcext:value-type="float">
            <text:p>0.64753332101776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GERMANY_20200226_EPI_ISL_414499</text:p>
          </table:table-cell>
          <table:table-cell table:formula="of:=RAND()" office:value-type="float" office:value="0.516761558728992" calcext:value-type="float">
            <text:p>0.51676155872899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BELGIUM_20200314_EPI_ISL_418625</text:p>
          </table:table-cell>
          <table:table-cell table:formula="of:=RAND()" office:value-type="float" office:value="0.64461337434126" calcext:value-type="float">
            <text:p>0.6446133743412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3_EPI_ISL_417793</text:p>
          </table:table-cell>
          <table:table-cell table:formula="of:=RAND()" office:value-type="float" office:value="0.0994353966588625" calcext:value-type="float">
            <text:p>0.09943539665886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BELGIUM_20200310_EPI_ISL_418800</text:p>
          </table:table-cell>
          <table:table-cell table:formula="of:=RAND()" office:value-type="float" office:value="0.176538873075175" calcext:value-type="float">
            <text:p>0.17653887307517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BELGIUM_20200301_EPI_ISL_418987</text:p>
          </table:table-cell>
          <table:table-cell table:formula="of:=RAND()" office:value-type="float" office:value="0.74769269237524" calcext:value-type="float">
            <text:p>0.7476926923752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BRAZIL_20200303_EPI_ISL_416033</text:p>
          </table:table-cell>
          <table:table-cell table:formula="of:=RAND()" office:value-type="float" office:value="0.571271866310722" calcext:value-type="float">
            <text:p>0.57127186631072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ALES_20200313_EPI_ISL_418110</text:p>
          </table:table-cell>
          <table:table-cell table:formula="of:=RAND()" office:value-type="float" office:value="0.616743172230921" calcext:value-type="float">
            <text:p>0.61674317223092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ALES_20200312_EPI_ISL_415657</text:p>
          </table:table-cell>
          <table:table-cell table:formula="of:=RAND()" office:value-type="float" office:value="0.940176795803542" calcext:value-type="float">
            <text:p>0.94017679580354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ALES_20200316_EPI_ISL_418159</text:p>
          </table:table-cell>
          <table:table-cell table:formula="of:=RAND()" office:value-type="float" office:value="0.39162214274545" calcext:value-type="float">
            <text:p>0.3916221427454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ALES_20200315_EPI_ISL_418136</text:p>
          </table:table-cell>
          <table:table-cell table:formula="of:=RAND()" office:value-type="float" office:value="0.921715964121756" calcext:value-type="float">
            <text:p>0.9217159641217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ALES_20200314_EPI_ISL_418147</text:p>
          </table:table-cell>
          <table:table-cell table:formula="of:=RAND()" office:value-type="float" office:value="0.828059789797383" calcext:value-type="float">
            <text:p>0.82805978979738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ALES_20200316_EPI_ISL_418158</text:p>
          </table:table-cell>
          <table:table-cell table:formula="of:=RAND()" office:value-type="float" office:value="0.630856232474976" calcext:value-type="float">
            <text:p>0.63085623247497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ALES_20200312_EPI_ISL_415920</text:p>
          </table:table-cell>
          <table:table-cell table:formula="of:=RAND()" office:value-type="float" office:value="0.610235188396441" calcext:value-type="float">
            <text:p>0.61023518839644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ALES_20200314_EPI_ISL_418144</text:p>
          </table:table-cell>
          <table:table-cell table:formula="of:=RAND()" office:value-type="float" office:value="0.268921906159794" calcext:value-type="float">
            <text:p>0.26892190615979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ENGLAND_20200317_EPI_ISL_418691</text:p>
          </table:table-cell>
          <table:table-cell table:formula="of:=RAND()" office:value-type="float" office:value="0.361882128539941" calcext:value-type="float">
            <text:p>0.36188212853994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UHAN_20200101_EPI_ISL_408514</text:p>
          </table:table-cell>
          <table:table-cell table:formula="of:=RAND()" office:value-type="float" office:value="0.717161584279365" calcext:value-type="float">
            <text:p>0.71716158427936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UHAN_20200101_EPI_ISL_408515</text:p>
          </table:table-cell>
          <table:table-cell table:formula="of:=RAND()" office:value-type="float" office:value="0.155073917295474" calcext:value-type="float">
            <text:p>0.15507391729547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27_EPI_ISL_413559</text:p>
          </table:table-cell>
          <table:table-cell table:formula="of:=RAND()" office:value-type="float" office:value="0.672825864988947" calcext:value-type="float">
            <text:p>0.67282586498894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27_EPI_ISL_413558</text:p>
          </table:table-cell>
          <table:table-cell table:formula="of:=RAND()" office:value-type="float" office:value="0.596083442954274" calcext:value-type="float">
            <text:p>0.59608344295427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23_EPI_ISL_412862</text:p>
          </table:table-cell>
          <table:table-cell table:formula="of:=RAND()" office:value-type="float" office:value="0.598748040981989" calcext:value-type="float">
            <text:p>0.59874804098198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ZHEJIANG_20200116_EPI_ISL_404227</text:p>
          </table:table-cell>
          <table:table-cell table:formula="of:=RAND()" office:value-type="float" office:value="0.734708669355599" calcext:value-type="float">
            <text:p>0.73470866935559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7_EPI_ISL_417576</text:p>
          </table:table-cell>
          <table:table-cell table:formula="of:=RAND()" office:value-type="float" office:value="0.118670166293937" calcext:value-type="float">
            <text:p>0.11867016629393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ICELAND_20200316_EPI_ISL_417553</text:p>
          </table:table-cell>
          <table:table-cell table:formula="of:=RAND()" office:value-type="float" office:value="0.924753592561315" calcext:value-type="float">
            <text:p>0.92475359256131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SHANGHAI_20200128_EPI_ISL_416320</text:p>
          </table:table-cell>
          <table:table-cell table:formula="of:=RAND()" office:value-type="float" office:value="0.694860597835081" calcext:value-type="float">
            <text:p>0.69486059783508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25_EPI_ISL_413619</text:p>
          </table:table-cell>
          <table:table-cell table:formula="of:=RAND()" office:value-type="float" office:value="0.926838002418241" calcext:value-type="float">
            <text:p>0.92683800241824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GUANGDONG_20200122_EPI_ISL_406531</text:p>
          </table:table-cell>
          <table:table-cell table:formula="of:=RAND()" office:value-type="float" office:value="0.913944482869418" calcext:value-type="float">
            <text:p>0.91394448286941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SHANGHAI_20200128_EPI_ISL_416321</text:p>
          </table:table-cell>
          <table:table-cell table:formula="of:=RAND()" office:value-type="float" office:value="0.0974372012935414" calcext:value-type="float">
            <text:p>0.097437201293541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GUANGDONG_20200117_EPI_ISL_403936</text:p>
          </table:table-cell>
          <table:table-cell table:formula="of:=RAND()" office:value-type="float" office:value="0.213799783286916" calcext:value-type="float">
            <text:p>0.21379978328691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129_EPI_ISL_408010</text:p>
          </table:table-cell>
          <table:table-cell table:formula="of:=RAND()" office:value-type="float" office:value="0.615685851335622" calcext:value-type="float">
            <text:p>0.61568585133562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JIANGSU_20200124_EPI_ISL_411952</text:p>
          </table:table-cell>
          <table:table-cell table:formula="of:=RAND()" office:value-type="float" office:value="0.416804421826343" calcext:value-type="float">
            <text:p>0.416804421826343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SHANGHAI_20200201_EPI_ISL_416336</text:p>
          </table:table-cell>
          <table:table-cell table:formula="of:=RAND()" office:value-type="float" office:value="0.176018400475348" calcext:value-type="float">
            <text:p>0.17601840047534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17_EPI_ISL_413615</text:p>
          </table:table-cell>
          <table:table-cell table:formula="of:=RAND()" office:value-type="float" office:value="0.552800791431465" calcext:value-type="float">
            <text:p>0.55280079143146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JIANGSU_20200124_EPI_ISL_411953</text:p>
          </table:table-cell>
          <table:table-cell table:formula="of:=RAND()" office:value-type="float" office:value="0.356223061472624" calcext:value-type="float">
            <text:p>0.35622306147262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21_EPI_ISL_413609</text:p>
          </table:table-cell>
          <table:table-cell table:formula="of:=RAND()" office:value-type="float" office:value="0.177633455154056" calcext:value-type="float">
            <text:p>0.17763345515405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20_EPI_ISL_413617</text:p>
          </table:table-cell>
          <table:table-cell table:formula="of:=RAND()" office:value-type="float" office:value="0.530320168618854" calcext:value-type="float">
            <text:p>0.53032016861885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218_EPI_ISL_413620</text:p>
          </table:table-cell>
          <table:table-cell table:formula="of:=RAND()" office:value-type="float" office:value="0.331905814863085" calcext:value-type="float">
            <text:p>0.33190581486308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TAIWAN_20200205_EPI_ISL_410218</text:p>
          </table:table-cell>
          <table:table-cell table:formula="of:=RAND()" office:value-type="float" office:value="0.773725757208394" calcext:value-type="float">
            <text:p>0.77372575720839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HEFEI_20200223_EPI_ISL_412026</text:p>
          </table:table-cell>
          <table:table-cell table:formula="of:=RAND()" office:value-type="float" office:value="0.0514046840371601" calcext:value-type="float">
            <text:p>0.0514046840371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GUANGZHOU_20200225_EPI_ISL_414692</text:p>
          </table:table-cell>
          <table:table-cell table:formula="of:=RAND()" office:value-type="float" office:value="0.0542167866751341" calcext:value-type="float">
            <text:p>0.05421678667513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GUANGDONG_20200131_EPI_ISL_413857</text:p>
          </table:table-cell>
          <table:table-cell table:formula="of:=RAND()" office:value-type="float" office:value="0.869600082165599" calcext:value-type="float">
            <text:p>0.869600082165599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ENGLAND_20200324_EPI_ISL_418304</text:p>
          </table:table-cell>
          <table:table-cell table:formula="of:=RAND()" office:value-type="float" office:value="0.602998144786427" calcext:value-type="float">
            <text:p>0.602998144786427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HANGZHOU_20200122_EPI_ISL_418503</text:p>
          </table:table-cell>
          <table:table-cell table:formula="of:=RAND()" office:value-type="float" office:value="0.854170507854322" calcext:value-type="float">
            <text:p>0.85417050785432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SHANGHAI_20200202_EPI_ISL_416397</text:p>
          </table:table-cell>
          <table:table-cell table:formula="of:=RAND()" office:value-type="float" office:value="0.0234636196702263" calcext:value-type="float">
            <text:p>0.02346361967022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SHANGHAI_20200202_EPI_ISL_416401</text:p>
          </table:table-cell>
          <table:table-cell table:formula="of:=RAND()" office:value-type="float" office:value="0.436025453134258" calcext:value-type="float">
            <text:p>0.43602545313425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UHAN_20200101_EPI_ISL_402120</text:p>
          </table:table-cell>
          <table:table-cell table:formula="of:=RAND()" office:value-type="float" office:value="0.674444747740042" calcext:value-type="float">
            <text:p>0.67444474774004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WUHAN_20191230_EPI_ISL_403929</text:p>
          </table:table-cell>
          <table:table-cell table:formula="of:=RAND()" office:value-type="float" office:value="0.415324047792216" calcext:value-type="float">
            <text:p>0.415324047792216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ENGLAND_20200303_EPI_ISL_416740</text:p>
          </table:table-cell>
          <table:table-cell table:formula="of:=RAND()" office:value-type="float" office:value="0.390080117896212" calcext:value-type="float">
            <text:p>0.390080117896212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USA_20200307_EPI_ISL_414589</text:p>
          </table:table-cell>
          <table:table-cell table:formula="of:=RAND()" office:value-type="float" office:value="0.37102576484705" calcext:value-type="float">
            <text:p>0.37102576484705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HCOV-19_GERMANY_20200311_EPI_ISL_417460</text:p>
          </table:table-cell>
          <table:table-cell table:formula="of:=RAND()" office:value-type="float" office:value="0.69152590897398" calcext:value-type="float">
            <text:p>0.69152590897398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HCOV-19_BELGIUM_20200324_EPI_ISL_419259</text:p>
          </table:table-cell>
          <table:table-cell table:formula="of:=RAND()" office:value-type="float" office:value="0.00550266538439135" calcext:value-type="float">
            <text:p>0.005502665384391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HCOV-19_WUHAN_20191226_EPI_ISL_406798</text:p>
          </table:table-cell>
          <table:table-cell table:formula="of:=RAND()" office:value-type="float" office:value="0.609476483460177" calcext:value-type="float">
            <text:p>0.609476483460177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HANGZHOU_20200124_EPI_ISL_416046</text:p>
          </table:table-cell>
          <table:table-cell table:formula="of:=RAND()" office:value-type="float" office:value="0.701886679892538" calcext:value-type="float">
            <text:p>0.701886679892538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SHANGHAI_20200121_EPI_ISL_416389</text:p>
          </table:table-cell>
          <table:table-cell table:formula="of:=RAND()" office:value-type="float" office:value="0.789405038368724" calcext:value-type="float">
            <text:p>0.789405038368724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HONGKONG_20200125_EPI_ISL_417178</text:p>
          </table:table-cell>
          <table:table-cell table:formula="of:=RAND()" office:value-type="float" office:value="0.85237269152443" calcext:value-type="float">
            <text:p>0.85237269152443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CHINA_202001_EPI_ISL_413693</text:p>
          </table:table-cell>
          <table:table-cell table:formula="of:=RAND()" office:value-type="float" office:value="0.789330955299085" calcext:value-type="float">
            <text:p>0.789330955299085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HANGZHOU_20200128_EPI_ISL_416474</text:p>
          </table:table-cell>
          <table:table-cell table:formula="of:=RAND()" office:value-type="float" office:value="0.26291415893181" calcext:value-type="float">
            <text:p>0.26291415893181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HANGZHOU_20200204_EPI_ISL_418991</text:p>
          </table:table-cell>
          <table:table-cell table:formula="of:=RAND()" office:value-type="float" office:value="0.294226943515102" calcext:value-type="float">
            <text:p>0.294226943515102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HANGZHOU_20200125_EPI_ISL_416044</text:p>
          </table:table-cell>
          <table:table-cell table:formula="of:=RAND()" office:value-type="float" office:value="0.858551353809689" calcext:value-type="float">
            <text:p>0.858551353809689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HANGZHOU_20200125_EPI_ISL_415709</text:p>
          </table:table-cell>
          <table:table-cell table:formula="of:=RAND()" office:value-type="float" office:value="0.132483166874649" calcext:value-type="float">
            <text:p>0.132483166874649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HANGZHOU_20200126_EPI_ISL_416473</text:p>
          </table:table-cell>
          <table:table-cell table:formula="of:=RAND()" office:value-type="float" office:value="0.704134629982135" calcext:value-type="float">
            <text:p>0.704134629982135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SHANGHAI_20200131_EPI_ISL_416390</text:p>
          </table:table-cell>
          <table:table-cell table:formula="of:=RAND()" office:value-type="float" office:value="0.287381366573733" calcext:value-type="float">
            <text:p>0.287381366573733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SHANGHAI_20200204_EPI_ISL_416355</text:p>
          </table:table-cell>
          <table:table-cell table:formula="of:=RAND()" office:value-type="float" office:value="0.87894980765216" calcext:value-type="float">
            <text:p>0.87894980765216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HANGZHOU_20200202_EPI_ISL_416047</text:p>
          </table:table-cell>
          <table:table-cell table:formula="of:=RAND()" office:value-type="float" office:value="0.484489675115433" calcext:value-type="float">
            <text:p>0.484489675115433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HCOV-19_AUSTRALIA_20200122_EPI_ISL_408976</text:p>
          </table:table-cell>
          <table:table-cell table:formula="of:=RAND()" office:value-type="float" office:value="0.978894553544937" calcext:value-type="float">
            <text:p>0.978894553544937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HANGZHOU_20200203_EPI_ISL_416425</text:p>
          </table:table-cell>
          <table:table-cell table:formula="of:=RAND()" office:value-type="float" office:value="0.505180870430177" calcext:value-type="float">
            <text:p>0.505180870430177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JAPAN_20200129_EPI_ISL_408669</text:p>
          </table:table-cell>
          <table:table-cell table:formula="of:=RAND()" office:value-type="float" office:value="0.36522225566054" calcext:value-type="float">
            <text:p>0.36522225566054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JAPAN_202001_EPI_ISL_414511</text:p>
          </table:table-cell>
          <table:table-cell table:formula="of:=RAND()" office:value-type="float" office:value="0.0940792806362467" calcext:value-type="float">
            <text:p>0.094079280636247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GUANGZHOU_20200122_EPI_ISL_406533</text:p>
          </table:table-cell>
          <table:table-cell table:formula="of:=RAND()" office:value-type="float" office:value="0.607276674318643" calcext:value-type="float">
            <text:p>0.607276674318643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SHANGHAI_20200208_EPI_ISL_416363</text:p>
          </table:table-cell>
          <table:table-cell table:formula="of:=RAND()" office:value-type="float" office:value="0.954760068283722" calcext:value-type="float">
            <text:p>0.954760068283722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SHANGHAI_20200201_EPI_ISL_416361</text:p>
          </table:table-cell>
          <table:table-cell table:formula="of:=RAND()" office:value-type="float" office:value="0.493108470148534" calcext:value-type="float">
            <text:p>0.493108470148534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SHANGHAI_20200201_EPI_ISL_416387</text:p>
          </table:table-cell>
          <table:table-cell table:formula="of:=RAND()" office:value-type="float" office:value="0.941065891722678" calcext:value-type="float">
            <text:p>0.941065891722678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AUSTRALIA_20200228_EPI_ISL_418799</text:p>
          </table:table-cell>
          <table:table-cell table:formula="of:=RAND()" office:value-type="float" office:value="0.860485999040293" calcext:value-type="float">
            <text:p>0.860485999040293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CHINA_20200205_EPI_ISL_412966</text:p>
          </table:table-cell>
          <table:table-cell table:formula="of:=RAND()" office:value-type="float" office:value="0.432300806671599" calcext:value-type="float">
            <text:p>0.432300806671599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GUANGDONG_20200209_EPI_ISL_413864</text:p>
          </table:table-cell>
          <table:table-cell table:formula="of:=RAND()" office:value-type="float" office:value="0.0705944437639906" calcext:value-type="float">
            <text:p>0.070594443763991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WUHAN_20191230_EPI_ISL_403930</text:p>
          </table:table-cell>
          <table:table-cell table:formula="of:=RAND()" office:value-type="float" office:value="0.434733755794959" calcext:value-type="float">
            <text:p>0.434733755794959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SOUTHKOREA_202001_EPI_ISL_411929</text:p>
          </table:table-cell>
          <table:table-cell table:formula="of:=RAND()" office:value-type="float" office:value="0.125593892905228" calcext:value-type="float">
            <text:p>0.125593892905228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GUANGDONG_20200201_EPI_ISL_413863</text:p>
          </table:table-cell>
          <table:table-cell table:formula="of:=RAND()" office:value-type="float" office:value="0.622516129965344" calcext:value-type="float">
            <text:p>0.622516129965344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SOUTHKOREA_20200206_EPI_ISL_413017</text:p>
          </table:table-cell>
          <table:table-cell table:formula="of:=RAND()" office:value-type="float" office:value="0.776533905596502" calcext:value-type="float">
            <text:p>0.776533905596502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SOUTHKOREA_20200206_EPI_ISL_413018</text:p>
          </table:table-cell>
          <table:table-cell table:formula="of:=RAND()" office:value-type="float" office:value="0.937151294085911" calcext:value-type="float">
            <text:p>0.937151294085911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SINGAPORE_20200210_EPI_ISL_418992</text:p>
          </table:table-cell>
          <table:table-cell table:formula="of:=RAND()" office:value-type="float" office:value="0.368261728014775" calcext:value-type="float">
            <text:p>0.368261728014775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SINGAPORE_20200127_EPI_ISL_410713</text:p>
          </table:table-cell>
          <table:table-cell table:formula="of:=RAND()" office:value-type="float" office:value="0.233178572744157" calcext:value-type="float">
            <text:p>0.233178572744157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SINGAPORE_20200204_EPI_ISL_410715</text:p>
          </table:table-cell>
          <table:table-cell table:formula="of:=RAND()" office:value-type="float" office:value="0.273948119234022" calcext:value-type="float">
            <text:p>0.273948119234022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SINGAPORE_20200206_EPI_ISL_410536</text:p>
          </table:table-cell>
          <table:table-cell table:formula="of:=RAND()" office:value-type="float" office:value="0.0152806987592361" calcext:value-type="float">
            <text:p>0.015280698759236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SINGAPORE_20200204_EPI_ISL_410716</text:p>
          </table:table-cell>
          <table:table-cell table:formula="of:=RAND()" office:value-type="float" office:value="0.768785579351613" calcext:value-type="float">
            <text:p>0.768785579351613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HONGKONG_20200210_EPI_ISL_414528</text:p>
          </table:table-cell>
          <table:table-cell table:formula="of:=RAND()" office:value-type="float" office:value="0.920936188142787" calcext:value-type="float">
            <text:p>0.920936188142787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HONGKONG_20200130_EPI_ISL_412029</text:p>
          </table:table-cell>
          <table:table-cell table:formula="of:=RAND()" office:value-type="float" office:value="0.849888057070851" calcext:value-type="float">
            <text:p>0.849888057070851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COV-19_HONGKONG_20200209_EPI_ISL_417197</text:p>
          </table:table-cell>
          <table:table-cell table:formula="of:=RAND()" office:value-type="float" office:value="0.933603763012896" calcext:value-type="float">
            <text:p>0.93360376301289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09_EPI_ISL_417193</text:p>
          </table:table-cell>
          <table:table-cell table:formula="of:=RAND()" office:value-type="float" office:value="0.366115804055508" calcext:value-type="float">
            <text:p>0.36611580405550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08_EPI_ISL_417187</text:p>
          </table:table-cell>
          <table:table-cell table:formula="of:=RAND()" office:value-type="float" office:value="0.0180432653902461" calcext:value-type="float">
            <text:p>0.01804326539024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10_EPI_ISL_419215</text:p>
          </table:table-cell>
          <table:table-cell table:formula="of:=RAND()" office:value-type="float" office:value="0.11661408990823" calcext:value-type="float">
            <text:p>0.1166140899082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24_EPI_ISL_419247</text:p>
          </table:table-cell>
          <table:table-cell table:formula="of:=RAND()" office:value-type="float" office:value="0.87573682413567" calcext:value-type="float">
            <text:p>0.8757368241356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19_EPI_ISL_419232</text:p>
          </table:table-cell>
          <table:table-cell table:formula="of:=RAND()" office:value-type="float" office:value="0.662455515655661" calcext:value-type="float">
            <text:p>0.66245551565566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09_EPI_ISL_418815</text:p>
          </table:table-cell>
          <table:table-cell table:formula="of:=RAND()" office:value-type="float" office:value="0.315624742193848" calcext:value-type="float">
            <text:p>0.31562474219384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25_EPI_ISL_414517</text:p>
          </table:table-cell>
          <table:table-cell table:formula="of:=RAND()" office:value-type="float" office:value="0.469655784743896" calcext:value-type="float">
            <text:p>0.46965578474389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12_EPI_ISL_414569</text:p>
          </table:table-cell>
          <table:table-cell table:formula="of:=RAND()" office:value-type="float" office:value="0.533707403383482" calcext:value-type="float">
            <text:p>0.53370740338348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13_EPI_ISL_419224</text:p>
          </table:table-cell>
          <table:table-cell table:formula="of:=RAND()" office:value-type="float" office:value="0.266400308347238" calcext:value-type="float">
            <text:p>0.26640030834723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09_EPI_ISL_414527</text:p>
          </table:table-cell>
          <table:table-cell table:formula="of:=RAND()" office:value-type="float" office:value="0.157852121783759" calcext:value-type="float">
            <text:p>0.157852121783759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09_EPI_ISL_417185</text:p>
          </table:table-cell>
          <table:table-cell table:formula="of:=RAND()" office:value-type="float" office:value="0.906679145003325" calcext:value-type="float">
            <text:p>0.906679145003325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HANGHAI_20200202_EPI_ISL_416325</text:p>
          </table:table-cell>
          <table:table-cell table:formula="of:=RAND()" office:value-type="float" office:value="0.276257457479098" calcext:value-type="float">
            <text:p>0.27625745747909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11_EPI_ISL_419222</text:p>
          </table:table-cell>
          <table:table-cell table:formula="of:=RAND()" office:value-type="float" office:value="0.16177556244269" calcext:value-type="float">
            <text:p>0.16177556244269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TAIWAN_20200123_EPI_ISL_406031</text:p>
          </table:table-cell>
          <table:table-cell table:formula="of:=RAND()" office:value-type="float" office:value="0.344620896092772" calcext:value-type="float">
            <text:p>0.34462089609277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INGAPORE_20200203_EPI_ISL_410714</text:p>
          </table:table-cell>
          <table:table-cell table:formula="of:=RAND()" office:value-type="float" office:value="0.972796586826541" calcext:value-type="float">
            <text:p>0.97279658682654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FRANCE_20200123_EPI_ISL_410720</text:p>
          </table:table-cell>
          <table:table-cell table:formula="of:=RAND()" office:value-type="float" office:value="0.377766442050868" calcext:value-type="float">
            <text:p>0.37776644205086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FRANCE_20200128_EPI_ISL_411219</text:p>
          </table:table-cell>
          <table:table-cell table:formula="of:=RAND()" office:value-type="float" office:value="0.558450931708782" calcext:value-type="float">
            <text:p>0.55845093170878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FRANCE_20200123_EPI_ISL_406597</text:p>
          </table:table-cell>
          <table:table-cell table:formula="of:=RAND()" office:value-type="float" office:value="0.573243844454202" calcext:value-type="float">
            <text:p>0.57324384445420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FRANCE_20200123_EPI_ISL_406596</text:p>
          </table:table-cell>
          <table:table-cell table:formula="of:=RAND()" office:value-type="float" office:value="0.066258272000133" calcext:value-type="float">
            <text:p>0.06625827200013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FRANCE_20200128_EPI_ISL_411220</text:p>
          </table:table-cell>
          <table:table-cell table:formula="of:=RAND()" office:value-type="float" office:value="0.941607977023943" calcext:value-type="float">
            <text:p>0.94160797702394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USA_20200122_EPI_ISL_406036</text:p>
          </table:table-cell>
          <table:table-cell table:formula="of:=RAND()" office:value-type="float" office:value="0.535004908273747" calcext:value-type="float">
            <text:p>0.53500490827374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WEDEN_20200207_EPI_ISL_411951</text:p>
          </table:table-cell>
          <table:table-cell table:formula="of:=RAND()" office:value-type="float" office:value="0.518281656224585" calcext:value-type="float">
            <text:p>0.518281656224585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WUHAN-HU-1_20191231_EPI_ISL_402125</text:p>
          </table:table-cell>
          <table:table-cell table:formula="of:=RAND()" office:value-type="float" office:value="0.174847023603503" calcext:value-type="float">
            <text:p>0.17484702360350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WUHAN_20191224_EPI_ISL_402123</text:p>
          </table:table-cell>
          <table:table-cell table:formula="of:=RAND()" office:value-type="float" office:value="0.927056239627362" calcext:value-type="float">
            <text:p>0.92705623962736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HANGHAI_20200204_EPI_ISL_416353</text:p>
          </table:table-cell>
          <table:table-cell table:formula="of:=RAND()" office:value-type="float" office:value="0.290214570481997" calcext:value-type="float">
            <text:p>0.29021457048199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WUHAN_20191230_EPI_ISL_402128</text:p>
          </table:table-cell>
          <table:table-cell table:formula="of:=RAND()" office:value-type="float" office:value="0.684247026428257" calcext:value-type="float">
            <text:p>0.68424702642825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INGAPORE_20200123_EPI_ISL_406973</text:p>
          </table:table-cell>
          <table:table-cell table:formula="of:=RAND()" office:value-type="float" office:value="0.900450146437183" calcext:value-type="float">
            <text:p>0.90045014643718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INGAPORE_20200125_EPI_ISL_407987</text:p>
          </table:table-cell>
          <table:table-cell table:formula="of:=RAND()" office:value-type="float" office:value="0.279975572476671" calcext:value-type="float">
            <text:p>0.27997557247667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MALAYSIA_20200220_EPI_ISL_416866</text:p>
          </table:table-cell>
          <table:table-cell table:formula="of:=RAND()" office:value-type="float" office:value="0.991964651230527" calcext:value-type="float">
            <text:p>0.99196465123052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MALAYSIA_20200220_EPI_ISL_416829</text:p>
          </table:table-cell>
          <table:table-cell table:formula="of:=RAND()" office:value-type="float" office:value="0.629398967052644" calcext:value-type="float">
            <text:p>0.62939896705264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INGAPORE_20200209_EPI_ISL_410537</text:p>
          </table:table-cell>
          <table:table-cell table:formula="of:=RAND()" office:value-type="float" office:value="0.334346133576404" calcext:value-type="float">
            <text:p>0.33434613357640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121_EPI_ISL_417064</text:p>
          </table:table-cell>
          <table:table-cell table:formula="of:=RAND()" office:value-type="float" office:value="0.82649743750849" calcext:value-type="float">
            <text:p>0.82649743750849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GUANGDONG_20200123_EPI_ISL_406538</text:p>
          </table:table-cell>
          <table:table-cell table:formula="of:=RAND()" office:value-type="float" office:value="0.584919810140642" calcext:value-type="float">
            <text:p>0.58491981014064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USA_20200210_EPI_ISL_411955</text:p>
          </table:table-cell>
          <table:table-cell table:formula="of:=RAND()" office:value-type="float" office:value="0.94916337040908" calcext:value-type="float">
            <text:p>0.9491633704090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WUHAN_20191230_EPI_ISL_412898</text:p>
          </table:table-cell>
          <table:table-cell table:formula="of:=RAND()" office:value-type="float" office:value="0.380188117105366" calcext:value-type="float">
            <text:p>0.38018811710536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WUHAN_20191230_EPI_ISL_402127</text:p>
          </table:table-cell>
          <table:table-cell table:formula="of:=RAND()" office:value-type="float" office:value="0.925483284730878" calcext:value-type="float">
            <text:p>0.92548328473087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HANGHAI_20200129_EPI_ISL_416324</text:p>
          </table:table-cell>
          <table:table-cell table:formula="of:=RAND()" office:value-type="float" office:value="0.418771267485735" calcext:value-type="float">
            <text:p>0.418771267485735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HANGHAI_20200202_EPI_ISL_416398</text:p>
          </table:table-cell>
          <table:table-cell table:formula="of:=RAND()" office:value-type="float" office:value="0.180174463573313" calcext:value-type="float">
            <text:p>0.18017446357331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FOSHAN_20200122_EPI_ISL_406535</text:p>
          </table:table-cell>
          <table:table-cell table:formula="of:=RAND()" office:value-type="float" office:value="0.529291847788255" calcext:value-type="float">
            <text:p>0.529291847788255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FOSHAN_20200122_EPI_ISL_406536</text:p>
          </table:table-cell>
          <table:table-cell table:formula="of:=RAND()" office:value-type="float" office:value="0.55231772164108" calcext:value-type="float">
            <text:p>0.5523177216410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INGAPORE_20200202_EPI_ISL_410719</text:p>
          </table:table-cell>
          <table:table-cell table:formula="of:=RAND()" office:value-type="float" office:value="0.148167192372164" calcext:value-type="float">
            <text:p>0.14816719237216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FUJIAN_20200122_EPI_ISL_411066</text:p>
          </table:table-cell>
          <table:table-cell table:formula="of:=RAND()" office:value-type="float" office:value="0.303082289788127" calcext:value-type="float">
            <text:p>0.30308228978812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VIETNAM_20200122_EPI_ISL_418269</text:p>
          </table:table-cell>
          <table:table-cell table:formula="of:=RAND()" office:value-type="float" office:value="0.339271189172144" calcext:value-type="float">
            <text:p>0.33927118917214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HANGHAI_20200202_EPI_ISL_416405</text:p>
          </table:table-cell>
          <table:table-cell table:formula="of:=RAND()" office:value-type="float" office:value="0.0298565728786515" calcext:value-type="float">
            <text:p>0.02985657287865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JIANGSU_20200123_EPI_ISL_411950</text:p>
          </table:table-cell>
          <table:table-cell table:formula="of:=RAND()" office:value-type="float" office:value="0.16160943535366" calcext:value-type="float">
            <text:p>0.1616094353536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HANGHAI_20200202_EPI_ISL_416340</text:p>
          </table:table-cell>
          <table:table-cell table:formula="of:=RAND()" office:value-type="float" office:value="0.0583334678013989" calcext:value-type="float">
            <text:p>0.058333467801399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FRANCE_20200129_EPI_ISL_408431</text:p>
          </table:table-cell>
          <table:table-cell table:formula="of:=RAND()" office:value-type="float" office:value="0.273231941895316" calcext:value-type="float">
            <text:p>0.27323194189531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ICELAND_20200318_EPI_ISL_417616</text:p>
          </table:table-cell>
          <table:table-cell table:formula="of:=RAND()" office:value-type="float" office:value="0.130796822233392" calcext:value-type="float">
            <text:p>0.13079682223339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ANGZHOU_20200121_EPI_ISL_418442</text:p>
          </table:table-cell>
          <table:table-cell table:formula="of:=RAND()" office:value-type="float" office:value="0.88249588057386" calcext:value-type="float">
            <text:p>0.8824958805738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IRELAND_20200304_EPI_ISL_414487</text:p>
          </table:table-cell>
          <table:table-cell table:formula="of:=RAND()" office:value-type="float" office:value="0.628519257396354" calcext:value-type="float">
            <text:p>0.62851925739635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ONGKONG_20200219_EPI_ISL_419231</text:p>
          </table:table-cell>
          <table:table-cell table:formula="of:=RAND()" office:value-type="float" office:value="0.815694882618128" calcext:value-type="float">
            <text:p>0.81569488261812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AUSTRALIA_20200228_EPI_ISL_413594</text:p>
          </table:table-cell>
          <table:table-cell table:formula="of:=RAND()" office:value-type="float" office:value="0.770848112094881" calcext:value-type="float">
            <text:p>0.7708481120948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AUSTRALIA_20200228_EPI_ISL_413596</text:p>
          </table:table-cell>
          <table:table-cell table:formula="of:=RAND()" office:value-type="float" office:value="0.0560263309887614" calcext:value-type="float">
            <text:p>0.05602633098876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HANGZHOU_20200120_EPI_ISL_406970</text:p>
          </table:table-cell>
          <table:table-cell table:formula="of:=RAND()" office:value-type="float" office:value="0.22767087884546" calcext:value-type="float">
            <text:p>0.2276708788454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ENGLAND_20200304_EPI_ISL_414500</text:p>
          </table:table-cell>
          <table:table-cell table:formula="of:=RAND()" office:value-type="float" office:value="0.42312867538762" calcext:value-type="float">
            <text:p>0.4231286753876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ICELAND_20200315_EPI_ISL_417667</text:p>
          </table:table-cell>
          <table:table-cell table:formula="of:=RAND()" office:value-type="float" office:value="0.00365347176823895" calcext:value-type="float">
            <text:p>0.003653471768239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ENGLAND_20200324_EPI_ISL_418302</text:p>
          </table:table-cell>
          <table:table-cell table:formula="of:=RAND()" office:value-type="float" office:value="0.884636702788163" calcext:value-type="float">
            <text:p>0.88463670278816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ENGLAND_20200324_EPI_ISL_418307</text:p>
          </table:table-cell>
          <table:table-cell table:formula="of:=RAND()" office:value-type="float" office:value="0.183131200014774" calcext:value-type="float">
            <text:p>0.18313120001477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ENGLAND_20200309_EPI_ISL_416739</text:p>
          </table:table-cell>
          <table:table-cell table:formula="of:=RAND()" office:value-type="float" office:value="0.85003634778232" calcext:value-type="float">
            <text:p>0.8500363477823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WALES_20200311_EPI_ISL_416024</text:p>
          </table:table-cell>
          <table:table-cell table:formula="of:=RAND()" office:value-type="float" office:value="0.955138237365105" calcext:value-type="float">
            <text:p>0.955138237365105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JAPAN_20200215_EPI_ISL_416578</text:p>
          </table:table-cell>
          <table:table-cell table:formula="of:=RAND()" office:value-type="float" office:value="0.603532356952509" calcext:value-type="float">
            <text:p>0.603532356952509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USA_20200217_EPI_ISL_413613</text:p>
          </table:table-cell>
          <table:table-cell table:formula="of:=RAND()" office:value-type="float" office:value="0.221580758525469" calcext:value-type="float">
            <text:p>0.221580758525469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CAMBODIA_20200127_EPI_ISL_411902</text:p>
          </table:table-cell>
          <table:table-cell table:formula="of:=RAND()" office:value-type="float" office:value="0.687637109603043" calcext:value-type="float">
            <text:p>0.68763710960304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HANGHAI_20200202_EPI_ISL_414510</text:p>
          </table:table-cell>
          <table:table-cell table:formula="of:=RAND()" office:value-type="float" office:value="0.180344780626661" calcext:value-type="float">
            <text:p>0.18034478062666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GUANGDONG_20200201_EPI_ISL_413861</text:p>
          </table:table-cell>
          <table:table-cell table:formula="of:=RAND()" office:value-type="float" office:value="0.405000978742524" calcext:value-type="float">
            <text:p>0.40500097874252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HANGHAI_20200201_EPI_ISL_416367</text:p>
          </table:table-cell>
          <table:table-cell table:formula="of:=RAND()" office:value-type="float" office:value="0.539505024925851" calcext:value-type="float">
            <text:p>0.53950502492585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USA_20200217_EPI_ISL_413616</text:p>
          </table:table-cell>
          <table:table-cell table:formula="of:=RAND()" office:value-type="float" office:value="0.273095270785352" calcext:value-type="float">
            <text:p>0.27309527078535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WUHAN_20191230_EPI_ISL_402132</text:p>
          </table:table-cell>
          <table:table-cell table:formula="of:=RAND()" office:value-type="float" office:value="0.342521540700652" calcext:value-type="float">
            <text:p>0.34252154070065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USA_20200224_EPI_ISL_413622</text:p>
          </table:table-cell>
          <table:table-cell table:formula="of:=RAND()" office:value-type="float" office:value="0.364880755911391" calcext:value-type="float">
            <text:p>0.36488075591139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NONTHABURI_20200108_EPI_ISL_403962</text:p>
          </table:table-cell>
          <table:table-cell table:formula="of:=RAND()" office:value-type="float" office:value="0.00652572388174997" calcext:value-type="float">
            <text:p>0.00652572388175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CHONGQING_20200121_EPI_ISL_408478</text:p>
          </table:table-cell>
          <table:table-cell table:formula="of:=RAND()" office:value-type="float" office:value="0.267282096233008" calcext:value-type="float">
            <text:p>0.26728209623300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SINGAPORE_20200129_EPI_ISL_418993</text:p>
          </table:table-cell>
          <table:table-cell table:formula="of:=RAND()" office:value-type="float" office:value="0.880332546345442" calcext:value-type="float">
            <text:p>0.88033254634544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FUJIAN_20200121_EPI_ISL_411060</text:p>
          </table:table-cell>
          <table:table-cell table:formula="of:=RAND()" office:value-type="float" office:value="0.0986734001608838" calcext:value-type="float">
            <text:p>0.09867340016088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USA_20200119_EPI_ISL_404895</text:p>
          </table:table-cell>
          <table:table-cell table:formula="of:=RAND()" office:value-type="float" office:value="0.38862102253078" calcext:value-type="float">
            <text:p>0.3886210225307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CANADA_20200310_EPI_ISL_418829</text:p>
          </table:table-cell>
          <table:table-cell table:formula="of:=RAND()" office:value-type="float" office:value="0.829649675277062" calcext:value-type="float">
            <text:p>0.82964967527706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CANADA_20200311_EPI_ISL_418854</text:p>
          </table:table-cell>
          <table:table-cell table:formula="of:=RAND()" office:value-type="float" office:value="0.884441071657987" calcext:value-type="float">
            <text:p>0.88444107165798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CANADA_20200310_EPI_ISL_418826</text:p>
          </table:table-cell>
          <table:table-cell table:formula="of:=RAND()" office:value-type="float" office:value="0.427128577315499" calcext:value-type="float">
            <text:p>0.427128577315499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CANADA_20200302_EPI_ISL_415584</text:p>
          </table:table-cell>
          <table:table-cell table:formula="of:=RAND()" office:value-type="float" office:value="0.480780008416537" calcext:value-type="float">
            <text:p>0.48078000841653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CANADA_20200309_EPI_ISL_418830</text:p>
          </table:table-cell>
          <table:table-cell table:formula="of:=RAND()" office:value-type="float" office:value="0.497698897363256" calcext:value-type="float">
            <text:p>0.49769889736325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CANADA_20200310_EPI_ISL_418822</text:p>
          </table:table-cell>
          <table:table-cell table:formula="of:=RAND()" office:value-type="float" office:value="0.199087827370535" calcext:value-type="float">
            <text:p>0.199087827370535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USA_20200309_EPI_ISL_415596</text:p>
          </table:table-cell>
          <table:table-cell table:formula="of:=RAND()" office:value-type="float" office:value="0.578073640470476" calcext:value-type="float">
            <text:p>0.57807364047047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USA_20200305_EPI_ISL_415605</text:p>
          </table:table-cell>
          <table:table-cell table:formula="of:=RAND()" office:value-type="float" office:value="0.64682890705803" calcext:value-type="float">
            <text:p>0.6468289070580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USA_20200228_EPI_ISL_413455</text:p>
          </table:table-cell>
          <table:table-cell table:formula="of:=RAND()" office:value-type="float" office:value="0.647558100185149" calcext:value-type="float">
            <text:p>0.647558100185149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COV-19_USA_20200314_EPI_ISL_417361</text:p>
          </table:table-cell>
          <table:table-cell table:formula="of:=RAND()" office:value-type="float" office:value="0.0987436587593378" calcext:value-type="float">
            <text:p>0.098743658759338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11_EPI_ISL_416669</text:p>
          </table:table-cell>
          <table:table-cell table:formula="of:=RAND()" office:value-type="float" office:value="0.631157234651903" calcext:value-type="float">
            <text:p>0.63115723465190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02_EPI_ISL_417085</text:p>
          </table:table-cell>
          <table:table-cell table:formula="of:=RAND()" office:value-type="float" office:value="0.261914519510061" calcext:value-type="float">
            <text:p>0.26191451951006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02_EPI_ISL_417081</text:p>
          </table:table-cell>
          <table:table-cell table:formula="of:=RAND()" office:value-type="float" office:value="0.958661659758173" calcext:value-type="float">
            <text:p>0.95866165975817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14_EPI_ISL_418055</text:p>
          </table:table-cell>
          <table:table-cell table:formula="of:=RAND()" office:value-type="float" office:value="0.473306823564526" calcext:value-type="float">
            <text:p>0.47330682356452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10_EPI_ISL_416447</text:p>
          </table:table-cell>
          <table:table-cell table:formula="of:=RAND()" office:value-type="float" office:value="0.499345751679146" calcext:value-type="float">
            <text:p>0.49934575167914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228_EPI_ISL_417158</text:p>
          </table:table-cell>
          <table:table-cell table:formula="of:=RAND()" office:value-type="float" office:value="0.438161588466393" calcext:value-type="float">
            <text:p>0.438161588466393</text:p>
          </table:table-cell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HCOV-19_USA_20200314_EPI_ISL_417449</text:p>
          </table:table-cell>
          <table:table-cell table:formula="of:=RAND()" office:value-type="float" office:value="0.491279278153849" calcext:value-type="float">
            <text:p>0.491279278153849</text:p>
          </table:table-cell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HCOV-19_CANADA_20200312_EPI_ISL_418341</text:p>
          </table:table-cell>
          <table:table-cell table:formula="of:=RAND()" office:value-type="float" office:value="0.901394401782874" calcext:value-type="float">
            <text:p>0.901394401782874</text:p>
          </table:table-cell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HCOV-19_USA_20200302_EPI_ISL_417079</text:p>
          </table:table-cell>
          <table:table-cell table:formula="of:=RAND()" office:value-type="float" office:value="0.343535893522714" calcext:value-type="float">
            <text:p>0.343535893522714</text:p>
          </table:table-cell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HCOV-19_USA_20200229_EPI_ISL_417153</text:p>
          </table:table-cell>
          <table:table-cell table:formula="of:=RAND()" office:value-type="float" office:value="0.79094046131289" calcext:value-type="float">
            <text:p>0.79094046131289</text:p>
          </table:table-cell>
          <table:table-cell office:value-type="string" calcext:value-type="string">
            <text:p>Lithuania</text:p>
          </table:table-cell>
        </table:table-row>
        <table:table-row table:style-name="ro1">
          <table:table-cell office:value-type="string" calcext:value-type="string">
            <text:p>HCOV-19_ICELAND_20200317_EPI_ISL_417587</text:p>
          </table:table-cell>
          <table:table-cell table:formula="of:=RAND()" office:value-type="float" office:value="0.144272429873269" calcext:value-type="float">
            <text:p>0.144272429873269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HCOV-19_USA_20200314_EPI_ISL_417500</text:p>
          </table:table-cell>
          <table:table-cell table:formula="of:=RAND()" office:value-type="float" office:value="0.615841126832283" calcext:value-type="float">
            <text:p>0.615841126832283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HCOV-19_AUSTRALIA_20200310_EPI_ISL_417395</text:p>
          </table:table-cell>
          <table:table-cell table:formula="of:=RAND()" office:value-type="float" office:value="0.105312511129456" calcext:value-type="float">
            <text:p>0.105312511129456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HCOV-19_USA_20200316_EPI_ISL_417504</text:p>
          </table:table-cell>
          <table:table-cell table:formula="of:=RAND()" office:value-type="float" office:value="0.788123016344789" calcext:value-type="float">
            <text:p>0.788123016344789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HCOV-19_CANADA_20200311_EPI_ISL_418816</text:p>
          </table:table-cell>
          <table:table-cell table:formula="of:=RAND()" office:value-type="float" office:value="0.00825512189251307" calcext:value-type="float">
            <text:p>0.008255121892513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HCOV-19_USA_20200317_EPI_ISL_418864</text:p>
          </table:table-cell>
          <table:table-cell table:formula="of:=RAND()" office:value-type="float" office:value="0.456680088582134" calcext:value-type="float">
            <text:p>0.456680088582134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HCOV-19_USA_20200312_EPI_ISL_417194</text:p>
          </table:table-cell>
          <table:table-cell table:formula="of:=RAND()" office:value-type="float" office:value="0.481369506236084" calcext:value-type="float">
            <text:p>0.481369506236084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HCOV-19_ICELAND_20200311_EPI_ISL_417871</text:p>
          </table:table-cell>
          <table:table-cell table:formula="of:=RAND()" office:value-type="float" office:value="0.595117356966244" calcext:value-type="float">
            <text:p>0.595117356966244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HCOV-19_ICELAND_20200316_EPI_ISL_417618</text:p>
          </table:table-cell>
          <table:table-cell table:formula="of:=RAND()" office:value-type="float" office:value="0.447621106585175" calcext:value-type="float">
            <text:p>0.447621106585175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HCOV-19_ICELAND_20200312_EPI_ISL_417720</text:p>
          </table:table-cell>
          <table:table-cell table:formula="of:=RAND()" office:value-type="float" office:value="0.0484150051760227" calcext:value-type="float">
            <text:p>0.048415005176023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HCOV-19_ICELAND_20200316_EPI_ISL_417717</text:p>
          </table:table-cell>
          <table:table-cell table:formula="of:=RAND()" office:value-type="float" office:value="0.665830326963892" calcext:value-type="float">
            <text:p>0.665830326963892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HCOV-19_ICELAND_20200312_EPI_ISL_417789</text:p>
          </table:table-cell>
          <table:table-cell table:formula="of:=RAND()" office:value-type="float" office:value="0.0336724185846358" calcext:value-type="float">
            <text:p>0.033672418584636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HCOV-19_ICELAND_20200318_EPI_ISL_417615</text:p>
          </table:table-cell>
          <table:table-cell table:formula="of:=RAND()" office:value-type="float" office:value="0.178060167497986" calcext:value-type="float">
            <text:p>0.178060167497986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HCOV-19_ICELAND_20200312_EPI_ISL_417791</text:p>
          </table:table-cell>
          <table:table-cell table:formula="of:=RAND()" office:value-type="float" office:value="0.707583650675304" calcext:value-type="float">
            <text:p>0.707583650675304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HCOV-19_ICELAND_20200317_EPI_ISL_417577</text:p>
          </table:table-cell>
          <table:table-cell table:formula="of:=RAND()" office:value-type="float" office:value="0.17844687560312" calcext:value-type="float">
            <text:p>0.17844687560312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HCOV-19_AUSTRALIA_20200311_EPI_ISL_417031</text:p>
          </table:table-cell>
          <table:table-cell table:formula="of:=RAND()" office:value-type="float" office:value="0.588299321816789" calcext:value-type="float">
            <text:p>0.588299321816789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HCOV-19_CANADA_20200308_EPI_ISL_418331</text:p>
          </table:table-cell>
          <table:table-cell table:formula="of:=RAND()" office:value-type="float" office:value="0.561459428999627" calcext:value-type="float">
            <text:p>0.561459428999627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HCOV-19_CANADA_20200305_EPI_ISL_418330</text:p>
          </table:table-cell>
          <table:table-cell table:formula="of:=RAND()" office:value-type="float" office:value="0.35344734347112" calcext:value-type="float">
            <text:p>0.35344734347112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HCOV-19_CANADA_20200311_EPI_ISL_418332</text:p>
          </table:table-cell>
          <table:table-cell table:formula="of:=RAND()" office:value-type="float" office:value="0.690242805027806" calcext:value-type="float">
            <text:p>0.690242805027806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HCOV-19_USA_20200313_EPI_ISL_418782</text:p>
          </table:table-cell>
          <table:table-cell table:formula="of:=RAND()" office:value-type="float" office:value="0.114373524340323" calcext:value-type="float">
            <text:p>0.114373524340323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HCOV-19_USA_20200313_EPI_ISL_418774</text:p>
          </table:table-cell>
          <table:table-cell table:formula="of:=RAND()" office:value-type="float" office:value="0.243450028836736" calcext:value-type="float">
            <text:p>0.243450028836736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HCOV-19_USA_20200305_EPI_ISL_413928</text:p>
          </table:table-cell>
          <table:table-cell table:formula="of:=RAND()" office:value-type="float" office:value="0.668553198237294" calcext:value-type="float">
            <text:p>0.66855319823729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HCOV-19_USA_20200313_EPI_ISL_418773</text:p>
          </table:table-cell>
          <table:table-cell table:formula="of:=RAND()" office:value-type="float" office:value="0.291497191583735" calcext:value-type="float">
            <text:p>0.291497191583735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 office:value-type="string" calcext:value-type="string">
            <text:p>HCOV-19_USA_20200313_EPI_ISL_416727</text:p>
          </table:table-cell>
          <table:table-cell table:formula="of:=RAND()" office:value-type="float" office:value="0.442578094340699" calcext:value-type="float">
            <text:p>0.442578094340699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1_EPI_ISL_417140</text:p>
          </table:table-cell>
          <table:table-cell table:formula="of:=RAND()" office:value-type="float" office:value="0.748392396744033" calcext:value-type="float">
            <text:p>0.748392396744033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1_EPI_ISL_413458</text:p>
          </table:table-cell>
          <table:table-cell table:formula="of:=RAND()" office:value-type="float" office:value="0.237223792386837" calcext:value-type="float">
            <text:p>0.237223792386837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228_EPI_ISL_417156</text:p>
          </table:table-cell>
          <table:table-cell table:formula="of:=RAND()" office:value-type="float" office:value="0.0776590689092542" calcext:value-type="float">
            <text:p>0.077659068909254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229_EPI_ISL_417151</text:p>
          </table:table-cell>
          <table:table-cell table:formula="of:=RAND()" office:value-type="float" office:value="0.94193064807044" calcext:value-type="float">
            <text:p>0.94193064807044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3_EPI_ISL_417367</text:p>
          </table:table-cell>
          <table:table-cell table:formula="of:=RAND()" office:value-type="float" office:value="0.805588954132309" calcext:value-type="float">
            <text:p>0.805588954132309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21_EPI_ISL_418903</text:p>
          </table:table-cell>
          <table:table-cell table:formula="of:=RAND()" office:value-type="float" office:value="0.699205455668166" calcext:value-type="float">
            <text:p>0.699205455668166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5_EPI_ISL_417126</text:p>
          </table:table-cell>
          <table:table-cell table:formula="of:=RAND()" office:value-type="float" office:value="0.917362612886318" calcext:value-type="float">
            <text:p>0.917362612886318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228_EPI_ISL_417150</text:p>
          </table:table-cell>
          <table:table-cell table:formula="of:=RAND()" office:value-type="float" office:value="0.243228786594232" calcext:value-type="float">
            <text:p>0.243228786594232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228_EPI_ISL_417149</text:p>
          </table:table-cell>
          <table:table-cell table:formula="of:=RAND()" office:value-type="float" office:value="0.470574042871639" calcext:value-type="float">
            <text:p>0.470574042871639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228_EPI_ISL_417148</text:p>
          </table:table-cell>
          <table:table-cell table:formula="of:=RAND()" office:value-type="float" office:value="0.372311793836611" calcext:value-type="float">
            <text:p>0.372311793836611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6_EPI_ISL_414592</text:p>
          </table:table-cell>
          <table:table-cell table:formula="of:=RAND()" office:value-type="float" office:value="0.395637426449304" calcext:value-type="float">
            <text:p>0.395637426449304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3_EPI_ISL_417964</text:p>
          </table:table-cell>
          <table:table-cell table:formula="of:=RAND()" office:value-type="float" office:value="0.421158934516602" calcext:value-type="float">
            <text:p>0.421158934516602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6_EPI_ISL_418047</text:p>
          </table:table-cell>
          <table:table-cell table:formula="of:=RAND()" office:value-type="float" office:value="0.798365541711483" calcext:value-type="float">
            <text:p>0.798365541711483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21_EPI_ISL_418892</text:p>
          </table:table-cell>
          <table:table-cell table:formula="of:=RAND()" office:value-type="float" office:value="0.882014394765835" calcext:value-type="float">
            <text:p>0.882014394765835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5_EPI_ISL_417123</text:p>
          </table:table-cell>
          <table:table-cell table:formula="of:=RAND()" office:value-type="float" office:value="0.829076938262971" calcext:value-type="float">
            <text:p>0.829076938262971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0_EPI_ISL_415594</text:p>
          </table:table-cell>
          <table:table-cell table:formula="of:=RAND()" office:value-type="float" office:value="0.717074949332026" calcext:value-type="float">
            <text:p>0.717074949332026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0_EPI_ISL_416436</text:p>
          </table:table-cell>
          <table:table-cell table:formula="of:=RAND()" office:value-type="float" office:value="0.27746646256289" calcext:value-type="float">
            <text:p>0.27746646256289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AUSTRALIA_20200315_EPI_ISL_416514</text:p>
          </table:table-cell>
          <table:table-cell table:formula="of:=RAND()" office:value-type="float" office:value="0.0256228610265345" calcext:value-type="float">
            <text:p>0.025622861026535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3_EPI_ISL_413563</text:p>
          </table:table-cell>
          <table:table-cell table:formula="of:=RAND()" office:value-type="float" office:value="0.511499588471712" calcext:value-type="float">
            <text:p>0.511499588471712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3_EPI_ISL_417115</text:p>
          </table:table-cell>
          <table:table-cell table:formula="of:=RAND()" office:value-type="float" office:value="0.333932055262063" calcext:value-type="float">
            <text:p>0.333932055262063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5_EPI_ISL_417133</text:p>
          </table:table-cell>
          <table:table-cell table:formula="of:=RAND()" office:value-type="float" office:value="0.244713264287735" calcext:value-type="float">
            <text:p>0.244713264287735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2_EPI_ISL_416662</text:p>
          </table:table-cell>
          <table:table-cell table:formula="of:=RAND()" office:value-type="float" office:value="0.386273349523956" calcext:value-type="float">
            <text:p>0.386273349523956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1_EPI_ISL_416659</text:p>
          </table:table-cell>
          <table:table-cell table:formula="of:=RAND()" office:value-type="float" office:value="0.636319067790688" calcext:value-type="float">
            <text:p>0.636319067790688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CANADA_20200311_EPI_ISL_418841</text:p>
          </table:table-cell>
          <table:table-cell table:formula="of:=RAND()" office:value-type="float" office:value="0.587901766433298" calcext:value-type="float">
            <text:p>0.587901766433298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229_EPI_ISL_417143</text:p>
          </table:table-cell>
          <table:table-cell table:formula="of:=RAND()" office:value-type="float" office:value="0.0295828842086348" calcext:value-type="float">
            <text:p>0.029582884208635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229_EPI_ISL_417142</text:p>
          </table:table-cell>
          <table:table-cell table:formula="of:=RAND()" office:value-type="float" office:value="0.123009915140699" calcext:value-type="float">
            <text:p>0.123009915140699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1_EPI_ISL_416652</text:p>
          </table:table-cell>
          <table:table-cell table:formula="of:=RAND()" office:value-type="float" office:value="0.38074023587638" calcext:value-type="float">
            <text:p>0.38074023587638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8_EPI_ISL_415615</text:p>
          </table:table-cell>
          <table:table-cell table:formula="of:=RAND()" office:value-type="float" office:value="0.5410031529654" calcext:value-type="float">
            <text:p>0.5410031529654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3_EPI_ISL_417368</text:p>
          </table:table-cell>
          <table:table-cell table:formula="of:=RAND()" office:value-type="float" office:value="0.455050069732302" calcext:value-type="float">
            <text:p>0.455050069732302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2_EPI_ISL_416664</text:p>
          </table:table-cell>
          <table:table-cell table:formula="of:=RAND()" office:value-type="float" office:value="0.849216636429561" calcext:value-type="float">
            <text:p>0.849216636429561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9_EPI_ISL_415621</text:p>
          </table:table-cell>
          <table:table-cell table:formula="of:=RAND()" office:value-type="float" office:value="0.459266890569043" calcext:value-type="float">
            <text:p>0.459266890569043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228_EPI_ISL_417147</text:p>
          </table:table-cell>
          <table:table-cell table:formula="of:=RAND()" office:value-type="float" office:value="0.752639766372758" calcext:value-type="float">
            <text:p>0.752639766372758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0_EPI_ISL_416442</text:p>
          </table:table-cell>
          <table:table-cell table:formula="of:=RAND()" office:value-type="float" office:value="0.212002582091558" calcext:value-type="float">
            <text:p>0.212002582091558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5_EPI_ISL_416715</text:p>
          </table:table-cell>
          <table:table-cell table:formula="of:=RAND()" office:value-type="float" office:value="0.461313138400546" calcext:value-type="float">
            <text:p>0.461313138400546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2_EPI_ISL_417087</text:p>
          </table:table-cell>
          <table:table-cell table:formula="of:=RAND()" office:value-type="float" office:value="0.368467417824492" calcext:value-type="float">
            <text:p>0.368467417824492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5_EPI_ISL_417103</text:p>
          </table:table-cell>
          <table:table-cell table:formula="of:=RAND()" office:value-type="float" office:value="0.744965133281127" calcext:value-type="float">
            <text:p>0.744965133281127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5_EPI_ISL_417107</text:p>
          </table:table-cell>
          <table:table-cell table:formula="of:=RAND()" office:value-type="float" office:value="0.531852365219936" calcext:value-type="float">
            <text:p>0.531852365219936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227_EPI_ISL_417096</text:p>
          </table:table-cell>
          <table:table-cell table:formula="of:=RAND()" office:value-type="float" office:value="0.723268811048533" calcext:value-type="float">
            <text:p>0.723268811048533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1_EPI_ISL_416654</text:p>
          </table:table-cell>
          <table:table-cell table:formula="of:=RAND()" office:value-type="float" office:value="0.926775344113018" calcext:value-type="float">
            <text:p>0.926775344113018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228_EPI_ISL_417093</text:p>
          </table:table-cell>
          <table:table-cell table:formula="of:=RAND()" office:value-type="float" office:value="0.417594229880135" calcext:value-type="float">
            <text:p>0.417594229880135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CANADA_20200312_EPI_ISL_418847</text:p>
          </table:table-cell>
          <table:table-cell table:formula="of:=RAND()" office:value-type="float" office:value="0.0519071177851573" calcext:value-type="float">
            <text:p>0.051907117785157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3_EPI_ISL_416703</text:p>
          </table:table-cell>
          <table:table-cell table:formula="of:=RAND()" office:value-type="float" office:value="0.622967338721511" calcext:value-type="float">
            <text:p>0.622967338721511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3_EPI_ISL_417071</text:p>
          </table:table-cell>
          <table:table-cell table:formula="of:=RAND()" office:value-type="float" office:value="0.182807815658982" calcext:value-type="float">
            <text:p>0.182807815658982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3_EPI_ISL_416700</text:p>
          </table:table-cell>
          <table:table-cell table:formula="of:=RAND()" office:value-type="float" office:value="0.337386385719459" calcext:value-type="float">
            <text:p>0.337386385719459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3_EPI_ISL_417066</text:p>
          </table:table-cell>
          <table:table-cell table:formula="of:=RAND()" office:value-type="float" office:value="0.167404049892451" calcext:value-type="float">
            <text:p>0.167404049892451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229_EPI_ISL_417172</text:p>
          </table:table-cell>
          <table:table-cell table:formula="of:=RAND()" office:value-type="float" office:value="0.213922357010852" calcext:value-type="float">
            <text:p>0.213922357010852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9_EPI_ISL_415619</text:p>
          </table:table-cell>
          <table:table-cell table:formula="of:=RAND()" office:value-type="float" office:value="0.400402341559136" calcext:value-type="float">
            <text:p>0.400402341559136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4_EPI_ISL_417102</text:p>
          </table:table-cell>
          <table:table-cell table:formula="of:=RAND()" office:value-type="float" office:value="0.574158180618495" calcext:value-type="float">
            <text:p>0.574158180618495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3_EPI_ISL_417110</text:p>
          </table:table-cell>
          <table:table-cell table:formula="of:=RAND()" office:value-type="float" office:value="0.882956865935503" calcext:value-type="float">
            <text:p>0.882956865935503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1_EPI_ISL_417086</text:p>
          </table:table-cell>
          <table:table-cell table:formula="of:=RAND()" office:value-type="float" office:value="0.324386219579762" calcext:value-type="float">
            <text:p>0.324386219579762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0_EPI_ISL_415603</text:p>
          </table:table-cell>
          <table:table-cell table:formula="of:=RAND()" office:value-type="float" office:value="0.574796663370741" calcext:value-type="float">
            <text:p>0.574796663370741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6_EPI_ISL_418046</text:p>
          </table:table-cell>
          <table:table-cell table:formula="of:=RAND()" office:value-type="float" office:value="0.919086201286288" calcext:value-type="float">
            <text:p>0.919086201286288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5_EPI_ISL_417124</text:p>
          </table:table-cell>
          <table:table-cell table:formula="of:=RAND()" office:value-type="float" office:value="0.283076834397008" calcext:value-type="float">
            <text:p>0.283076834397008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05_EPI_ISL_414595</text:p>
          </table:table-cell>
          <table:table-cell table:formula="of:=RAND()" office:value-type="float" office:value="0.927203933178095" calcext:value-type="float">
            <text:p>0.927203933178095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4_EPI_ISL_417448</text:p>
          </table:table-cell>
          <table:table-cell table:formula="of:=RAND()" office:value-type="float" office:value="0.668317292740511" calcext:value-type="float">
            <text:p>0.668317292740511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0_EPI_ISL_416439</text:p>
          </table:table-cell>
          <table:table-cell table:formula="of:=RAND()" office:value-type="float" office:value="0.729532481974012" calcext:value-type="float">
            <text:p>0.729532481974012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229_EPI_ISL_413457</text:p>
          </table:table-cell>
          <table:table-cell table:formula="of:=RAND()" office:value-type="float" office:value="0.541282261782552" calcext:value-type="float">
            <text:p>0.541282261782552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12_EPI_ISL_416637</text:p>
          </table:table-cell>
          <table:table-cell table:formula="of:=RAND()" office:value-type="float" office:value="0.902860038093019" calcext:value-type="float">
            <text:p>0.902860038093019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HCOV-19_USA_20200323_EPI_ISL_418187</text:p>
          </table:table-cell>
          <table:table-cell table:formula="of:=RAND()" office:value-type="float" office:value="0.646009203387625" calcext:value-type="float">
            <text:p>0.646009203387625</text:p>
          </table:table-cell>
          <table:table-cell office:value-type="string" calcext:value-type="string">
            <text:p>Netherla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2:27:00.953386929</meta:creation-date>
    <dc:date>2020-04-11T22:30:17.231298607</dc:date>
    <meta:editing-duration>PT3M17S</meta:editing-duration>
    <meta:editing-cycles>1</meta:editing-cycles>
    <meta:document-statistic meta:table-count="1" meta:cell-count="4818" meta:object-count="0"/>
    <meta:generator>LibreOffice/6.0.7.3$Linux_X86_64 LibreOffice_project/00m0$Build-3</meta:generator>
  </office:meta>
</office:document-meta>
</file>